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45" style:family="paragraph" style:parent-style-name="Preformatted_20_Text">
      <style:text-properties fo:color="#000000" officeooo:rsid="001447a3" officeooo:paragraph-rsid="00155c34"/>
    </style:style>
    <style:style style:name="P46" style:family="paragraph" style:parent-style-name="Preformatted_20_Text">
      <style:text-properties fo:color="#000000" officeooo:rsid="001447a3" officeooo:paragraph-rsid="02913a47"/>
    </style:style>
    <style:style style:name="P47" style:family="paragraph" style:parent-style-name="Preformatted_20_Text">
      <style:text-properties fo:color="#000000" officeooo:rsid="001447a3" officeooo:paragraph-rsid="00278f20"/>
    </style:style>
    <style:style style:name="P48" style:family="paragraph" style:parent-style-name="Preformatted_20_Text">
      <style:text-properties fo:color="#000000" officeooo:rsid="001447a3" officeooo:paragraph-rsid="00423e0f"/>
    </style:style>
    <style:style style:name="P49" style:family="paragraph" style:parent-style-name="Preformatted_20_Text">
      <style:text-properties fo:color="#000000" officeooo:rsid="001447a3" officeooo:paragraph-rsid="00549b3a"/>
    </style:style>
    <style:style style:name="P50" style:family="paragraph" style:parent-style-name="Preformatted_20_Text">
      <style:text-properties fo:color="#000000" officeooo:rsid="001447a3" officeooo:paragraph-rsid="00566f22"/>
    </style:style>
    <style:style style:name="P51" style:family="paragraph" style:parent-style-name="Preformatted_20_Text">
      <style:text-properties fo:color="#000000" officeooo:rsid="001447a3" officeooo:paragraph-rsid="0058842e"/>
    </style:style>
    <style:style style:name="P52" style:family="paragraph" style:parent-style-name="Preformatted_20_Text">
      <style:text-properties fo:color="#000000" officeooo:rsid="001447a3" officeooo:paragraph-rsid="0384ddfa"/>
    </style:style>
    <style:style style:name="P53" style:family="paragraph" style:parent-style-name="Preformatted_20_Text">
      <style:text-properties fo:color="#000000" officeooo:rsid="001447a3" officeooo:paragraph-rsid="04112b7f"/>
    </style:style>
    <style:style style:name="P54" style:family="paragraph" style:parent-style-name="Preformatted_20_Text">
      <style:text-properties fo:color="#000000" officeooo:rsid="001447a3" officeooo:paragraph-rsid="0431f08f"/>
    </style:style>
    <style:style style:name="P55" style:family="paragraph" style:parent-style-name="Preformatted_20_Text">
      <style:text-properties fo:color="#000000" officeooo:rsid="001447a3" officeooo:paragraph-rsid="04417aae"/>
    </style:style>
    <style:style style:name="P56" style:family="paragraph" style:parent-style-name="Preformatted_20_Text">
      <style:text-properties fo:color="#000000" officeooo:rsid="001447a3" officeooo:paragraph-rsid="044e2c6a"/>
    </style:style>
    <style:style style:name="P57" style:family="paragraph" style:parent-style-name="Preformatted_20_Text">
      <style:text-properties fo:color="#000000" officeooo:rsid="001447a3" officeooo:paragraph-rsid="045033e8"/>
    </style:style>
    <style:style style:name="P58" style:family="paragraph" style:parent-style-name="Preformatted_20_Text">
      <style:text-properties fo:color="#000000" officeooo:rsid="001447a3" officeooo:paragraph-rsid="0450e66a"/>
    </style:style>
    <style:style style:name="P59" style:family="paragraph" style:parent-style-name="Preformatted_20_Text">
      <style:text-properties fo:color="#000000" officeooo:rsid="001447a3" officeooo:paragraph-rsid="0451c08c"/>
    </style:style>
    <style:style style:name="P60" style:family="paragraph" style:parent-style-name="Preformatted_20_Text">
      <style:text-properties fo:color="#000000" officeooo:rsid="001447a3" officeooo:paragraph-rsid="0452db78"/>
    </style:style>
    <style:style style:name="P61" style:family="paragraph" style:parent-style-name="Preformatted_20_Text">
      <style:text-properties fo:color="#000000" officeooo:rsid="001447a3" officeooo:paragraph-rsid="04571581"/>
    </style:style>
    <style:style style:name="P62" style:family="paragraph" style:parent-style-name="Preformatted_20_Text">
      <style:text-properties fo:color="#000000" officeooo:rsid="001447a3" officeooo:paragraph-rsid="0457adb4"/>
    </style:style>
    <style:style style:name="P63" style:family="paragraph" style:parent-style-name="Preformatted_20_Text">
      <style:text-properties fo:color="#000000" officeooo:rsid="001447a3" officeooo:paragraph-rsid="0459192d"/>
    </style:style>
    <style:style style:name="P64" style:family="paragraph" style:parent-style-name="Preformatted_20_Text">
      <style:text-properties fo:color="#000000" officeooo:rsid="001447a3" officeooo:paragraph-rsid="045b5149"/>
    </style:style>
    <style:style style:name="P65" style:family="paragraph" style:parent-style-name="Preformatted_20_Text">
      <style:text-properties fo:color="#000000" officeooo:rsid="001447a3" officeooo:paragraph-rsid="045b90fa"/>
    </style:style>
    <style:style style:name="P66" style:family="paragraph" style:parent-style-name="Preformatted_20_Text">
      <style:text-properties fo:color="#000000" officeooo:rsid="001447a3" officeooo:paragraph-rsid="045efdbc"/>
    </style:style>
    <style:style style:name="P67" style:family="paragraph" style:parent-style-name="Preformatted_20_Text">
      <style:text-properties fo:color="#000000" officeooo:rsid="001447a3" officeooo:paragraph-rsid="0461a0c2"/>
    </style:style>
    <style:style style:name="P68" style:family="paragraph" style:parent-style-name="Preformatted_20_Text">
      <style:text-properties fo:color="#000000" officeooo:rsid="001447a3" officeooo:paragraph-rsid="0464d29c"/>
    </style:style>
    <style:style style:name="P69" style:family="paragraph" style:parent-style-name="Preformatted_20_Text">
      <style:text-properties fo:color="#000000" officeooo:rsid="001447a3" officeooo:paragraph-rsid="04690169"/>
    </style:style>
    <style:style style:name="P70" style:family="paragraph" style:parent-style-name="Preformatted_20_Text">
      <style:text-properties fo:color="#000000" officeooo:rsid="001447a3" officeooo:paragraph-rsid="046b9128"/>
    </style:style>
    <style:style style:name="P71" style:family="paragraph" style:parent-style-name="Preformatted_20_Text">
      <style:text-properties fo:color="#000000" officeooo:rsid="001447a3" officeooo:paragraph-rsid="046d7e46"/>
    </style:style>
    <style:style style:name="P72" style:family="paragraph" style:parent-style-name="Preformatted_20_Text">
      <style:text-properties fo:color="#000000" officeooo:rsid="001447a3" officeooo:paragraph-rsid="04714791"/>
    </style:style>
    <style:style style:name="P73" style:family="paragraph" style:parent-style-name="Preformatted_20_Text">
      <style:text-properties fo:color="#000000" officeooo:rsid="001447a3" officeooo:paragraph-rsid="0472978d"/>
    </style:style>
    <style:style style:name="P74" style:family="paragraph" style:parent-style-name="Preformatted_20_Text">
      <style:text-properties fo:color="#000000" officeooo:rsid="001447a3" officeooo:paragraph-rsid="0473bcba"/>
    </style:style>
    <style:style style:name="P75" style:family="paragraph" style:parent-style-name="Preformatted_20_Text">
      <style:text-properties fo:color="#000000" officeooo:rsid="001447a3" officeooo:paragraph-rsid="0476fdd0"/>
    </style:style>
    <style:style style:name="P76" style:family="paragraph" style:parent-style-name="Preformatted_20_Text">
      <style:text-properties fo:color="#000000" officeooo:rsid="001447a3" officeooo:paragraph-rsid="047ba0e2"/>
    </style:style>
    <style:style style:name="P77" style:family="paragraph" style:parent-style-name="Preformatted_20_Text">
      <style:text-properties fo:color="#000000" officeooo:rsid="001447a3" officeooo:paragraph-rsid="047bcf26"/>
    </style:style>
    <style:style style:name="P78" style:family="paragraph" style:parent-style-name="Preformatted_20_Text">
      <style:text-properties fo:color="#000000" officeooo:rsid="001447a3" officeooo:paragraph-rsid="047c5516"/>
    </style:style>
    <style:style style:name="P79" style:family="paragraph" style:parent-style-name="Preformatted_20_Text">
      <style:text-properties fo:color="#000000" officeooo:rsid="001447a3" officeooo:paragraph-rsid="047da2c6"/>
    </style:style>
    <style:style style:name="P80" style:family="paragraph" style:parent-style-name="Preformatted_20_Text">
      <style:text-properties fo:color="#000000" officeooo:rsid="001447a3" officeooo:paragraph-rsid="047ea4a4"/>
    </style:style>
    <style:style style:name="P81" style:family="paragraph" style:parent-style-name="Preformatted_20_Text">
      <style:text-properties fo:color="#000000" officeooo:rsid="001447a3" officeooo:paragraph-rsid="048afee2"/>
    </style:style>
    <style:style style:name="P82" style:family="paragraph" style:parent-style-name="Preformatted_20_Text">
      <style:text-properties fo:color="#000000" officeooo:rsid="001447a3" officeooo:paragraph-rsid="048cdd73"/>
    </style:style>
    <style:style style:name="P83" style:family="paragraph" style:parent-style-name="Preformatted_20_Text">
      <style:text-properties fo:color="#000000" officeooo:rsid="001447a3" officeooo:paragraph-rsid="048e59c2"/>
    </style:style>
    <style:style style:name="P84" style:family="paragraph" style:parent-style-name="Preformatted_20_Text">
      <style:text-properties fo:color="#000000" officeooo:rsid="001447a3" officeooo:paragraph-rsid="049615b7"/>
    </style:style>
    <style:style style:name="P85" style:family="paragraph" style:parent-style-name="Preformatted_20_Text">
      <style:text-properties fo:color="#000000" officeooo:rsid="001447a3" officeooo:paragraph-rsid="04983535"/>
    </style:style>
    <style:style style:name="P86" style:family="paragraph" style:parent-style-name="Preformatted_20_Text">
      <style:text-properties fo:color="#000000" officeooo:rsid="001447a3" officeooo:paragraph-rsid="0499f2b2"/>
    </style:style>
    <style:style style:name="P87" style:family="paragraph" style:parent-style-name="Preformatted_20_Text">
      <style:text-properties fo:color="#000000" officeooo:rsid="001447a3" officeooo:paragraph-rsid="049e8b46"/>
    </style:style>
    <style:style style:name="P88" style:family="paragraph" style:parent-style-name="Preformatted_20_Text">
      <style:text-properties fo:color="#000000" officeooo:rsid="001447a3" officeooo:paragraph-rsid="049fccf1"/>
    </style:style>
    <style:style style:name="P89" style:family="paragraph" style:parent-style-name="Preformatted_20_Text">
      <style:text-properties fo:color="#000000" officeooo:rsid="001447a3" officeooo:paragraph-rsid="04a2030e"/>
    </style:style>
    <style:style style:name="P90" style:family="paragraph" style:parent-style-name="Preformatted_20_Text">
      <style:text-properties fo:color="#000000" officeooo:rsid="001447a3" officeooo:paragraph-rsid="04a53439"/>
    </style:style>
    <style:style style:name="P91" style:family="paragraph" style:parent-style-name="Preformatted_20_Text">
      <style:text-properties fo:color="#000000" officeooo:rsid="001447a3" officeooo:paragraph-rsid="04a5d9f9"/>
    </style:style>
    <style:style style:name="P92" style:family="paragraph" style:parent-style-name="Preformatted_20_Text">
      <style:text-properties fo:color="#000000" officeooo:rsid="001447a3" officeooo:paragraph-rsid="04a7d20e"/>
    </style:style>
    <style:style style:name="P93" style:family="paragraph" style:parent-style-name="Preformatted_20_Text">
      <style:text-properties fo:color="#000000" officeooo:rsid="001447a3" officeooo:paragraph-rsid="04a97de9"/>
    </style:style>
    <style:style style:name="P94" style:family="paragraph" style:parent-style-name="Preformatted_20_Text">
      <style:text-properties fo:color="#000000" officeooo:rsid="001447a3" officeooo:paragraph-rsid="04ac54df"/>
    </style:style>
    <style:style style:name="P95" style:family="paragraph" style:parent-style-name="Preformatted_20_Text">
      <style:text-properties fo:color="#000000" officeooo:rsid="001447a3" officeooo:paragraph-rsid="04ad297d"/>
    </style:style>
    <style:style style:name="P96" style:family="paragraph" style:parent-style-name="Preformatted_20_Text">
      <style:text-properties fo:color="#000000" officeooo:rsid="001447a3" officeooo:paragraph-rsid="04b0c809"/>
    </style:style>
    <style:style style:name="P97" style:family="paragraph" style:parent-style-name="Preformatted_20_Text">
      <style:text-properties fo:color="#000000" officeooo:rsid="001447a3" officeooo:paragraph-rsid="04b1232b"/>
    </style:style>
    <style:style style:name="P98" style:family="paragraph" style:parent-style-name="Preformatted_20_Text">
      <style:text-properties fo:color="#000000" officeooo:rsid="001447a3" officeooo:paragraph-rsid="04b28a32"/>
    </style:style>
    <style:style style:name="P99" style:family="paragraph" style:parent-style-name="Preformatted_20_Text">
      <style:text-properties fo:color="#000000" officeooo:rsid="001447a3" officeooo:paragraph-rsid="04b3d464"/>
    </style:style>
    <style:style style:name="P100" style:family="paragraph" style:parent-style-name="Preformatted_20_Text">
      <style:text-properties fo:color="#000000" officeooo:rsid="001447a3" officeooo:paragraph-rsid="04b6edd3"/>
    </style:style>
    <style:style style:name="P101" style:family="paragraph" style:parent-style-name="Preformatted_20_Text">
      <style:text-properties fo:color="#000000" officeooo:rsid="001447a3" officeooo:paragraph-rsid="04bb8ae3"/>
    </style:style>
    <style:style style:name="P102" style:family="paragraph" style:parent-style-name="Preformatted_20_Text">
      <style:text-properties fo:color="#000000" officeooo:rsid="001447a3" officeooo:paragraph-rsid="04bc8387"/>
    </style:style>
    <style:style style:name="P103" style:family="paragraph" style:parent-style-name="Preformatted_20_Text">
      <style:text-properties fo:color="#000000" officeooo:rsid="001447a3" officeooo:paragraph-rsid="04becf46"/>
    </style:style>
    <style:style style:name="P104" style:family="paragraph" style:parent-style-name="Preformatted_20_Text">
      <style:text-properties fo:color="#000000" officeooo:rsid="001447a3" officeooo:paragraph-rsid="04c35ec5"/>
    </style:style>
    <style:style style:name="P105" style:family="paragraph" style:parent-style-name="Preformatted_20_Text">
      <style:text-properties fo:color="#000000" officeooo:rsid="001447a3" officeooo:paragraph-rsid="04c3df6b"/>
    </style:style>
    <style:style style:name="P106" style:family="paragraph" style:parent-style-name="Preformatted_20_Text">
      <style:text-properties fo:color="#000000" officeooo:rsid="001447a3" officeooo:paragraph-rsid="04c5eac0"/>
    </style:style>
    <style:style style:name="P107" style:family="paragraph" style:parent-style-name="Preformatted_20_Text">
      <style:text-properties fo:color="#000000" officeooo:rsid="001447a3" officeooo:paragraph-rsid="04c86203"/>
    </style:style>
    <style:style style:name="P108" style:family="paragraph" style:parent-style-name="Preformatted_20_Text">
      <style:text-properties fo:color="#000000" officeooo:rsid="001447a3" officeooo:paragraph-rsid="04ca947b"/>
    </style:style>
    <style:style style:name="P109" style:family="paragraph" style:parent-style-name="Preformatted_20_Text">
      <style:text-properties fo:color="#000000" officeooo:rsid="001447a3" officeooo:paragraph-rsid="04cb2576"/>
    </style:style>
    <style:style style:name="P110" style:family="paragraph" style:parent-style-name="Preformatted_20_Text">
      <style:text-properties fo:color="#000000" officeooo:rsid="001447a3" officeooo:paragraph-rsid="04cdd214"/>
    </style:style>
    <style:style style:name="P111" style:family="paragraph" style:parent-style-name="Preformatted_20_Text">
      <style:text-properties fo:color="#000000" officeooo:rsid="001447a3" officeooo:paragraph-rsid="04cf9653"/>
    </style:style>
    <style:style style:name="P112" style:family="paragraph" style:parent-style-name="Preformatted_20_Text">
      <style:text-properties fo:color="#000000" officeooo:rsid="001447a3" officeooo:paragraph-rsid="04d73359"/>
    </style:style>
    <style:style style:name="P113" style:family="paragraph" style:parent-style-name="Preformatted_20_Text">
      <style:text-properties fo:color="#000000" officeooo:rsid="001447a3" officeooo:paragraph-rsid="04da99cd"/>
    </style:style>
    <style:style style:name="P114" style:family="paragraph" style:parent-style-name="Preformatted_20_Text">
      <style:text-properties fo:color="#000000" officeooo:rsid="001447a3" officeooo:paragraph-rsid="04dc76fe"/>
    </style:style>
    <style:style style:name="P115" style:family="paragraph" style:parent-style-name="Preformatted_20_Text">
      <style:text-properties fo:color="#000000" officeooo:rsid="001447a3" officeooo:paragraph-rsid="04ddb49b"/>
    </style:style>
    <style:style style:name="P116" style:family="paragraph" style:parent-style-name="Preformatted_20_Text">
      <style:text-properties fo:color="#000000" officeooo:rsid="001447a3" officeooo:paragraph-rsid="04f5af09"/>
    </style:style>
    <style:style style:name="P117" style:family="paragraph" style:parent-style-name="Preformatted_20_Text">
      <style:text-properties fo:color="#000000" officeooo:rsid="001447a3" officeooo:paragraph-rsid="04f7902e"/>
    </style:style>
    <style:style style:name="P118" style:family="paragraph" style:parent-style-name="Preformatted_20_Text">
      <style:text-properties fo:color="#000000" officeooo:rsid="001447a3" officeooo:paragraph-rsid="0500aa0b"/>
    </style:style>
    <style:style style:name="P119" style:family="paragraph" style:parent-style-name="Preformatted_20_Text">
      <style:text-properties fo:color="#000000" officeooo:rsid="001447a3" officeooo:paragraph-rsid="05022e44"/>
    </style:style>
    <style:style style:name="P120" style:family="paragraph" style:parent-style-name="Preformatted_20_Text">
      <style:text-properties fo:color="#000000" officeooo:rsid="001447a3" officeooo:paragraph-rsid="05063b7f"/>
    </style:style>
    <style:style style:name="P121" style:family="paragraph" style:parent-style-name="Preformatted_20_Text">
      <style:text-properties fo:color="#000000" officeooo:rsid="001447a3" officeooo:paragraph-rsid="05089e9f"/>
    </style:style>
    <style:style style:name="P122" style:family="paragraph" style:parent-style-name="Preformatted_20_Text">
      <style:text-properties fo:color="#000000" officeooo:rsid="001447a3" officeooo:paragraph-rsid="050b7e7b"/>
    </style:style>
    <style:style style:name="P123" style:family="paragraph" style:parent-style-name="Preformatted_20_Text">
      <style:text-properties fo:color="#000000" officeooo:rsid="001447a3" officeooo:paragraph-rsid="050d944f"/>
    </style:style>
    <style:style style:name="P124" style:family="paragraph" style:parent-style-name="Preformatted_20_Text">
      <style:text-properties fo:color="#000000" officeooo:rsid="001447a3" officeooo:paragraph-rsid="0521cb55"/>
    </style:style>
    <style:style style:name="P125" style:family="paragraph" style:parent-style-name="Preformatted_20_Text">
      <style:text-properties fo:color="#000000" officeooo:rsid="001447a3" officeooo:paragraph-rsid="04e2ba70"/>
    </style:style>
    <style:style style:name="P126" style:family="paragraph" style:parent-style-name="Preformatted_20_Text">
      <style:text-properties fo:color="#000000" officeooo:rsid="042ae460" officeooo:paragraph-rsid="042dd7e9"/>
    </style:style>
    <style:style style:name="P127" style:family="paragraph" style:parent-style-name="Preformatted_20_Text">
      <style:text-properties fo:color="#000000" officeooo:rsid="042ae460" officeooo:paragraph-rsid="04b3d464"/>
    </style:style>
    <style:style style:name="P128" style:family="paragraph" style:parent-style-name="Preformatted_20_Text">
      <style:text-properties fo:color="#000000" officeooo:rsid="042ae460" officeooo:paragraph-rsid="04e2ba70"/>
    </style:style>
    <style:style style:name="P12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3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31" style:family="paragraph" style:parent-style-name="Preformatted_20_Text">
      <style:text-properties fo:color="#000000" style:text-underline-style="none" officeooo:rsid="0140777e" officeooo:paragraph-rsid="05114952"/>
    </style:style>
    <style:style style:name="P132" style:family="paragraph" style:parent-style-name="Preformatted_20_Text">
      <style:text-properties fo:color="#000000" style:text-underline-style="none" officeooo:rsid="0140777e" officeooo:paragraph-rsid="05194ec7"/>
    </style:style>
    <style:style style:name="P133" style:family="paragraph" style:parent-style-name="Preformatted_20_Text">
      <style:text-properties fo:color="#000000" style:text-underline-style="none" officeooo:rsid="001447a3" officeooo:paragraph-rsid="05114952"/>
    </style:style>
    <style:style style:name="P134" style:family="paragraph" style:parent-style-name="Preformatted_20_Text">
      <style:text-properties fo:color="#000000" style:text-underline-style="none" officeooo:rsid="001447a3" officeooo:paragraph-rsid="05176f30"/>
    </style:style>
    <style:style style:name="P135" style:family="paragraph" style:parent-style-name="Preformatted_20_Text">
      <style:text-properties fo:color="#000000" style:text-underline-style="none" officeooo:rsid="001447a3" officeooo:paragraph-rsid="05194ec7"/>
    </style:style>
    <style:style style:name="P136" style:family="paragraph" style:parent-style-name="Preformatted_20_Text">
      <style:text-properties fo:color="#000000" style:text-underline-style="none" officeooo:rsid="001447a3" officeooo:paragraph-rsid="0519bf6b"/>
    </style:style>
    <style:style style:name="P137" style:family="paragraph" style:parent-style-name="Preformatted_20_Text">
      <style:text-properties fo:color="#000000" style:text-underline-style="none" officeooo:rsid="001447a3" officeooo:paragraph-rsid="051cf529"/>
    </style:style>
    <style:style style:name="P138" style:family="paragraph" style:parent-style-name="Preformatted_20_Text">
      <style:text-properties fo:color="#000000" style:text-underline-style="none" officeooo:rsid="001447a3" officeooo:paragraph-rsid="051f0050"/>
    </style:style>
    <style:style style:name="P139" style:family="paragraph" style:parent-style-name="Preformatted_20_Text">
      <style:text-properties fo:color="#000000" style:text-underline-style="none" officeooo:rsid="001447a3" officeooo:paragraph-rsid="049615b7"/>
    </style:style>
    <style:style style:name="P140" style:family="paragraph" style:parent-style-name="Preformatted_20_Text">
      <style:text-properties fo:color="#000000" style:text-underline-style="none" officeooo:rsid="001447a3" officeooo:paragraph-rsid="051dacd7"/>
    </style:style>
    <style:style style:name="P141" style:family="paragraph" style:parent-style-name="Preformatted_20_Text">
      <style:text-properties fo:color="#000000" style:text-underline-style="none" officeooo:rsid="001447a3" officeooo:paragraph-rsid="04a2030e"/>
    </style:style>
    <style:style style:name="P142" style:family="paragraph" style:parent-style-name="Preformatted_20_Text">
      <style:text-properties fo:color="#000000" style:text-underline-style="none" officeooo:rsid="001447a3" officeooo:paragraph-rsid="04ac54df"/>
    </style:style>
    <style:style style:name="P143" style:family="paragraph" style:parent-style-name="Preformatted_20_Text">
      <style:text-properties fo:color="#000000" officeooo:rsid="042212aa" officeooo:paragraph-rsid="0459192d"/>
    </style:style>
    <style:style style:name="P14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45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46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47" style:family="paragraph" style:parent-style-name="Preformatted_20_Text">
      <style:text-properties officeooo:paragraph-rsid="00155c34"/>
    </style:style>
    <style:style style:name="P148" style:family="paragraph" style:parent-style-name="Preformatted_20_Text">
      <style:text-properties officeooo:paragraph-rsid="045033e8"/>
    </style:style>
    <style:style style:name="P149" style:family="paragraph" style:parent-style-name="Preformatted_20_Text">
      <style:text-properties officeooo:paragraph-rsid="0451c08c"/>
    </style:style>
    <style:style style:name="P150" style:family="paragraph" style:parent-style-name="Preformatted_20_Text">
      <style:text-properties officeooo:paragraph-rsid="0459192d"/>
    </style:style>
    <style:style style:name="P151" style:family="paragraph" style:parent-style-name="Preformatted_20_Text">
      <style:text-properties officeooo:paragraph-rsid="045b5149"/>
    </style:style>
    <style:style style:name="P152" style:family="paragraph" style:parent-style-name="Preformatted_20_Text">
      <style:text-properties officeooo:paragraph-rsid="045efdbc"/>
    </style:style>
    <style:style style:name="P153" style:family="paragraph" style:parent-style-name="Preformatted_20_Text">
      <style:text-properties officeooo:paragraph-rsid="04690169"/>
    </style:style>
    <style:style style:name="P154" style:family="paragraph" style:parent-style-name="Preformatted_20_Text">
      <style:text-properties officeooo:paragraph-rsid="0473bcba"/>
    </style:style>
    <style:style style:name="P155" style:family="paragraph" style:parent-style-name="Preformatted_20_Text">
      <style:text-properties officeooo:paragraph-rsid="0476fdd0"/>
    </style:style>
    <style:style style:name="P156" style:family="paragraph" style:parent-style-name="Preformatted_20_Text">
      <style:text-properties officeooo:paragraph-rsid="049615b7"/>
    </style:style>
    <style:style style:name="P157" style:family="paragraph" style:parent-style-name="Preformatted_20_Text">
      <style:text-properties officeooo:paragraph-rsid="0499f2b2"/>
    </style:style>
    <style:style style:name="P158" style:family="paragraph" style:parent-style-name="Preformatted_20_Text">
      <style:text-properties officeooo:paragraph-rsid="04a2030e"/>
    </style:style>
    <style:style style:name="P159" style:family="paragraph" style:parent-style-name="Preformatted_20_Text">
      <style:text-properties officeooo:paragraph-rsid="04a53439"/>
    </style:style>
    <style:style style:name="P160" style:family="paragraph" style:parent-style-name="Preformatted_20_Text">
      <style:text-properties officeooo:paragraph-rsid="04a7d20e"/>
    </style:style>
    <style:style style:name="P161" style:family="paragraph" style:parent-style-name="Preformatted_20_Text">
      <style:text-properties officeooo:paragraph-rsid="04a97de9"/>
    </style:style>
    <style:style style:name="P162" style:family="paragraph" style:parent-style-name="Preformatted_20_Text">
      <style:text-properties officeooo:paragraph-rsid="04ac54df"/>
    </style:style>
    <style:style style:name="P163" style:family="paragraph" style:parent-style-name="Preformatted_20_Text">
      <style:text-properties officeooo:paragraph-rsid="04b3d464"/>
    </style:style>
    <style:style style:name="P164" style:family="paragraph" style:parent-style-name="Preformatted_20_Text">
      <style:text-properties officeooo:paragraph-rsid="04bb8ae3"/>
    </style:style>
    <style:style style:name="P165" style:family="paragraph" style:parent-style-name="Preformatted_20_Text">
      <style:text-properties officeooo:paragraph-rsid="04bc8387"/>
    </style:style>
    <style:style style:name="P166" style:family="paragraph" style:parent-style-name="Preformatted_20_Text">
      <style:text-properties officeooo:paragraph-rsid="04c35ec5"/>
    </style:style>
    <style:style style:name="P167" style:family="paragraph" style:parent-style-name="Preformatted_20_Text">
      <style:text-properties officeooo:paragraph-rsid="04dc76fe"/>
    </style:style>
    <style:style style:name="P168" style:family="paragraph" style:parent-style-name="Preformatted_20_Text">
      <style:text-properties officeooo:paragraph-rsid="04f7902e"/>
    </style:style>
    <style:style style:name="P169" style:family="paragraph" style:parent-style-name="Preformatted_20_Text">
      <style:text-properties officeooo:paragraph-rsid="05063b7f"/>
    </style:style>
    <style:style style:name="P170" style:family="paragraph" style:parent-style-name="Preformatted_20_Text">
      <style:text-properties officeooo:paragraph-rsid="05089e9f"/>
    </style:style>
    <style:style style:name="P171" style:family="paragraph" style:parent-style-name="Preformatted_20_Text">
      <style:text-properties officeooo:paragraph-rsid="050b7e7b"/>
    </style:style>
    <style:style style:name="P172" style:family="paragraph" style:parent-style-name="Preformatted_20_Text">
      <style:text-properties officeooo:paragraph-rsid="0521cb55"/>
    </style:style>
    <style:style style:name="P173" style:family="paragraph" style:parent-style-name="Preformatted_20_Text">
      <style:text-properties officeooo:paragraph-rsid="0537c723"/>
    </style:style>
    <style:style style:name="P174" style:family="paragraph" style:parent-style-name="Standard">
      <style:text-properties fo:color="#000000" officeooo:rsid="001447a3" officeooo:paragraph-rsid="003bbfa4"/>
    </style:style>
    <style:style style:name="P175" style:family="paragraph" style:parent-style-name="Standard">
      <style:text-properties fo:color="#000000" officeooo:rsid="001447a3" officeooo:paragraph-rsid="0384ddfa"/>
    </style:style>
    <style:style style:name="P176" style:family="paragraph" style:parent-style-name="Standard">
      <style:text-properties fo:color="#000000" officeooo:rsid="001447a3" officeooo:paragraph-rsid="045033e8"/>
    </style:style>
    <style:style style:name="P177" style:family="paragraph" style:parent-style-name="Standard">
      <style:text-properties fo:color="#000000" officeooo:rsid="001447a3" officeooo:paragraph-rsid="0451c08c"/>
    </style:style>
    <style:style style:name="P178" style:family="paragraph" style:parent-style-name="Standard">
      <style:text-properties fo:color="#000000" officeooo:rsid="001447a3" officeooo:paragraph-rsid="0459192d"/>
    </style:style>
    <style:style style:name="P179" style:family="paragraph" style:parent-style-name="Standard">
      <style:text-properties fo:color="#000000" officeooo:rsid="001447a3" officeooo:paragraph-rsid="045efdbc"/>
    </style:style>
    <style:style style:name="P180" style:family="paragraph" style:parent-style-name="Standard">
      <style:text-properties fo:color="#000000" officeooo:rsid="001447a3" officeooo:paragraph-rsid="04690169"/>
    </style:style>
    <style:style style:name="P181" style:family="paragraph" style:parent-style-name="Standard">
      <style:text-properties fo:color="#000000" officeooo:rsid="001447a3" officeooo:paragraph-rsid="0473bcba"/>
    </style:style>
    <style:style style:name="P182" style:family="paragraph" style:parent-style-name="Standard">
      <style:text-properties fo:color="#000000" officeooo:rsid="001447a3" officeooo:paragraph-rsid="0476fdd0"/>
    </style:style>
    <style:style style:name="P183" style:family="paragraph" style:parent-style-name="Standard">
      <style:text-properties fo:color="#000000" officeooo:rsid="001447a3" officeooo:paragraph-rsid="047860a5"/>
    </style:style>
    <style:style style:name="P184" style:family="paragraph" style:parent-style-name="Standard">
      <style:text-properties fo:color="#000000" officeooo:rsid="001447a3" officeooo:paragraph-rsid="047ba0e2"/>
    </style:style>
    <style:style style:name="P185" style:family="paragraph" style:parent-style-name="Standard">
      <style:text-properties fo:color="#000000" officeooo:rsid="001447a3" officeooo:paragraph-rsid="047bcf26"/>
    </style:style>
    <style:style style:name="P186" style:family="paragraph" style:parent-style-name="Standard">
      <style:text-properties fo:color="#000000" officeooo:rsid="001447a3" officeooo:paragraph-rsid="04828690"/>
    </style:style>
    <style:style style:name="P187" style:family="paragraph" style:parent-style-name="Standard">
      <style:text-properties fo:color="#000000" officeooo:rsid="001447a3" officeooo:paragraph-rsid="048598e9"/>
    </style:style>
    <style:style style:name="P188" style:family="paragraph" style:parent-style-name="Standard">
      <style:text-properties fo:color="#000000" officeooo:rsid="001447a3" officeooo:paragraph-rsid="048694d0"/>
    </style:style>
    <style:style style:name="P189" style:family="paragraph" style:parent-style-name="Standard">
      <style:text-properties fo:color="#000000" officeooo:rsid="001447a3" officeooo:paragraph-rsid="049615b7"/>
    </style:style>
    <style:style style:name="P190" style:family="paragraph" style:parent-style-name="Standard">
      <style:text-properties fo:color="#000000" officeooo:rsid="001447a3" officeooo:paragraph-rsid="0499f2b2"/>
    </style:style>
    <style:style style:name="P191" style:family="paragraph" style:parent-style-name="Standard">
      <style:text-properties fo:color="#000000" officeooo:rsid="001447a3" officeooo:paragraph-rsid="04a38a50"/>
    </style:style>
    <style:style style:name="P192" style:family="paragraph" style:parent-style-name="Standard">
      <style:text-properties fo:color="#000000" officeooo:rsid="001447a3" officeooo:paragraph-rsid="04a53439"/>
    </style:style>
    <style:style style:name="P193" style:family="paragraph" style:parent-style-name="Standard">
      <style:text-properties fo:color="#000000" officeooo:rsid="001447a3" officeooo:paragraph-rsid="04a7d20e"/>
    </style:style>
    <style:style style:name="P194" style:family="paragraph" style:parent-style-name="Standard">
      <style:text-properties fo:color="#000000" officeooo:rsid="001447a3" officeooo:paragraph-rsid="04a97de9"/>
    </style:style>
    <style:style style:name="P195" style:family="paragraph" style:parent-style-name="Standard">
      <style:text-properties fo:color="#000000" officeooo:rsid="001447a3" officeooo:paragraph-rsid="04ac54df"/>
    </style:style>
    <style:style style:name="P196" style:family="paragraph" style:parent-style-name="Standard">
      <style:text-properties fo:color="#000000" officeooo:rsid="001447a3" officeooo:paragraph-rsid="04b3d464"/>
    </style:style>
    <style:style style:name="P197" style:family="paragraph" style:parent-style-name="Standard">
      <style:text-properties fo:color="#000000" officeooo:rsid="001447a3" officeooo:paragraph-rsid="04bb8ae3"/>
    </style:style>
    <style:style style:name="P198" style:family="paragraph" style:parent-style-name="Standard">
      <style:text-properties fo:color="#000000" officeooo:rsid="001447a3" officeooo:paragraph-rsid="04bc8387"/>
    </style:style>
    <style:style style:name="P199" style:family="paragraph" style:parent-style-name="Standard">
      <style:text-properties fo:color="#000000" officeooo:rsid="001447a3" officeooo:paragraph-rsid="04c35ec5"/>
    </style:style>
    <style:style style:name="P200" style:family="paragraph" style:parent-style-name="Standard">
      <style:text-properties fo:color="#000000" officeooo:rsid="001447a3" officeooo:paragraph-rsid="04dc76fe"/>
    </style:style>
    <style:style style:name="P201" style:family="paragraph" style:parent-style-name="Standard">
      <style:text-properties fo:color="#000000" officeooo:rsid="001447a3" officeooo:paragraph-rsid="04f7902e"/>
    </style:style>
    <style:style style:name="P202" style:family="paragraph" style:parent-style-name="Standard">
      <style:text-properties fo:color="#000000" officeooo:rsid="001447a3" officeooo:paragraph-rsid="05063b7f"/>
    </style:style>
    <style:style style:name="P203" style:family="paragraph" style:parent-style-name="Standard">
      <style:text-properties fo:color="#000000" officeooo:rsid="001447a3" officeooo:paragraph-rsid="05089e9f"/>
    </style:style>
    <style:style style:name="P204" style:family="paragraph" style:parent-style-name="Standard">
      <style:text-properties fo:color="#000000" officeooo:rsid="001447a3" officeooo:paragraph-rsid="050b7e7b"/>
    </style:style>
    <style:style style:name="P205" style:family="paragraph" style:parent-style-name="Standard">
      <style:text-properties fo:color="#000000" officeooo:rsid="001447a3" officeooo:paragraph-rsid="053b299b"/>
    </style:style>
    <style:style style:name="P206" style:family="paragraph" style:parent-style-name="Standard">
      <style:text-properties fo:color="#000000" style:text-underline-style="none" officeooo:rsid="0140777e" officeooo:paragraph-rsid="051dacd7"/>
    </style:style>
    <style:style style:name="P207" style:family="paragraph" style:parent-style-name="Standard">
      <style:text-properties fo:color="#800000" officeooo:rsid="001447a3" officeooo:paragraph-rsid="047860a5"/>
    </style:style>
    <style:style style:name="P208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09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4b73fc" style:font-name-asian="arial" style:font-size-asian="10pt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3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3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45" style:family="text">
      <style:text-properties fo:color="#800000"/>
    </style:style>
    <style:style style:name="T46" style:family="text">
      <style:text-properties fo:color="#800000" officeooo:rsid="04114625"/>
    </style:style>
    <style:style style:name="T47" style:family="text">
      <style:text-properties fo:color="#800000" officeooo:rsid="04675bc0"/>
    </style:style>
    <style:style style:name="T48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5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5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5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54" style:family="text">
      <style:text-properties fo:color="#800000" officeooo:rsid="048c1f11"/>
    </style:style>
    <style:style style:name="T55" style:family="text">
      <style:text-properties fo:color="#800000" style:text-underline-style="none"/>
    </style:style>
    <style:style style:name="T56" style:family="text">
      <style:text-properties fo:color="#800000" style:text-underline-style="none" officeooo:rsid="051dacd7"/>
    </style:style>
    <style:style style:name="T57" style:family="text">
      <style:text-properties fo:color="#800000" officeooo:rsid="04e037d6"/>
    </style:style>
    <style:style style:name="T58" style:family="text">
      <style:text-properties fo:color="#800000" officeooo:rsid="001447a3"/>
    </style:style>
    <style:style style:name="T59" style:family="text">
      <style:text-properties fo:color="#800000" officeooo:rsid="051642e8"/>
    </style:style>
    <style:style style:name="T60" style:family="text">
      <style:text-properties fo:color="#800000" officeooo:rsid="0519bf6b"/>
    </style:style>
    <style:style style:name="T61" style:family="text">
      <style:text-properties fo:color="#800000" officeooo:rsid="051dacd7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4690169" fo:background-color="#ffff00" loext:char-shading-value="0"/>
    </style:style>
    <style:style style:name="T64" style:family="text">
      <style:text-properties officeooo:rsid="049615b7" fo:background-color="#ffff00" loext:char-shading-value="0"/>
    </style:style>
    <style:style style:name="T65" style:family="text">
      <style:text-properties fo:background-color="#cc66ff" loext:char-shading-value="0"/>
    </style:style>
    <style:style style:name="T66" style:family="text">
      <style:text-properties officeooo:rsid="035bb671"/>
    </style:style>
    <style:style style:name="T67" style:family="text">
      <style:text-properties officeooo:rsid="0365ad6f"/>
    </style:style>
    <style:style style:name="T68" style:family="text">
      <style:text-properties fo:color="#000000" officeooo:rsid="001447a3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72" style:family="text">
      <style:text-properties fo:color="#000000" officeooo:rsid="045033e8"/>
    </style:style>
    <style:style style:name="T73" style:family="text">
      <style:text-properties fo:color="#000000" style:text-underline-style="none" officeooo:rsid="001447a3"/>
    </style:style>
    <style:style style:name="T74" style:family="text">
      <style:text-properties fo:color="#000000" officeooo:rsid="04c238ba"/>
    </style:style>
    <style:style style:name="T75" style:family="text">
      <style:text-properties officeooo:rsid="04114625"/>
    </style:style>
    <style:style style:name="T76" style:family="text">
      <style:text-properties officeooo:rsid="042212aa"/>
    </style:style>
    <style:style style:name="T77" style:family="text">
      <style:text-properties officeooo:rsid="042ae460"/>
    </style:style>
    <style:style style:name="T78" style:family="text">
      <style:text-properties officeooo:rsid="043b09af"/>
    </style:style>
    <style:style style:name="T79" style:family="text">
      <style:text-properties officeooo:rsid="045033e8"/>
    </style:style>
    <style:style style:name="T8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8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9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02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03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04" style:family="text">
      <style:text-properties officeooo:rsid="0451c08c"/>
    </style:style>
    <style:style style:name="T105" style:family="text">
      <style:text-properties officeooo:rsid="04571581"/>
    </style:style>
    <style:style style:name="T106" style:family="text">
      <style:text-properties officeooo:rsid="0457adb4"/>
    </style:style>
    <style:style style:name="T107" style:family="text">
      <style:text-properties officeooo:rsid="046b9128"/>
    </style:style>
    <style:style style:name="T108" style:family="text">
      <style:text-properties style:text-underline-style="none"/>
    </style:style>
    <style:style style:name="T109" style:family="text">
      <style:text-properties style:text-underline-style="none" officeooo:rsid="046b9128"/>
    </style:style>
    <style:style style:name="T110" style:family="text">
      <style:text-properties style:text-underline-style="none" officeooo:rsid="046d7e46"/>
    </style:style>
    <style:style style:name="T111" style:family="text">
      <style:text-properties style:text-underline-style="none" officeooo:rsid="04714791"/>
    </style:style>
    <style:style style:name="T112" style:family="text">
      <style:text-properties style:text-underline-style="none" officeooo:rsid="047f2810"/>
    </style:style>
    <style:style style:name="T113" style:family="text">
      <style:text-properties style:text-underline-style="none" officeooo:rsid="0483a686"/>
    </style:style>
    <style:style style:name="T114" style:family="text">
      <style:text-properties style:text-underline-style="none" officeooo:rsid="04863278"/>
    </style:style>
    <style:style style:name="T115" style:family="text">
      <style:text-properties style:text-underline-style="none" officeooo:rsid="0487a690"/>
    </style:style>
    <style:style style:name="T116" style:family="text">
      <style:text-properties style:text-underline-style="none" officeooo:rsid="043b09af"/>
    </style:style>
    <style:style style:name="T117" style:family="text">
      <style:text-properties officeooo:rsid="0479be9f"/>
    </style:style>
    <style:style style:name="T118" style:family="text">
      <style:text-properties officeooo:rsid="047f2810"/>
    </style:style>
    <style:style style:name="T119" style:family="text">
      <style:text-properties officeooo:rsid="0483a686"/>
    </style:style>
    <style:style style:name="T120" style:family="text">
      <style:text-properties officeooo:rsid="04b28a32"/>
    </style:style>
    <style:style style:name="T121" style:family="text">
      <style:text-properties officeooo:rsid="04b6edd3"/>
    </style:style>
    <style:style style:name="T122" style:family="text">
      <style:text-properties officeooo:rsid="04c098cc"/>
    </style:style>
    <style:style style:name="T123" style:family="text">
      <style:text-properties officeooo:rsid="04c238ba"/>
    </style:style>
    <style:style style:name="T124" style:family="text">
      <style:text-properties officeooo:rsid="001447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作者:唐海湘</text:p>
      <text:p text:style-name="P45"/>
      <text:p text:style-name="P45">模块名:商业保险模块</text:p>
      <text:p text:style-name="P56"><text:tab/><text:span text:style-name="T65">导航下拉名_1:商业保险</text:span></text:p>
      <text:p text:style-name="P56"><text:tab/><text:tab/><text:span text:style-name="T62">导航名_1:商业保险方案</text:span></text:p>
      <text:p text:style-name="P45"><text:tab/><text:tab/><text:tab/><text:span text:style-name="T45">功能名字_1:</text:span>列表 <text:s/>功能类型:网格 (有网格)</text:p>
      <text:p text:style-name="P46"><text:tab/><text:tab/><text:tab/><text:tab/><text:span text:style-name="T1">加上一个字段 ：id <text:s/>文本框 <text:s text:c="3"/>设置隐藏</text:span></text:p>
      <text:p text:style-name="P147"><text:span text:style-name="T68"><text:tab/><text:tab/><text:tab/><text:tab/>字段名称_1:</text:span><text:span text:style-name="T69">保险公司</text:span></text:p>
      <text:p text:style-name="P147"><text:span text:style-name="T68"><text:tab/><text:tab/><text:tab/><text:tab/>字段名称_2:</text:span><text:bookmark-start text:name="__DdeLink__15142_1631453286"/><text:bookmark-start text:name="__DdeLink__15144_1631453286"/><text:span text:style-name="T69">投保险种</text:span><text:bookmark-end text:name="__DdeLink__15142_1631453286"/><text:bookmark-end text:name="__DdeLink__15144_1631453286"/></text:p>
      <text:p text:style-name="P47"><text:tab/><text:tab/><text:tab/><text:tab/>字段名称_3:<text:bookmark-start text:name="__DdeLink__15146_1631453286"/>保险条件<text:bookmark-end text:name="__DdeLink__15146_1631453286"/></text:p>
      <text:p text:style-name="P175"><text:tab/><text:tab/><text:tab/><text:tab/>字段名称_<text:span text:style-name="T66">4</text:span>:<text:bookmark-start text:name="__DdeLink__15148_1631453286"/>参保人总数<text:bookmark-end text:name="__DdeLink__15148_1631453286"/></text:p>
      <text:p text:style-name="P52"><text:tab/><text:tab/><text:tab/><text:tab/>字段名称_<text:span text:style-name="T66">5</text:span>:<text:bookmark-start text:name="__DdeLink__15150_1631453286"/>保全金额<text:bookmark-end text:name="__DdeLink__15150_1631453286"/></text:p>
      <text:p text:style-name="P52"><text:tab/><text:tab/><text:tab/><text:tab/>字段名称_<text:span text:style-name="T67">6</text:span>:<text:bookmark-start text:name="__DdeLink__15153_1631453286"/>保险期限<text:bookmark-end text:name="__DdeLink__15153_1631453286"/></text:p>
      <text:p text:style-name="P52"><text:tab/><text:tab/><text:tab/><text:tab/>字段名称_<text:span text:style-name="T67">7</text:span>:<text:bookmark-start text:name="__DdeLink__15155_1631453286"/>责任期限<text:bookmark-end text:name="__DdeLink__15155_1631453286"/></text:p>
      <text:p text:style-name="P53"><text:tab/><text:tab/><text:tab/><text:tab/>字段名称_<text:span text:style-name="T78">8:</text:span><text:bookmark-start text:name="__DdeLink__15157_1631453286"/><text:span text:style-name="T78">投保金额</text:span><text:bookmark-end text:name="__DdeLink__15157_1631453286"/></text:p>
      <text:p text:style-name="P53"><text:tab/><text:tab/><text:tab/><text:tab/>字段名称_<text:span text:style-name="T78">9:</text:span><text:bookmark-start text:name="__DdeLink__15159_1631453286"/><text:span text:style-name="T78">缴费年限</text:span><text:bookmark-end text:name="__DdeLink__15159_1631453286"/></text:p>
      <text:p text:style-name="P53"><text:tab/><text:tab/><text:tab/><text:tab/>字段名称_<text:span text:style-name="T78">10:</text:span><text:bookmark-start text:name="__DdeLink__15161_1631453286"/><text:span text:style-name="T78">缴费类别</text:span><text:bookmark-end text:name="__DdeLink__15161_1631453286"/></text:p>
      <text:p text:style-name="P57"><text:tab/><text:tab/><text:tab/><text:tab/>字段名称_1<text:span text:style-name="T79">1</text:span>:<text:bookmark-start text:name="__DdeLink__15163_1631453286"/><text:span text:style-name="T80">缴费方式</text:span><text:bookmark-end text:name="__DdeLink__15163_1631453286"/></text:p>
      <text:p text:style-name="P148"><text:span text:style-name="T68"><text:tab/><text:tab/><text:tab/><text:tab/>字段名称_</text:span><text:span text:style-name="T72">1</text:span><text:span text:style-name="T68">2:</text:span><text:bookmark-start text:name="__DdeLink__15165_1631453286"/><text:span text:style-name="T70">购买要求</text:span><text:bookmark-end text:name="__DdeLink__15165_1631453286"/></text:p>
      <text:p text:style-name="P57"><text:tab/><text:tab/><text:tab/><text:tab/>字段名称_<text:span text:style-name="T79">1</text:span>3:<text:bookmark-start text:name="__DdeLink__15167_1631453286"/>资料记录<text:bookmark-end text:name="__DdeLink__15167_1631453286"/></text:p>
      <text:p text:style-name="P176"><text:tab/><text:tab/><text:tab/><text:tab/>字段名称_<text:span text:style-name="T79">14</text:span>:<text:bookmark-start text:name="__DdeLink__15169_1631453286"/>福利模块意见<text:bookmark-end text:name="__DdeLink__15169_1631453286"/></text:p>
      <text:p text:style-name="P57"><text:tab/><text:tab/><text:tab/><text:tab/>字段名称_<text:span text:style-name="T79">15</text:span>:<text:bookmark-start text:name="__DdeLink__15172_1631453286"/>运营商务部意见<text:bookmark-end text:name="__DdeLink__15172_1631453286"/></text:p>
      <text:p text:style-name="P57"><text:tab/><text:tab/><text:tab/><text:tab/>字段名称_<text:span text:style-name="T79">16</text:span>:<text:bookmark-start text:name="__DdeLink__15174_1631453286"/>总经办是否通过<text:bookmark-end text:name="__DdeLink__15174_1631453286"/></text:p>
      <text:p text:style-name="P57"><text:tab/><text:tab/><text:tab/><text:tab/>字段名称_<text:span text:style-name="T79">17</text:span>:<text:bookmark-start text:name="__DdeLink__15176_1631453286"/>备注<text:bookmark-end text:name="__DdeLink__15176_1631453286"/></text:p>
      <text:p text:style-name="P129"/>
      <text:p text:style-name="P131"><text:tab/><text:tab/><text:tab/><text:span text:style-name="T58">功能名称_2:列表搜索</text:span><text:span text:style-name="T124"> 功能类型:编辑 </text:span></text:p>
      <text:p text:style-name="P133"><text:tab/><text:tab/><text:tab/><text:tab/>搜索字段_1:<text:span text:style-name="T98">保险公司 <text:tab/><text:tab/>标签类型:手填下拉框</text:span><text:bookmark-start text:name="__DdeLink__15452_16314532862"/><text:span text:style-name="T98"> </text:span><text:bookmark-end text:name="__DdeLink__15452_16314532862"/><text:bookmark-start text:name="__DdeLink__15561_1631453286"/><text:span text:style-name="T98">非必填 </text:span><text:bookmark-end text:name="__DdeLink__15561_1631453286"/></text:p>
      <text:p text:style-name="P134"><text:span text:style-name="T98"><text:tab/><text:tab/><text:tab/><text:tab/>搜索字段</text:span><text:span text:style-name="T100">2</text:span><text:span text:style-name="T99">：投保险种 <text:s text:c="3"/>标签：手填下拉框 <text:s/></text:span><text:span text:style-name="T98">非必填 </text:span></text:p>
      <text:p text:style-name="P134"><text:span text:style-name="T98"><text:tab/><text:tab/><text:tab/><text:tab/></text:span><text:span text:style-name="T99">搜索字段</text:span><text:span text:style-name="T100">3</text:span><text:span text:style-name="T99">：</text:span><text:span text:style-name="T98">保险条件</text:span><text:span text:style-name="T99"> <text:s text:c="3"/>标签：手填下拉框 <text:s/></text:span><text:span text:style-name="T98">非必填 </text:span></text:p>
      <text:p text:style-name="P45"><text:tab/><text:tab/></text:p>
      <text:p text:style-name="P45"><text:tab/><text:tab/><text:tab/><text:span text:style-name="T45">功能名称_</text:span><text:span text:style-name="T59">3</text:span><text:span text:style-name="T45">:</text:span>添加 功能类型:编辑 </text:p>
      <text:p text:style-name="P60"><text:tab/><text:tab/><text:tab/><text:tab/>字段名称_1:<text:span text:style-name="T80">保险公司 <text:tab/><text:tab/>标签类型:手填下拉框</text:span><text:bookmark-start text:name="__DdeLink__15452_1631453286"/><text:span text:style-name="T81">(中国人寿/这个平安/</text:span><text:span text:style-name="T82">其它</text:span><text:span text:style-name="T81">)</text:span><text:span text:style-name="T80"> </text:span><text:bookmark-end text:name="__DdeLink__15452_1631453286"/><text:span text:style-name="T80">非必填 </text:span></text:p>
      <text:p text:style-name="P149"><text:span text:style-name="T68"><text:tab/><text:tab/><text:tab/><text:tab/>字段名称_2:</text:span><text:span text:style-name="T69">投保险种<text:tab/><text:tab/><text:tab/></text:span><text:span text:style-name="T70">标签类型:文本框 非必填 </text:span></text:p>
      <text:p text:style-name="P59"><text:tab/><text:tab/><text:tab/><text:tab/>字段名称_3:保险条件<text:tab/><text:tab/><text:tab/>标签类型:手填下拉框<text:bookmark-start text:name="__DdeLink__15454_1631453286"/><text:span text:style-name="T104">(保险人/被保险人)</text:span><text:bookmark-end text:name="__DdeLink__15454_1631453286"/> 非必填 </text:p>
      <text:p text:style-name="P177"><text:tab/><text:tab/><text:tab/><text:tab/>字段名称_<text:span text:style-name="T66">4</text:span>:参保人总数<text:tab/><text:tab/>标签类型:文本框 非必填 </text:p>
      <text:p text:style-name="P61"><text:tab/><text:tab/><text:tab/><text:tab/>字段名称_<text:span text:style-name="T66">5</text:span>:保全金额<text:tab/><text:tab/><text:tab/>标签类型:数字框 非必填 <text:s/>默认<text:span text:style-name="T105">0.00</text:span> </text:p>
      <text:p text:style-name="P59"><text:tab/><text:tab/><text:tab/><text:tab/>字段名称_<text:span text:style-name="T67">6</text:span>:保险期限<text:tab/><text:tab/><text:tab/>标签类型:文本框 非必填 </text:p>
      <text:p text:style-name="P59"><text:tab/><text:tab/><text:tab/><text:tab/>字段名称_<text:span text:style-name="T67">7</text:span>:责任期限<text:tab/><text:tab/><text:tab/>标签类型:文本框 非必填 </text:p>
      <text:p text:style-name="P59"><text:tab/><text:tab/><text:tab/><text:tab/>字段名称_<text:span text:style-name="T78">8:投保金额<text:tab/><text:tab/><text:tab/></text:span>标签类型:数字框 非必填<text:bookmark-start text:name="__DdeLink__15020_1631453286"/> <text:s/>默认<text:span text:style-name="T105">0.00</text:span><text:bookmark-end text:name="__DdeLink__15020_1631453286"/></text:p>
      <text:p text:style-name="P59"><text:tab/><text:tab/><text:tab/><text:tab/>字段名称_<text:span text:style-name="T78">9:缴费年限<text:tab/><text:tab/></text:span>标签类型:手填下拉框<text:bookmark-start text:name="__DdeLink__15456_1631453286"/><text:span text:style-name="T106">(5年/10年/15年/20年/终身)</text:span><text:bookmark-end text:name="__DdeLink__15456_1631453286"/> 非必填 </text:p>
      <text:p text:style-name="P62"><text:tab/><text:tab/><text:tab/><text:tab/>字段名称_<text:span text:style-name="T78">10:缴费类别<text:tab/><text:tab/></text:span>标签类型:手填下拉框<text:bookmark-start text:name="__DdeLink__15458_1631453286"/><text:span text:style-name="T106">(一次清缴/季缴/半年缴/年缴)</text:span> <text:bookmark-end text:name="__DdeLink__15458_1631453286"/>非必填 </text:p>
      <text:p text:style-name="P62"><text:tab/><text:tab/><text:tab/><text:tab/>字段名称_1<text:span text:style-name="T79">1</text:span>:<text:span text:style-name="T80">缴费方式<text:tab/><text:tab/>标签类型: 手填下拉框</text:span><text:span text:style-name="T83">(</text:span><text:bookmark-start text:name="__DdeLink__15460_1631453286"/><text:span text:style-name="T83">转账/现金)</text:span><text:span text:style-name="T80"> </text:span><text:bookmark-end text:name="__DdeLink__15460_1631453286"/><text:span text:style-name="T80">非必填 </text:span></text:p>
      <text:p text:style-name="P58"/>
      <text:p text:style-name="P174"><text:tab/><text:tab/><text:tab/><text:span text:style-name="T45">功能名称_</text:span><text:span text:style-name="T59">4</text:span>:编辑 功能类型:编辑</text:p>
      <text:p text:style-name="P1"><text:tab/><text:tab/><text:tab/><text:tab/>加上一个字段 ：id <text:s/>文本框 <text:s text:c="3"/>设置隐藏</text:p>
      <text:p text:style-name="P63"><text:tab/><text:tab/><text:tab/><text:tab/>字段名称_1:<text:span text:style-name="T80">保险公司 <text:tab/><text:tab/>标签类型:手填下拉框</text:span><text:span text:style-name="T81">(中国人寿/这个平安/</text:span><text:span text:style-name="T82">其它</text:span><text:span text:style-name="T81">)</text:span><text:span text:style-name="T80"> 非必填 </text:span></text:p>
      <text:p text:style-name="P150"><text:span text:style-name="T68"><text:tab/><text:tab/><text:tab/><text:tab/>字段名称_2:</text:span><text:span text:style-name="T69">投保险种<text:tab/><text:tab/><text:tab/></text:span><text:span text:style-name="T70">标签类型:文本框 非必填 </text:span></text:p>
      <text:p text:style-name="P63"><text:tab/><text:tab/><text:tab/><text:tab/>字段名称_3:保险条件<text:tab/><text:tab/><text:tab/>标签类型:手填下拉框<text:span text:style-name="T104">(保险人/被保险人)</text:span> 非必填 </text:p>
      <text:p text:style-name="P178"><text:tab/><text:tab/><text:tab/><text:tab/>字段名称_<text:span text:style-name="T66">4</text:span>:参保人总数<text:tab/><text:tab/>标签类型:文本框 非必填 </text:p>
      <text:p text:style-name="P63"><text:tab/><text:tab/><text:tab/><text:tab/>字段名称_<text:span text:style-name="T66">5</text:span>:保全金额<text:tab/><text:tab/><text:tab/>标签类型:数字框 非必填 <text:s/>默认<text:span text:style-name="T105">0.00</text:span> </text:p>
      <text:p text:style-name="P63"><text:tab/><text:tab/><text:tab/><text:tab/>字段名称_<text:span text:style-name="T67">6</text:span>:保险期限<text:tab/><text:tab/><text:tab/>标签类型:文本框 非必填 </text:p>
      <text:p text:style-name="P63"><text:tab/><text:tab/><text:tab/><text:tab/>字段名称_<text:span text:style-name="T67">7</text:span>:责任期限<text:tab/><text:tab/><text:tab/>标签类型:文本框 非必填 </text:p>
      <text:p text:style-name="P63"><text:soft-page-break/><text:tab/><text:tab/><text:tab/><text:tab/>字段名称_<text:span text:style-name="T78">8:投保金额<text:tab/><text:tab/><text:tab/></text:span>标签类型:数字框 非必填<text:bookmark-start text:name="__DdeLink__15020_16314532861"/> <text:s/>默认<text:span text:style-name="T105">0.00</text:span><text:bookmark-end text:name="__DdeLink__15020_16314532861"/></text:p>
      <text:p text:style-name="P63"><text:tab/><text:tab/><text:tab/><text:tab/>字段名称_<text:span text:style-name="T78">9:缴费年限<text:tab/><text:tab/></text:span>标签类型:手填下拉框<text:span text:style-name="T106">(5年/10年/15年/20年/终身)</text:span> 非必填 </text:p>
      <text:p text:style-name="P63"><text:tab/><text:tab/><text:tab/><text:tab/>字段名称_<text:span text:style-name="T78">10:缴费类别<text:tab/><text:tab/></text:span>标签类型:手填下拉框<text:span text:style-name="T106">(一次清缴/季缴/半年缴/年缴)</text:span> 非必填 </text:p>
      <text:p text:style-name="P63"><text:tab/><text:tab/><text:tab/><text:tab/>字段名称_1<text:span text:style-name="T79">1</text:span>:<text:span text:style-name="T80">缴费方式<text:tab/><text:tab/>标签类型: 手填下拉框</text:span><text:span text:style-name="T83">(转账/现金)</text:span><text:span text:style-name="T80"> 非必填 </text:span></text:p>
      <text:p text:style-name="P143"><text:s text:c="4"/></text:p>
      <text:p text:style-name="P48"/>
      <text:p text:style-name="P49"><text:tab/><text:tab/><text:tab/><text:span text:style-name="T45">功能名称_</text:span><text:span text:style-name="T59">5</text:span>:删除 功能类型: 删除</text:p>
      <text:p text:style-name="P49"><text:tab/><text:tab/><text:tab/><text:tab/>温馨提示：确定删除这条数据么？</text:p>
      <text:p text:style-name="P49"/>
      <text:p text:style-name="P64"><text:tab/><text:tab/><text:tab/><text:span text:style-name="T45">功能名称_</text:span><text:span text:style-name="T59">6</text:span>:<text:bookmark-start text:name="__DdeLink__15462_1631453286"/><text:bookmark-start text:name="__DdeLink__15468_1631453286"/>编辑购买条件<text:bookmark-end text:name="__DdeLink__15462_1631453286"/><text:bookmark-end text:name="__DdeLink__15468_1631453286"/> 功能类型:编辑</text:p>
      <text:p text:style-name="P2"><text:tab/><text:tab/><text:tab/><text:tab/>加上一个字段 ：id <text:s/>文本框 <text:s text:c="3"/>设置隐藏</text:p>
      <text:p text:style-name="P64"><text:tab/><text:tab/><text:tab/><text:tab/>字段名称_1:购买要求<text:span text:style-name="T80"> <text:tab/><text:tab/>标签类型:文本框</text:span><text:span text:style-name="T81"> </text:span><text:span text:style-name="T80"><text:s/>非必填 </text:span></text:p>
      <text:p text:style-name="P151"><text:span text:style-name="T68"><text:tab/><text:tab/><text:tab/><text:tab/>字段名称_2:资料记录</text:span><text:span text:style-name="T69"><text:tab/><text:tab/><text:tab/></text:span><text:span text:style-name="T70">标签类型:文本框 非必填 </text:span></text:p>
      <text:p text:style-name="P144"/>
      <text:p text:style-name="P124"><text:tab/><text:tab/><text:tab/><text:span text:style-name="T45">功能名称_</text:span><text:span text:style-name="T59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67"><text:tab/><text:tab/><text:tab/><text:tab/>字段名称_1:福利模块意见<text:span text:style-name="T80"> <text:tab/><text:tab/>标签类型:文本框 必填 </text:span></text:p>
      <text:p text:style-name="P65"><text:tab/><text:tab/><text:tab/></text:p>
      <text:p text:style-name="P172"><text:span text:style-name="T70"><text:tab/><text:tab/><text:tab/></text:span><text:span text:style-name="T52">功能名称_</text:span><text:span text:style-name="T53">7</text:span><text:span text:style-name="T70">:</text:span><text:bookmark-start text:name="__DdeLink__9826_1658242472"/><text:span text:style-name="T70">运营商务部</text:span><text:bookmark-end text:name="__DdeLink__9826_1658242472"/><text:bookmark-start text:name="__DdeLink__15464_16314532861"/><text:span text:style-name="T70">审核</text:span><text:bookmark-end text:name="__DdeLink__15464_16314532861"/><text:span text:style-name="T70"> 功能类型:编辑</text:span></text:p>
      <text:p text:style-name="P7"><text:tab/><text:tab/><text:tab/><text:tab/>加上一个字段 ：id <text:s/>文本框 <text:s text:c="3"/>设置隐藏</text:p>
      <text:p text:style-name="P172"><text:span text:style-name="T68"><text:tab/><text:tab/><text:tab/><text:tab/>字段名称_1:</text:span><text:span text:style-name="T70">运营商务部意见<text:tab/><text:tab/><text:tab/>标签类型:文本框 必填 </text:span></text:p>
      <text:p text:style-name="P65"><text:tab/><text:tab/><text:tab/><text:tab/></text:p>
      <text:p text:style-name="P98"><text:tab/><text:tab/><text:tab/><text:span text:style-name="T45">功能名称_</text:span><text:span text:style-name="T59">8</text:span>:<text:bookmark-start text:name="__DdeLink__15466_1631453286"/>总经办审核<text:bookmark-end text:name="__DdeLink__15466_1631453286"/> 功能类型:编辑</text:p>
      <text:p text:style-name="P98"><text:tab/><text:tab/><text:tab/><text:tab/>字段名称_<text:span text:style-name="T120">1</text:span>:总经办是否通过<text:tab/><text:tab/><text:tab/>标签类型:下拉框<text:bookmark-start text:name="__DdeLink__15450_1631453286"/><text:bookmark-start text:name="__DdeLink__9828_1658242472"/><text:span text:style-name="T104">(未处理/通过/不通过)</text:span> <text:bookmark-end text:name="__DdeLink__15450_1631453286"/><text:bookmark-end text:name="__DdeLink__9828_1658242472"/>必填 </text:p>
      <text:p text:style-name="P98"><text:tab/><text:tab/><text:tab/><text:tab/>字段名称_<text:span text:style-name="T120">2</text:span>:备注 <text:tab/><text:tab/>标签类型:文本框 当总经办审核不通过时，这个字段必填，否则不必填 </text:p>
      <text:p text:style-name="P65"/>
      <text:p text:style-name="P49"><text:tab/><text:tab/><text:tab/><text:span text:style-name="T45">功能名称_</text:span><text:span text:style-name="T59">9</text:span><text:span text:style-name="T46">:</text:span><text:span text:style-name="T75">查看明细</text:span></text:p>
      <text:p text:style-name="P66"><text:tab/><text:tab/><text:tab/><text:tab/>字段名称_1:<text:span text:style-name="T80">保险公司</text:span></text:p>
      <text:p text:style-name="P152"><text:span text:style-name="T68"><text:tab/><text:tab/><text:tab/><text:tab/>字段名称_2:</text:span><text:span text:style-name="T69">投保险种</text:span></text:p>
      <text:p text:style-name="P66"><text:tab/><text:tab/><text:tab/><text:tab/>字段名称_3:保险条件</text:p>
      <text:p text:style-name="P179"><text:tab/><text:tab/><text:tab/><text:tab/>字段名称_<text:span text:style-name="T66">4</text:span>:参保人总数</text:p>
      <text:p text:style-name="P66"><text:tab/><text:tab/><text:tab/><text:tab/>字段名称_<text:span text:style-name="T66">5</text:span>:保全金额</text:p>
      <text:p text:style-name="P66"><text:tab/><text:tab/><text:tab/><text:tab/>字段名称_<text:span text:style-name="T67">6</text:span>:保险期限</text:p>
      <text:p text:style-name="P66"><text:tab/><text:tab/><text:tab/><text:tab/>字段名称_<text:span text:style-name="T67">7</text:span>:责任期限</text:p>
      <text:p text:style-name="P66"><text:tab/><text:tab/><text:tab/><text:tab/>字段名称_<text:span text:style-name="T78">8:投保金额</text:span></text:p>
      <text:p text:style-name="P66"><text:tab/><text:tab/><text:tab/><text:tab/>字段名称_<text:span text:style-name="T78">9:缴费年限</text:span></text:p>
      <text:p text:style-name="P66"><text:tab/><text:tab/><text:tab/><text:tab/>字段名称_<text:span text:style-name="T78">10:缴费类别</text:span></text:p>
      <text:p text:style-name="P66"><text:tab/><text:tab/><text:tab/><text:tab/>字段名称_1<text:span text:style-name="T79">1</text:span>:<text:span text:style-name="T80">缴费方式</text:span></text:p>
      <text:p text:style-name="P152"><text:span text:style-name="T68"><text:tab/><text:tab/><text:tab/><text:tab/>字段名称_</text:span><text:span text:style-name="T72">1</text:span><text:span text:style-name="T68">2:</text:span><text:span text:style-name="T70">购买要求</text:span></text:p>
      <text:p text:style-name="P66"><text:tab/><text:tab/><text:tab/><text:tab/>字段名称_<text:span text:style-name="T79">1</text:span>3:资料记录</text:p>
      <text:p text:style-name="P179"><text:tab/><text:tab/><text:tab/><text:tab/>字段名称_<text:span text:style-name="T79">14</text:span>:福利模块意见</text:p>
      <text:p text:style-name="P66"><text:tab/><text:tab/><text:tab/><text:tab/>字段名称_<text:span text:style-name="T79">15</text:span>:运营商务部意见</text:p>
      <text:p text:style-name="P66"><text:tab/><text:tab/><text:tab/><text:tab/>字段名称_<text:span text:style-name="T79">16</text:span>:总经办是否通过</text:p>
      <text:p text:style-name="P66"><text:tab/><text:tab/><text:tab/><text:tab/>字段名称_<text:span text:style-name="T79">17</text:span>:备注</text:p>
      <text:p text:style-name="P50"><text:tab/><text:tab/><text:tab/></text:p>
      <text:p text:style-name="P55"><text:tab/><text:tab/><text:tab/><text:span text:style-name="T45">功能名称</text:span><text:span text:style-name="T59">10</text:span><text:span text:style-name="T47">:导出</text:span><text:span text:style-name="T45"><text:tab/></text:span></text:p>
      <text:p text:style-name="P68"><text:tab/><text:tab/><text:tab/><text:tab/>搜索字段<text:span text:style-name="T77">1：</text:span><text:span text:style-name="T80">保险公司</text:span><text:span text:style-name="T77"> <text:s text:c="3"/>标签：手填下拉框</text:span></text:p>
      <text:p text:style-name="P68"><text:tab/><text:tab/><text:tab/><text:tab/>搜索字段<text:span text:style-name="T77">1：</text:span><text:span text:style-name="T84">投保险种</text:span><text:span text:style-name="T77"> <text:s text:c="3"/>标签：手填下拉框</text:span></text:p>
      <text:p text:style-name="P68"><text:tab/><text:tab/><text:tab/><text:tab/><text:span text:style-name="T77">搜索字段2：</text:span>保险条件<text:span text:style-name="T77"> <text:s text:c="3"/>标签：手填下拉框</text:span></text:p>
      <text:p text:style-name="P51"><text:tab/><text:tab/><text:tab/></text:p>
      <text:p text:style-name="P54"><text:tab/><text:tab/><text:tab/><text:tab/></text:p>
      <text:p text:style-name="P69"><text:tab/><text:tab/><text:span text:style-name="T62">导航名_</text:span><text:span text:style-name="T63">2</text:span><text:span text:style-name="T62">:塔工意外险信息管理</text:span></text:p>
      <text:p text:style-name="P69"><text:tab/><text:tab/><text:tab/><text:span text:style-name="T45">功能名字_1:</text:span>列表 <text:s/>功能类型:网格 (有网格)</text:p>
      <text:p text:style-name="P69"><text:soft-page-break/><text:tab/><text:tab/><text:tab/><text:tab/><text:span text:style-name="T1">加上一个字段 ：id <text:s/>文本框 <text:s text:c="3"/>设置隐藏</text:span></text:p>
      <text:p text:style-name="P153"><text:span text:style-name="T68"><text:tab/><text:tab/><text:tab/><text:tab/>字段名称_1:</text:span><text:bookmark-start text:name="__DdeLink__15182_1631453286"/><text:span text:style-name="T71">合同号</text:span><text:bookmark-end text:name="__DdeLink__15182_1631453286"/></text:p>
      <text:p text:style-name="P153"><text:span text:style-name="T68"><text:tab/><text:tab/><text:tab/><text:tab/>字段名称_2:</text:span><text:bookmark-start text:name="__DdeLink__15184_1631453286"/><text:span text:style-name="T70">投保单号</text:span><text:bookmark-end text:name="__DdeLink__15184_1631453286"/></text:p>
      <text:p text:style-name="P69"><text:tab/><text:tab/><text:tab/><text:tab/>字段名称_3:<text:bookmark-start text:name="__DdeLink__15186_1631453286"/>投保人<text:bookmark-end text:name="__DdeLink__15186_1631453286"/></text:p>
      <text:p text:style-name="P180"><text:tab/><text:tab/><text:tab/><text:tab/>字段名称_<text:span text:style-name="T66">4</text:span>:<text:bookmark-start text:name="__DdeLink__15188_1631453286"/>投保人客户号<text:bookmark-end text:name="__DdeLink__15188_1631453286"/></text:p>
      <text:p text:style-name="P69"><text:tab/><text:tab/><text:tab/><text:tab/>字段名称_<text:span text:style-name="T66">5</text:span>:<text:bookmark-start text:name="__DdeLink__15190_1631453286"/>被投保人<text:bookmark-end text:name="__DdeLink__15190_1631453286"/></text:p>
      <text:p text:style-name="P69"><text:tab/><text:tab/><text:tab/><text:tab/>字段名称_<text:span text:style-name="T67">6</text:span>:<text:bookmark-start text:name="__DdeLink__15193_1631453286"/>被投保人客户号<text:bookmark-end text:name="__DdeLink__15193_1631453286"/></text:p>
      <text:p text:style-name="P69"><text:tab/><text:tab/><text:tab/><text:tab/>字段名称_<text:span text:style-name="T67">7</text:span>:<text:bookmark-start text:name="__DdeLink__15195_1631453286"/>合同生效日期<text:bookmark-end text:name="__DdeLink__15195_1631453286"/></text:p>
      <text:p text:style-name="P69"><text:tab/><text:tab/><text:tab/><text:tab/>字段名称_<text:span text:style-name="T78">8:</text:span><text:bookmark-start text:name="__DdeLink__15197_1631453286"/><text:span text:style-name="T78">合同期满日期</text:span><text:bookmark-end text:name="__DdeLink__15197_1631453286"/></text:p>
      <text:p text:style-name="P69"><text:tab/><text:tab/><text:tab/><text:tab/>字段名称_<text:span text:style-name="T78">9:</text:span><text:bookmark-start text:name="__DdeLink__15199_1631453286"/><text:span text:style-name="T78">保险期间</text:span><text:bookmark-end text:name="__DdeLink__15199_1631453286"/></text:p>
      <text:p text:style-name="P69"><text:tab/><text:tab/><text:tab/><text:tab/>字段名称_<text:span text:style-name="T78">10:</text:span><text:bookmark-start text:name="__DdeLink__15201_1631453286"/><text:span text:style-name="T78">保险费合计</text:span><text:bookmark-end text:name="__DdeLink__15201_1631453286"/></text:p>
      <text:p text:style-name="P69"><text:tab/><text:tab/><text:tab/><text:tab/>字段名称_1<text:span text:style-name="T79">1</text:span>:<text:bookmark-start text:name="__DdeLink__15203_1631453286"/><text:span text:style-name="T80">币种</text:span><text:bookmark-end text:name="__DdeLink__15203_1631453286"/></text:p>
      <text:p text:style-name="P153"><text:span text:style-name="T68"><text:tab/><text:tab/><text:tab/><text:tab/>字段名称_</text:span><text:span text:style-name="T72">1</text:span><text:span text:style-name="T68">2:</text:span><text:bookmark-start text:name="__DdeLink__15205_1631453286"/><text:span text:style-name="T70">缴费方式</text:span><text:bookmark-end text:name="__DdeLink__15205_1631453286"/></text:p>
      <text:p text:style-name="P69"><text:tab/><text:tab/><text:tab/><text:tab/>字段名称_<text:span text:style-name="T79">1</text:span>3:<text:bookmark-start text:name="__DdeLink__15207_1631453286"/>账户形式<text:bookmark-end text:name="__DdeLink__15207_1631453286"/></text:p>
      <text:p text:style-name="P180"><text:tab/><text:tab/><text:tab/><text:tab/>字段名称_<text:span text:style-name="T79">14</text:span>:<text:bookmark-start text:name="__DdeLink__15209_1631453286"/>开户银行<text:bookmark-end text:name="__DdeLink__15209_1631453286"/></text:p>
      <text:p text:style-name="P69"><text:tab/><text:tab/><text:tab/><text:tab/>字段名称_<text:span text:style-name="T79">15</text:span>:<text:bookmark-start text:name="__DdeLink__15211_1631453286"/>帐号<text:bookmark-end text:name="__DdeLink__15211_1631453286"/></text:p>
      <text:p text:style-name="P69"><text:tab/><text:tab/><text:tab/><text:tab/>字段名称_<text:span text:style-name="T79">16</text:span>:<text:bookmark-start text:name="__DdeLink__15213_1631453286"/>账户所有人姓名<text:bookmark-end text:name="__DdeLink__15213_1631453286"/></text:p>
      <text:p text:style-name="P70"><text:tab/><text:tab/><text:tab/><text:tab/>字段名称_<text:span text:style-name="T79">17</text:span>:<text:bookmark-start text:name="__DdeLink__15215_1631453286"/>险种代码<text:bookmark-end text:name="__DdeLink__15215_1631453286"/></text:p>
      <text:p text:style-name="P70"><text:tab/><text:tab/><text:tab/><text:tab/>字段名称_<text:span text:style-name="T79">18</text:span>:<text:bookmark-start text:name="__DdeLink__15217_1631453286"/>险种名称<text:bookmark-end text:name="__DdeLink__15217_1631453286"/></text:p>
      <text:p text:style-name="P70"><text:tab/><text:tab/><text:tab/><text:tab/>字段名称_<text:span text:style-name="T79">19</text:span>:<text:bookmark-start text:name="__DdeLink__15219_1631453286"/>保险责任<text:bookmark-end text:name="__DdeLink__15219_1631453286"/></text:p>
      <text:p text:style-name="P70"><text:tab/><text:tab/><text:tab/><text:tab/>字段名称_<text:span text:style-name="T107">20</text:span>:<text:bookmark-start text:name="__DdeLink__15221_1631453286"/>保险金额<text:bookmark-end text:name="__DdeLink__15221_1631453286"/></text:p>
      <text:p text:style-name="P80"><text:tab/><text:tab/><text:tab/><text:tab/>字段名称_<text:span text:style-name="T107">21</text:span>:<text:bookmark-start text:name="__DdeLink__15223_1631453286"/>保险费<text:bookmark-end text:name="__DdeLink__15223_1631453286"/></text:p>
      <text:p text:style-name="P80"><text:tab/><text:tab/><text:tab/><text:tab/>字段名称_<text:span text:style-name="T107">22</text:span>:<text:bookmark-start text:name="__DdeLink__15225_1631453286"/><text:span text:style-name="T108">投保人</text:span>姓名<text:bookmark-end text:name="__DdeLink__15225_1631453286"/></text:p>
      <text:p text:style-name="P80"><text:tab/><text:tab/><text:tab/><text:tab/>字段名称_<text:span text:style-name="T107">23</text:span>:<text:bookmark-start text:name="__DdeLink__15227_1631453286"/><text:span text:style-name="T108">投保人</text:span>性别<text:bookmark-end text:name="__DdeLink__15227_1631453286"/></text:p>
      <text:p text:style-name="P80"><text:tab/><text:tab/><text:tab/><text:tab/>字段名称_<text:span text:style-name="T107">24</text:span>:<text:bookmark-start text:name="__DdeLink__15229_1631453286"/><text:span text:style-name="T108">投保人</text:span>出生日期<text:bookmark-end text:name="__DdeLink__15229_1631453286"/></text:p>
      <text:p text:style-name="P80"><text:tab/><text:tab/><text:tab/><text:tab/>字段名称_<text:span text:style-name="T107">25</text:span>:<text:bookmark-start text:name="__DdeLink__15231_1631453286"/><text:span text:style-name="T108">投保人</text:span>国籍<text:bookmark-end text:name="__DdeLink__15231_1631453286"/></text:p>
      <text:p text:style-name="P80"><text:tab/><text:tab/><text:tab/><text:tab/>字段名称_<text:span text:style-name="T107">26</text:span>:<text:bookmark-start text:name="__DdeLink__15233_1631453286"/><text:span text:style-name="T108">投保人</text:span>证件类型<text:bookmark-end text:name="__DdeLink__15233_1631453286"/></text:p>
      <text:p text:style-name="P80"><text:tab/><text:tab/><text:tab/><text:tab/>字段名称_<text:span text:style-name="T107">27</text:span>:<text:bookmark-start text:name="__DdeLink__15235_1631453286"/><text:span text:style-name="T108">投保人</text:span>证件号<text:bookmark-end text:name="__DdeLink__15235_1631453286"/></text:p>
      <text:p text:style-name="P80"><text:span text:style-name="T108"><text:tab/><text:tab/><text:tab/><text:tab/>字段名称_</text:span><text:span text:style-name="T109">28</text:span><text:span text:style-name="T108">:</text:span><text:bookmark-start text:name="__DdeLink__15237_1631453286"/><text:span text:style-name="T108">投保人证件有效期限</text:span><text:bookmark-end text:name="__DdeLink__15237_1631453286"/></text:p>
      <text:p text:style-name="P80"><text:span text:style-name="T108"><text:tab/><text:tab/><text:tab/><text:tab/>字段名称_</text:span><text:span text:style-name="T109">29</text:span><text:span text:style-name="T108">:</text:span><text:bookmark-start text:name="__DdeLink__15239_1631453286"/><text:span text:style-name="T108">投保人职业</text:span><text:bookmark-end text:name="__DdeLink__15239_1631453286"/></text:p>
      <text:p text:style-name="P80"><text:span text:style-name="T108"><text:tab/><text:tab/><text:tab/><text:tab/>字段名称_</text:span><text:span text:style-name="T109">30</text:span><text:span text:style-name="T108">:</text:span><text:bookmark-start text:name="__DdeLink__15241_1631453286"/><text:span text:style-name="T108">投保人职业代码</text:span><text:bookmark-end text:name="__DdeLink__15241_1631453286"/></text:p>
      <text:p text:style-name="P80"><text:span text:style-name="T108"><text:tab/><text:tab/><text:tab/><text:tab/>字段名称_</text:span><text:span text:style-name="T109">3</text:span><text:span text:style-name="T110">1</text:span><text:span text:style-name="T108">:</text:span><text:bookmark-start text:name="__DdeLink__15243_1631453286"/><text:span text:style-name="T108">投保人通讯地址</text:span><text:bookmark-end text:name="__DdeLink__15243_1631453286"/></text:p>
      <text:p text:style-name="P80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45_1631453286"/><text:span text:style-name="T108">投保人联系方式</text:span><text:bookmark-end text:name="__DdeLink__15245_1631453286"/></text:p>
      <text:p text:style-name="P80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47_1631453286"/><text:span text:style-name="T108">被投保人是投保人的</text:span><text:bookmark-end text:name="__DdeLink__15247_1631453286"/></text:p>
      <text:p text:style-name="P80"><text:tab/><text:tab/><text:tab/><text:tab/>字段名称_<text:span text:style-name="T107">22</text:span>:<text:bookmark-start text:name="__DdeLink__15249_1631453286"/><text:span text:style-name="T108">被投保人</text:span>姓名<text:bookmark-end text:name="__DdeLink__15249_1631453286"/></text:p>
      <text:p text:style-name="P80"><text:tab/><text:tab/><text:tab/><text:tab/>字段名称_<text:span text:style-name="T107">23</text:span>:<text:bookmark-start text:name="__DdeLink__15251_1631453286"/><text:span text:style-name="T108">被投保人</text:span>性别<text:bookmark-end text:name="__DdeLink__15251_1631453286"/></text:p>
      <text:p text:style-name="P80"><text:tab/><text:tab/><text:tab/><text:tab/>字段名称_<text:span text:style-name="T107">24</text:span>:<text:bookmark-start text:name="__DdeLink__15253_1631453286"/><text:span text:style-name="T108">被投保人</text:span>出生日期<text:bookmark-end text:name="__DdeLink__15253_1631453286"/></text:p>
      <text:p text:style-name="P80"><text:tab/><text:tab/><text:tab/><text:tab/>字段名称_<text:span text:style-name="T107">25</text:span>:<text:bookmark-start text:name="__DdeLink__15255_1631453286"/><text:span text:style-name="T108">被投保人</text:span>国籍<text:bookmark-end text:name="__DdeLink__15255_1631453286"/></text:p>
      <text:p text:style-name="P80"><text:tab/><text:tab/><text:tab/><text:tab/>字段名称_<text:span text:style-name="T107">26</text:span>:<text:bookmark-start text:name="__DdeLink__15257_1631453286"/><text:span text:style-name="T108">被投保人</text:span>证件类型<text:bookmark-end text:name="__DdeLink__15257_1631453286"/></text:p>
      <text:p text:style-name="P80"><text:tab/><text:tab/><text:tab/><text:tab/>字段名称_<text:span text:style-name="T107">27</text:span>:<text:bookmark-start text:name="__DdeLink__15259_1631453286"/><text:span text:style-name="T108">被投保人</text:span>证件号<text:bookmark-end text:name="__DdeLink__15259_1631453286"/></text:p>
      <text:p text:style-name="P80"><text:span text:style-name="T108"><text:tab/><text:tab/><text:tab/><text:tab/>字段名称_</text:span><text:span text:style-name="T109">28</text:span><text:span text:style-name="T108">:</text:span><text:bookmark-start text:name="__DdeLink__15261_1631453286"/><text:span text:style-name="T108">被投保人证件有效期限</text:span><text:bookmark-end text:name="__DdeLink__15261_1631453286"/></text:p>
      <text:p text:style-name="P80"><text:span text:style-name="T108"><text:tab/><text:tab/><text:tab/><text:tab/>字段名称_</text:span><text:span text:style-name="T109">29</text:span><text:span text:style-name="T108">:</text:span><text:bookmark-start text:name="__DdeLink__15263_1631453286"/><text:span text:style-name="T108">被投保人职业</text:span><text:bookmark-end text:name="__DdeLink__15263_1631453286"/></text:p>
      <text:p text:style-name="P80"><text:span text:style-name="T108"><text:tab/><text:tab/><text:tab/><text:tab/>字段名称_</text:span><text:span text:style-name="T109">30</text:span><text:span text:style-name="T108">:</text:span><text:bookmark-start text:name="__DdeLink__15265_1631453286"/><text:span text:style-name="T108">被投保人职业代码</text:span><text:bookmark-end text:name="__DdeLink__15265_1631453286"/></text:p>
      <text:p text:style-name="P80"><text:span text:style-name="T108"><text:tab/><text:tab/><text:tab/><text:tab/>字段名称_</text:span><text:span text:style-name="T109">3</text:span><text:span text:style-name="T110">1</text:span><text:span text:style-name="T108">:</text:span><text:bookmark-start text:name="__DdeLink__15267_1631453286"/><text:span text:style-name="T108">被投保人通讯地址</text:span><text:bookmark-end text:name="__DdeLink__15267_1631453286"/></text:p>
      <text:p text:style-name="P80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69_1631453286"/><text:span text:style-name="T108">被投保人联系方式</text:span><text:bookmark-end text:name="__DdeLink__15269_1631453286"/></text:p>
      <text:p text:style-name="P80"><text:span text:style-name="T108"><text:tab/><text:tab/><text:tab/><text:tab/>字段名称_</text:span><text:span text:style-name="T109">3</text:span><text:span text:style-name="T110">3</text:span><text:span text:style-name="T108">:</text:span><text:bookmark-start text:name="__DdeLink__15271_1631453286"/><text:span text:style-name="T108">被投保人是否享有社保</text:span><text:bookmark-end text:name="__DdeLink__15271_1631453286"/></text:p>
      <text:p text:style-name="P71"><text:span text:style-name="T108"><text:tab/><text:tab/><text:tab/><text:tab/>字段名称_</text:span><text:span text:style-name="T109">3</text:span><text:span text:style-name="T110">4</text:span><text:span text:style-name="T108">:</text:span><text:bookmark-start text:name="__DdeLink__15273_1631453286"/><text:span text:style-name="T108">受益顺序</text:span><text:bookmark-end text:name="__DdeLink__15273_1631453286"/></text:p>
      <text:p text:style-name="P71"><text:span text:style-name="T108"><text:tab/><text:tab/><text:tab/><text:tab/>字段名称_</text:span><text:span text:style-name="T109">3</text:span><text:span text:style-name="T110">5</text:span><text:span text:style-name="T108">:</text:span><text:bookmark-start text:name="__DdeLink__15275_1631453286"/><text:span text:style-name="T108">受益人</text:span><text:bookmark-end text:name="__DdeLink__15275_1631453286"/></text:p>
      <text:p text:style-name="P71"><text:span text:style-name="T108"><text:tab/><text:tab/><text:tab/><text:tab/>字段名称_</text:span><text:span text:style-name="T109">3</text:span><text:span text:style-name="T110">6</text:span><text:span text:style-name="T108">:</text:span><text:bookmark-start text:name="__DdeLink__15277_1631453286"/><text:span text:style-name="T108">受益人性别</text:span><text:bookmark-end text:name="__DdeLink__15277_1631453286"/></text:p>
      <text:p text:style-name="P71"><text:span text:style-name="T108"><text:tab/><text:tab/><text:tab/><text:tab/>字段名称_</text:span><text:span text:style-name="T109">3</text:span><text:span text:style-name="T110">7</text:span><text:span text:style-name="T108">:</text:span><text:bookmark-start text:name="__DdeLink__15279_1631453286"/><text:span text:style-name="T108">受益人出生日期</text:span><text:bookmark-end text:name="__DdeLink__15279_1631453286"/></text:p>
      <text:p text:style-name="P71"><text:span text:style-name="T108"><text:tab/><text:tab/><text:tab/><text:tab/>字段名称_</text:span><text:span text:style-name="T109">3</text:span><text:span text:style-name="T110">8</text:span><text:span text:style-name="T108">:</text:span><text:bookmark-start text:name="__DdeLink__15281_1631453286"/><text:span text:style-name="T108">受益人证件类型</text:span><text:bookmark-end text:name="__DdeLink__15281_1631453286"/></text:p>
      <text:p text:style-name="P71"><text:span text:style-name="T108"><text:tab/><text:tab/><text:tab/><text:tab/>字段名称_</text:span><text:span text:style-name="T110">4</text:span><text:span text:style-name="T109">0</text:span><text:span text:style-name="T108">:</text:span><text:bookmark-start text:name="__DdeLink__15283_1631453286"/><text:span text:style-name="T108">受益人证件号</text:span><text:bookmark-end text:name="__DdeLink__15283_1631453286"/></text:p>
      <text:p text:style-name="P72"><text:span text:style-name="T108"><text:tab/><text:tab/><text:tab/><text:tab/>字段名称_</text:span><text:span text:style-name="T110">41</text:span><text:span text:style-name="T108">:</text:span><text:bookmark-start text:name="__DdeLink__15285_1631453286"/><text:span text:style-name="T108">是被投保人的</text:span><text:bookmark-end text:name="__DdeLink__15285_1631453286"/></text:p>
      <text:p text:style-name="P72"><text:span text:style-name="T108"><text:tab/><text:tab/><text:tab/><text:tab/>字段名称_</text:span><text:span text:style-name="T110">42</text:span><text:span text:style-name="T108">:</text:span><text:bookmark-start text:name="__DdeLink__15288_1631453286"/><text:span text:style-name="T108">受益份额</text:span><text:bookmark-end text:name="__DdeLink__15288_1631453286"/></text:p>
      <text:p text:style-name="P72"><text:soft-page-break/><text:span text:style-name="T108"><text:tab/><text:tab/><text:tab/><text:tab/>字段名称_</text:span><text:span text:style-name="T110">4</text:span><text:span text:style-name="T111">3</text:span><text:span text:style-name="T108">:</text:span><text:bookmark-start text:name="__DdeLink__15290_1631453286"/><text:span text:style-name="T108">机构名称</text:span><text:bookmark-end text:name="__DdeLink__15290_1631453286"/></text:p>
      <text:p text:style-name="P72"><text:span text:style-name="T108"><text:tab/><text:tab/><text:tab/><text:tab/>字段名称_</text:span><text:span text:style-name="T110">4</text:span><text:span text:style-name="T111">4</text:span><text:span text:style-name="T108">:</text:span><text:bookmark-start text:name="__DdeLink__15292_1631453286"/><text:span text:style-name="T108">机构代码</text:span><text:bookmark-end text:name="__DdeLink__15292_1631453286"/></text:p>
      <text:p text:style-name="P72"><text:span text:style-name="T108"><text:tab/><text:tab/><text:tab/><text:tab/>字段名称_</text:span><text:span text:style-name="T110">4</text:span><text:span text:style-name="T111">5</text:span><text:span text:style-name="T108">:</text:span><text:bookmark-start text:name="__DdeLink__15294_1631453286"/><text:span text:style-name="T108">销售员名称</text:span><text:bookmark-end text:name="__DdeLink__15294_1631453286"/></text:p>
      <text:p text:style-name="P72"><text:span text:style-name="T108"><text:tab/><text:tab/><text:tab/><text:tab/>字段名称_</text:span><text:span text:style-name="T110">4</text:span><text:span text:style-name="T111">6</text:span><text:span text:style-name="T108">:</text:span><text:bookmark-start text:name="__DdeLink__15296_1631453286"/><text:span text:style-name="T108">销售员代码</text:span><text:bookmark-end text:name="__DdeLink__15296_1631453286"/></text:p>
      <text:p text:style-name="P72"><text:span text:style-name="T108"><text:tab/><text:tab/><text:tab/><text:tab/>字段名称_</text:span><text:span text:style-name="T110">4</text:span><text:span text:style-name="T111">7</text:span><text:span text:style-name="T108">:</text:span><text:bookmark-start text:name="__DdeLink__15298_1631453286"/><text:span text:style-name="T108">机构联系方式</text:span><text:bookmark-end text:name="__DdeLink__15298_1631453286"/></text:p>
      <text:p text:style-name="P72"><text:span text:style-name="T108"><text:tab/><text:tab/><text:tab/><text:tab/>字段名称_</text:span><text:span text:style-name="T110">4</text:span><text:span text:style-name="T111">8</text:span><text:span text:style-name="T108">:</text:span><text:bookmark-start text:name="__DdeLink__15300_1631453286"/><text:span text:style-name="T108">机构地址</text:span><text:bookmark-end text:name="__DdeLink__15300_1631453286"/></text:p>
      <text:p text:style-name="P72"><text:span text:style-name="T108"><text:tab/><text:tab/><text:tab/><text:tab/>字段名称_</text:span><text:span text:style-name="T111">49</text:span><text:span text:style-name="T108">:</text:span><text:bookmark-start text:name="__DdeLink__15302_1631453286"/><text:span text:style-name="T108">邮政编码</text:span><text:bookmark-end text:name="__DdeLink__15302_1631453286"/></text:p>
      <text:p text:style-name="P73"><text:span text:style-name="T108"><text:tab/><text:tab/><text:tab/><text:tab/>字段名称_</text:span><text:span text:style-name="T111">50</text:span><text:span text:style-name="T108">:</text:span><text:bookmark-start text:name="__DdeLink__15304_1631453286"/><text:span text:style-name="T108">是否续签</text:span><text:bookmark-end text:name="__DdeLink__15304_1631453286"/></text:p>
      <text:p text:style-name="P130"/>
      <text:p text:style-name="P132"><text:tab/><text:tab/><text:tab/></text:p>
      <text:p text:style-name="P132"><text:tab/><text:tab/><text:tab/><text:span text:style-name="T58">功能名称_2:列表搜索</text:span><text:span text:style-name="T124"> 功能类型:编辑 </text:span></text:p>
      <text:p text:style-name="P135"><text:tab/><text:tab/><text:tab/><text:tab/>搜索字段_1:<text:span text:style-name="T98">投保单号 <text:tab/><text:tab/>标签类型:文本</text:span><text:bookmark-start text:name="__DdeLink__15452_163145328621"/><text:span text:style-name="T98"> </text:span><text:bookmark-end text:name="__DdeLink__15452_163145328621"/><text:bookmark-start text:name="__DdeLink__15561_16314532861"/><text:span text:style-name="T98">非必填 </text:span><text:bookmark-end text:name="__DdeLink__15561_16314532861"/></text:p>
      <text:p text:style-name="P135"><text:span text:style-name="T98"><text:tab/><text:tab/><text:tab/><text:tab/>搜索字段</text:span><text:span text:style-name="T100">2</text:span><text:span text:style-name="T99">：</text:span><text:span text:style-name="T98">投保人</text:span><text:span text:style-name="T99"> <text:s text:c="3"/>标签：手填下拉框 <text:s/></text:span><text:span text:style-name="T98">非必填 </text:span></text:p>
      <text:p text:style-name="P136"><text:span text:style-name="T98"><text:tab/><text:tab/><text:tab/><text:tab/></text:span><text:span text:style-name="T99">搜索字段</text:span><text:span text:style-name="T100">3</text:span><text:span text:style-name="T99">：</text:span><text:span text:style-name="T98">被投保人</text:span><text:span text:style-name="T99"> <text:s text:c="3"/>标签：手填下拉框 <text:s/></text:span><text:span text:style-name="T98">非必填 </text:span></text:p>
      <text:p text:style-name="P137"><text:span text:style-name="T98"><text:tab/><text:tab/><text:tab/><text:tab/></text:span><text:span text:style-name="T99">搜索字段</text:span><text:span text:style-name="T101">4</text:span><text:span text:style-name="T98">:是否续签 <text:s text:c="4"/>标签：下拉框</text:span><text:span text:style-name="T102">( 在保/不在保 )</text:span><text:span text:style-name="T98"> <text:s/>非必填</text:span></text:p>
      <text:p text:style-name="P69"><text:tab/><text:tab/></text:p>
      <text:p text:style-name="P69"><text:tab/><text:tab/><text:tab/><text:span text:style-name="T45">功能名称_</text:span><text:span text:style-name="T60">3</text:span><text:span text:style-name="T45">:</text:span>添加 功能类型:编辑 </text:p>
      <text:p text:style-name="P74"><text:tab/><text:tab/><text:tab/><text:tab/>字段名称_1:<text:span text:style-name="T85">合同号<text:tab/><text:tab/><text:tab/> </text:span><text:span text:style-name="T80">标签类型:文本框 <text:s/>必填</text:span></text:p>
      <text:p text:style-name="P154"><text:span text:style-name="T68"><text:tab/><text:tab/><text:tab/><text:tab/>字段名称_2:</text:span><text:span text:style-name="T70">投保单号<text:tab/><text:tab/><text:tab/> 标签类型:文本框 <text:s/>必填</text:span></text:p>
      <text:p text:style-name="P74"><text:tab/><text:tab/><text:tab/><text:tab/>字段名称_3:投保人<text:tab/><text:tab/><text:tab/> <text:span text:style-name="T80">标签类型:文本框 <text:s/>必填</text:span></text:p>
      <text:p text:style-name="P181"><text:tab/><text:tab/><text:tab/><text:tab/>字段名称_<text:span text:style-name="T66">4</text:span>:投保人客户号<text:tab/><text:tab/> <text:span text:style-name="T80">标签类型:文本框 <text:s text:c="5"/>必填</text:span><text:tab/></text:p>
      <text:p text:style-name="P74"><text:tab/><text:tab/><text:tab/><text:tab/>字段名称_<text:span text:style-name="T66">5</text:span>:<text:bookmark-start text:name="__DdeLink__15571_1631453286"/>被投保人<text:bookmark-end text:name="__DdeLink__15571_1631453286"/><text:tab/><text:tab/><text:tab/> <text:span text:style-name="T80">标签类型:文本框 <text:s/>必填</text:span></text:p>
      <text:p text:style-name="P74"><text:tab/><text:tab/><text:tab/><text:tab/>字段名称_<text:span text:style-name="T67">6</text:span>:被投保人客户号 <text:s text:c="2"/><text:span text:style-name="T80">标签类型:文本框 <text:s/>必填</text:span></text:p>
      <text:p text:style-name="P74"><text:tab/><text:tab/><text:tab/><text:tab/>字段名称_<text:span text:style-name="T67">7</text:span>:合同生效日期<text:tab/><text:tab/> <text:span text:style-name="T80">标签类型:日期框（年月日） 必填</text:span></text:p>
      <text:p text:style-name="P74"><text:tab/><text:tab/><text:tab/><text:tab/>字段名称_<text:span text:style-name="T78">8:合同期满日期<text:tab/><text:tab/></text:span><text:span text:style-name="T80">标签类型:日期框（年月日） <text:s/>必填</text:span><text:span text:style-name="T78"><text:tab/></text:span></text:p>
      <text:p text:style-name="P74"><text:tab/><text:tab/><text:tab/><text:tab/>字段名称_<text:span text:style-name="T78">9:保险期间<text:tab/><text:tab/><text:tab/> </text:span><text:span text:style-name="T80">标签类型:文本框 <text:s/>必填</text:span></text:p>
      <text:p text:style-name="P74"><text:tab/><text:tab/><text:tab/><text:tab/>字段名称_<text:span text:style-name="T78">10:保险费合计<text:tab/><text:tab/> </text:span><text:span text:style-name="T80">标签类型:文本框 <text:s/>必填</text:span></text:p>
      <text:p text:style-name="P74"><text:tab/><text:tab/><text:tab/><text:tab/>字段名称_1<text:span text:style-name="T79">1</text:span>:<text:span text:style-name="T80">币种<text:tab/><text:tab/><text:tab/> 标签类型:文本框 <text:s/>必填</text:span></text:p>
      <text:p text:style-name="P74"><text:span text:style-name="T80"><text:tab/><text:tab/><text:tab/><text:tab/>字段名称_</text:span><text:span text:style-name="T86">1</text:span><text:span text:style-name="T80">2:缴费方式<text:tab/><text:tab/><text:tab/> 标签类型:手填下拉框</text:span><text:span text:style-name="T87">(转账/现金)</text:span><text:span text:style-name="T80"> <text:s text:c="2"/>必填</text:span></text:p>
      <text:p text:style-name="P69"/>
      <text:p text:style-name="P69"/>
      <text:p text:style-name="P180"><text:tab/><text:tab/><text:tab/><text:span text:style-name="T45">功能名称_</text:span><text:span text:style-name="T60">4</text:span>:编辑 功能类型:编辑</text:p>
      <text:p text:style-name="P4"><text:tab/><text:tab/><text:tab/><text:tab/>加上一个字段 ：id <text:s/>文本框 <text:s text:c="3"/>设置隐藏</text:p>
      <text:p text:style-name="P75"><text:tab/><text:tab/><text:tab/><text:tab/>字段名称_1:<text:span text:style-name="T85">合同号<text:tab/><text:tab/><text:tab/> </text:span><text:span text:style-name="T80">标签类型:文本框 <text:s/>必填</text:span></text:p>
      <text:p text:style-name="P155"><text:span text:style-name="T68"><text:tab/><text:tab/><text:tab/><text:tab/>字段名称_2:</text:span><text:span text:style-name="T70">投保单号<text:tab/><text:tab/><text:tab/> 标签类型:文本框 <text:s/>必填</text:span></text:p>
      <text:p text:style-name="P75"><text:tab/><text:tab/><text:tab/><text:tab/>字段名称_3:投保人<text:tab/><text:tab/><text:tab/> <text:span text:style-name="T80">标签类型:文本框 <text:s/>必填</text:span></text:p>
      <text:p text:style-name="P182"><text:tab/><text:tab/><text:tab/><text:tab/>字段名称_<text:span text:style-name="T66">4</text:span>:投保人客户号<text:tab/><text:tab/> <text:span text:style-name="T80">标签类型:文本框 <text:s text:c="5"/>必填</text:span><text:tab/></text:p>
      <text:p text:style-name="P75"><text:tab/><text:tab/><text:tab/><text:tab/>字段名称_<text:span text:style-name="T66">5</text:span>:被投保人<text:tab/><text:tab/><text:tab/> <text:span text:style-name="T80">标签类型:文本框 <text:s/>必填</text:span></text:p>
      <text:p text:style-name="P75"><text:tab/><text:tab/><text:tab/><text:tab/>字段名称_<text:span text:style-name="T67">6</text:span>:被投保人客户号 <text:s text:c="2"/><text:span text:style-name="T80">标签类型:文本框 <text:s/>必填</text:span></text:p>
      <text:p text:style-name="P75"><text:tab/><text:tab/><text:tab/><text:tab/>字段名称_<text:span text:style-name="T67">7</text:span>:合同生效日期<text:tab/><text:tab/> <text:span text:style-name="T80">标签类型:日期框（年月日） 必填</text:span></text:p>
      <text:p text:style-name="P75"><text:tab/><text:tab/><text:tab/><text:tab/>字段名称_<text:span text:style-name="T78">8:合同期满日期<text:tab/><text:tab/></text:span><text:span text:style-name="T80">标签类型:日期框（年月日） <text:s/>必填</text:span><text:span text:style-name="T78"><text:tab/></text:span></text:p>
      <text:p text:style-name="P75"><text:tab/><text:tab/><text:tab/><text:tab/>字段名称_<text:span text:style-name="T78">9:保险期间<text:tab/><text:tab/><text:tab/> </text:span><text:span text:style-name="T80">标签类型:文本框 <text:s/>必填</text:span></text:p>
      <text:p text:style-name="P75"><text:tab/><text:tab/><text:tab/><text:tab/>字段名称_<text:span text:style-name="T78">10:保险费合计<text:tab/><text:tab/> </text:span><text:span text:style-name="T80">标签类型:文本框 <text:s/>必填</text:span></text:p>
      <text:p text:style-name="P75"><text:tab/><text:tab/><text:tab/><text:tab/>字段名称_1<text:span text:style-name="T79">1</text:span>:<text:span text:style-name="T80">币种<text:tab/><text:tab/><text:tab/> 标签类型:文本框 <text:s/>必填</text:span></text:p>
      <text:p text:style-name="P75"><text:span text:style-name="T80"><text:tab/><text:tab/><text:tab/><text:tab/>字段名称_</text:span><text:span text:style-name="T86">1</text:span><text:span text:style-name="T80">2:缴费方式<text:tab/><text:tab/><text:tab/> 标签类型:手填下拉框</text:span><text:span text:style-name="T87">(转账/现金)</text:span><text:span text:style-name="T80"> <text:s text:c="2"/>必填</text:span></text:p>
      <text:p text:style-name="P81"><text:span text:style-name="T80"><text:tab/><text:tab/><text:tab/><text:tab/>字段名称_</text:span><text:span text:style-name="T86">1</text:span><text:span text:style-name="T80">2:是否续签<text:tab/><text:tab/> 标签类型:下拉框</text:span><text:bookmark-start text:name="__DdeLink__15575_1631453286"/><text:span text:style-name="T87">( 在保/不在保 )</text:span><text:span text:style-name="T80"> </text:span><text:bookmark-end text:name="__DdeLink__15575_1631453286"/><text:span text:style-name="T80"><text:s text:c="2"/>必填</text:span></text:p>
      <text:p text:style-name="P207"/>
      <text:p text:style-name="P183"><text:span text:style-name="T45"><text:tab/><text:tab/><text:tab/>功能名称_</text:span><text:span text:style-name="T60">5</text:span>:<text:bookmark-start text:name="__DdeLink__15470_1631453286"/>编辑转账授权信息<text:bookmark-end text:name="__DdeLink__15470_1631453286"/> <text:s text:c="5"/>功能类型:编辑</text:p>
      <text:p text:style-name="P208"><text:soft-page-break/><text:tab/><text:tab/><text:tab/><text:tab/>加上一个字段 ：id <text:s/>文本框 <text:s text:c="3"/>设置隐藏</text:p>
      <text:p text:style-name="P76"><text:span text:style-name="T76"><text:s text:c="4"/><text:tab/><text:tab/><text:tab/></text:span>字段名称_<text:span text:style-name="T79">1</text:span>:账户形式 <text:s text:c="6"/><text:span text:style-name="T80">标签类型:文本框 <text:s/>非必填</text:span></text:p>
      <text:p text:style-name="P184"><text:tab/><text:tab/><text:tab/><text:tab/>字段名称_<text:span text:style-name="T117">2</text:span>:开户银行 <text:s text:c="16"/><text:span text:style-name="T80">标签类型:文本框 <text:s/>非必填</text:span></text:p>
      <text:p text:style-name="P76"><text:tab/><text:tab/><text:tab/><text:tab/>字段名称_<text:span text:style-name="T117">3</text:span>:帐号 <text:s text:c="10"/><text:span text:style-name="T80">标签类型:文本框 <text:s/>非必填</text:span> <text:s text:c="2"/></text:p>
      <text:p text:style-name="P76"><text:tab/><text:tab/><text:tab/><text:tab/>字段名称_<text:span text:style-name="T117">4</text:span>:账户所持人姓名 <text:s text:c="2"/><text:span text:style-name="T80">标签类型:文本框 <text:s/>非必填</text:span></text:p>
      <text:p text:style-name="P69"/>
      <text:p text:style-name="P77"><text:tab/><text:tab/><text:tab/><text:span text:style-name="T45">功能名称_</text:span><text:span text:style-name="T60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185"><text:tab/><text:tab/><text:tab/><text:tab/>字段名称_<text:span text:style-name="T79">1</text:span>:险种代码 <text:s text:c="16"/><text:span text:style-name="T80">标签类型:文本框 <text:s/>非必填</text:span></text:p>
      <text:p text:style-name="P185"><text:tab/><text:tab/><text:tab/><text:tab/>字段名称_<text:span text:style-name="T117">2</text:span>:险种名称 <text:s text:c="16"/><text:span text:style-name="T80">标签类型:文本框 <text:s/>非必填</text:span></text:p>
      <text:p text:style-name="P77"><text:tab/><text:tab/><text:tab/><text:tab/>字段名称_<text:span text:style-name="T117">3</text:span>:保险责任 <text:s text:c="6"/><text:span text:style-name="T80">标签类型:文本框 <text:s/>非必填</text:span> <text:s text:c="2"/></text:p>
      <text:p text:style-name="P78"><text:tab/><text:tab/><text:tab/><text:tab/>字段名称_<text:span text:style-name="T117">4</text:span>:保险金额 <text:s text:c="6"/><text:span text:style-name="T80">标签类型:数字框 <text:s/>非必填 <text:s/>默认</text:span><text:span text:style-name="T90">0.00</text:span></text:p>
      <text:p text:style-name="P78"><text:span text:style-name="T80"><text:tab/><text:tab/><text:tab/><text:tab/>字段名称_</text:span><text:span text:style-name="T88">5</text:span><text:span text:style-name="T80">:保险费 <text:s text:c="9"/>标签类型:数字框 <text:s/>非必填 <text:s/>默认</text:span><text:span text:style-name="T91">0.00</text:span></text:p>
      <text:p text:style-name="P145"/>
      <text:p text:style-name="P145"/>
      <text:p text:style-name="P145"/>
      <text:p text:style-name="P79"><text:span text:style-name="T80"><text:tab/><text:tab/><text:tab/></text:span><text:span text:style-name="T48">功能名称_</text:span><text:span text:style-name="T50">7</text:span><text:span text:style-name="T80">:</text:span><text:bookmark-start text:name="__DdeLink__15474_1631453286"/><text:span text:style-name="T80">编辑投保人基本信息</text:span><text:bookmark-end text:name="__DdeLink__15474_1631453286"/><text:span text:style-name="T80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92"><text:tab/><text:tab/><text:tab/><text:tab/></text:span><text:span text:style-name="T93">字段名称_</text:span><text:span text:style-name="T94">1</text:span><text:span text:style-name="T93">:投保人姓名<text:tab/><text:tab/><text:tab/><text:tab/>标签类型:文本框 <text:s/>非必填</text:span></text:p>
      <text:p text:style-name="P87"><text:tab/><text:tab/><text:tab/><text:tab/>字段名称_<text:span text:style-name="T107">2</text:span>:<text:span text:style-name="T108">投保人</text:span>性别<text:tab/><text:tab/><text:tab/><text:tab/><text:span text:style-name="T80">标签类型:文本框 <text:s/>非必填</text:span></text:p>
      <text:p text:style-name="P87"><text:tab/><text:tab/><text:tab/><text:tab/>字段名称_<text:span text:style-name="T118">3</text:span>:<text:span text:style-name="T108">投保人</text:span>出生日期<text:tab/><text:tab/><text:tab/><text:span text:style-name="T80">标签类型:日期框（年月日） <text:s/>非必填</text:span></text:p>
      <text:p text:style-name="P87"><text:tab/><text:tab/><text:tab/><text:tab/>字段名称_<text:span text:style-name="T118">4</text:span>:<text:span text:style-name="T108">投保人</text:span>国籍<text:tab/><text:tab/><text:tab/><text:tab/><text:span text:style-name="T80">标签类型:文本框 <text:s/>非必填</text:span></text:p>
      <text:p text:style-name="P87"><text:tab/><text:tab/><text:tab/><text:tab/>字段名称_<text:span text:style-name="T118">5</text:span>:<text:span text:style-name="T108">投保人</text:span>证件类型<text:tab/><text:tab/><text:tab/><text:span text:style-name="T80">标签类型:文本框 <text:s/>非必填</text:span></text:p>
      <text:p text:style-name="P87"><text:tab/><text:tab/><text:tab/><text:tab/>字段名称_<text:span text:style-name="T118">6</text:span>:<text:span text:style-name="T108">投保人</text:span>证件号<text:tab/><text:tab/><text:tab/><text:tab/><text:span text:style-name="T80">标签类型:文本框 <text:s/>非必填</text:span></text:p>
      <text:p text:style-name="P87"><text:span text:style-name="T108"><text:tab/><text:tab/><text:tab/><text:tab/>字段名称_</text:span><text:span text:style-name="T112">7</text:span><text:span text:style-name="T108">:投保人证件有效期限<text:tab/><text:tab/></text:span><text:span text:style-name="T80">标签类型:文本框 <text:s/>非必填</text:span></text:p>
      <text:p text:style-name="P87"><text:span text:style-name="T108"><text:tab/><text:tab/><text:tab/><text:tab/>字段名称_</text:span><text:span text:style-name="T112">8</text:span><text:span text:style-name="T108">:投保人职业<text:tab/><text:tab/><text:tab/><text:tab/></text:span><text:span text:style-name="T80">标签类型:文本框 <text:s/>非必填</text:span></text:p>
      <text:p text:style-name="P87"><text:span text:style-name="T108"><text:tab/><text:tab/><text:tab/><text:tab/>字段名称_</text:span><text:span text:style-name="T112">9</text:span><text:span text:style-name="T108">:投保人职业代码<text:tab/><text:tab/><text:tab/></text:span><text:span text:style-name="T80">标签类型:文本框 <text:s/>非必填</text:span></text:p>
      <text:p text:style-name="P87"><text:span text:style-name="T108"><text:tab/><text:tab/><text:tab/><text:tab/>字段名称_</text:span><text:span text:style-name="T110">1</text:span><text:span text:style-name="T112">0</text:span><text:span text:style-name="T108">:投保人通讯地址<text:tab/><text:tab/><text:tab/></text:span><text:span text:style-name="T80">标签类型:文本框 <text:s/>非必填</text:span></text:p>
      <text:p text:style-name="P8"><text:span text:style-name="T92"><text:tab/><text:tab/><text:tab/><text:tab/>字段名称_</text:span><text:span text:style-name="T94">11</text:span><text:span text:style-name="T92">:投保人联系方式<text:tab/><text:tab/><text:tab/>标签类型:文本框 <text:s/>非必填</text:span></text:p>
      <text:p text:style-name="P17"/>
      <text:p text:style-name="P186"><text:span text:style-name="T48"><text:tab/><text:tab/><text:tab/>功能名称_</text:span><text:span text:style-name="T50">8</text:span><text:span text:style-name="T49">：</text:span><text:bookmark-start text:name="__DdeLink__15478_1631453286"/><text:span text:style-name="T80">编辑被投保人基本信息</text:span><text:bookmark-end text:name="__DdeLink__15478_1631453286"/><text:span text:style-name="T80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92"><text:tab/><text:tab/><text:tab/><text:tab/></text:span><text:span text:style-name="T93">字段名称_</text:span><text:span text:style-name="T95">1</text:span><text:span text:style-name="T93">:被投保人是投保人的<text:tab/><text:tab/>标签类型:文本框 <text:s/>非必填</text:span></text:p>
      <text:p text:style-name="P88"><text:tab/><text:tab/><text:tab/><text:tab/>字段名称_<text:span text:style-name="T119">2</text:span>:<text:span text:style-name="T108">被投保人</text:span>姓名<text:tab/><text:tab/><text:tab/><text:tab/><text:span text:style-name="T5">标签类型:文本框 <text:s/>非必填</text:span></text:p>
      <text:p text:style-name="P88"><text:tab/><text:tab/><text:tab/><text:tab/>字段名称_<text:span text:style-name="T119">3</text:span>:<text:span text:style-name="T108">被投保人</text:span>性别<text:tab/><text:tab/><text:tab/><text:tab/><text:span text:style-name="T5">标签类型:文本框 <text:s/>非必填</text:span></text:p>
      <text:p text:style-name="P88"><text:tab/><text:tab/><text:tab/><text:tab/>字段名称_<text:span text:style-name="T119">4</text:span>:<text:span text:style-name="T108">被投保人</text:span>出生日期<text:tab/><text:tab/><text:tab/><text:span text:style-name="T5">标签类型:文本框 <text:s/>非必填</text:span></text:p>
      <text:p text:style-name="P88"><text:tab/><text:tab/><text:tab/><text:tab/>字段名称_<text:span text:style-name="T119">5</text:span>:<text:span text:style-name="T108">被投保人</text:span>国籍<text:tab/><text:tab/><text:tab/><text:tab/><text:span text:style-name="T5">标签类型:文本框 <text:s/>非必填</text:span></text:p>
      <text:p text:style-name="P88"><text:tab/><text:tab/><text:tab/><text:tab/>字段名称_<text:span text:style-name="T119">6</text:span>:<text:span text:style-name="T108">被投保人</text:span>证件类型<text:tab/><text:tab/><text:tab/><text:span text:style-name="T5">标签类型:文本框 <text:s/>非必填</text:span></text:p>
      <text:p text:style-name="P88"><text:tab/><text:tab/><text:tab/><text:tab/>字段名称_<text:span text:style-name="T119">7</text:span>:<text:span text:style-name="T108">被投保人</text:span>证件号<text:tab/><text:tab/><text:tab/><text:span text:style-name="T5">标签类型:文本框 <text:s/>非必填</text:span></text:p>
      <text:p text:style-name="P88"><text:span text:style-name="T108"><text:tab/><text:tab/><text:tab/><text:tab/>字段名称_</text:span><text:span text:style-name="T113">8</text:span><text:span text:style-name="T108">:被投保人证件有效期限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3">9</text:span><text:span text:style-name="T108">:被投保人职业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3">10</text:span><text:span text:style-name="T108">:被投保人职业代码<text:tab/><text:tab/></text:span><text:span text:style-name="T5">标签类型:文本框 <text:s/>非必填</text:span><text:span text:style-name="T108"><text:tab/></text:span></text:p>
      <text:p text:style-name="P88"><text:span text:style-name="T108"><text:tab/><text:tab/><text:tab/><text:tab/>字段名称_</text:span><text:span text:style-name="T113">11</text:span><text:span text:style-name="T108">:被投保人通讯地址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3">12</text:span><text:span text:style-name="T108">:被投保人联系方式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5">13</text:span><text:span text:style-name="T92">:被投保人是否享有社保<text:tab/><text:tab/>标签类型:文本框 <text:s/>非必填</text:span></text:p>
      <text:p text:style-name="P18"/>
      <text:p text:style-name="P187"><text:soft-page-break/><text:span text:style-name="T48"><text:tab/><text:tab/><text:tab/>功能名称_</text:span><text:span text:style-name="T50">9</text:span><text:span text:style-name="T49">：</text:span><text:bookmark-start text:name="__DdeLink__15476_1631453286"/><text:span text:style-name="T80">编辑受益人基本信息</text:span><text:bookmark-end text:name="__DdeLink__15476_1631453286"/><text:span text:style-name="T80"> <text:s text:c="5"/>功能类型:编辑</text:span></text:p>
      <text:p text:style-name="P13"><text:tab/><text:tab/><text:tab/><text:tab/>加上一个字段 ：id <text:s/>文本框 <text:s text:c="3"/>设置隐藏</text:p>
      <text:p text:style-name="P88"><text:span text:style-name="T108"><text:tab/><text:tab/><text:tab/><text:tab/>字段名称_</text:span><text:span text:style-name="T114">1</text:span><text:span text:style-name="T108">:受益顺序<text:tab/>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2</text:span><text:span text:style-name="T108">:受益人<text:tab/>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3</text:span><text:span text:style-name="T108">:受益人性别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4</text:span><text:span text:style-name="T108">:受益人出生日期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5</text:span><text:span text:style-name="T108">:受益人证件类型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7：</text:span><text:span text:style-name="T108">受益人证件号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8</text:span><text:span text:style-name="T108">:是被投保人的<text:tab/><text:tab/>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6">9</text:span><text:span text:style-name="T92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8"><text:span text:style-name="T48"><text:tab/><text:tab/><text:tab/>功能名称_</text:span><text:span text:style-name="T50">10</text:span><text:span text:style-name="T49">：</text:span><text:bookmark-start text:name="__DdeLink__15480_1631453286"/><text:span text:style-name="T80">编辑销售机构信息</text:span><text:bookmark-end text:name="__DdeLink__15480_1631453286"/><text:span text:style-name="T80"> <text:s text:c="5"/>功能类型:编辑</text:span></text:p>
      <text:p text:style-name="P14"><text:tab/><text:tab/><text:tab/><text:tab/>加上一个字段 ：id <text:s/>文本框 <text:s text:c="3"/>设置隐藏</text:p>
      <text:p text:style-name="P88"><text:span text:style-name="T108"><text:tab/><text:tab/><text:tab/><text:tab/>字段名称_</text:span><text:span text:style-name="T115">1</text:span><text:span text:style-name="T108">:机构名称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2</text:span><text:span text:style-name="T108">:机构代码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3</text:span><text:span text:style-name="T108">:销售员名称 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4</text:span><text:span text:style-name="T108">:销售员代码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5</text:span><text:span text:style-name="T108">:机构联系方式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6</text:span><text:span text:style-name="T108">:机构地址<text:tab/>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7">7</text:span><text:span text:style-name="T92">:邮政编码<text:tab/><text:tab/><text:tab/>标签类型:文本框 <text:s/>非必填</text:span></text:p>
      <text:p text:style-name="P15"/>
      <text:p text:style-name="P69"><text:tab/><text:tab/><text:tab/><text:span text:style-name="T45">功能名称_</text:span><text:span text:style-name="T60">11</text:span>:删除 功能类型: 删除</text:p>
      <text:p text:style-name="P82"><text:tab/><text:tab/><text:tab/><text:tab/>温馨提示：确定删除这条数据么？<text:tab/></text:p>
      <text:p text:style-name="P82"><text:tab/></text:p>
      <text:p text:style-name="P85"><text:span text:style-name="T45"><text:tab/><text:tab/><text:tab/>功能名称_</text:span><text:span text:style-name="T54">1</text:span><text:span text:style-name="T60">2</text:span>:查看详情 功能类型: 下面这些字段是不可编辑的</text:p>
      <text:p text:style-name="P86"><text:tab/><text:tab/><text:tab/><text:tab/>字段名称_1:<text:span text:style-name="T85">合同号</text:span></text:p>
      <text:p text:style-name="P157"><text:span text:style-name="T68"><text:tab/><text:tab/><text:tab/><text:tab/>字段名称_2:</text:span><text:span text:style-name="T70">投保单号</text:span></text:p>
      <text:p text:style-name="P86"><text:tab/><text:tab/><text:tab/><text:tab/>字段名称_3:投保人</text:p>
      <text:p text:style-name="P190"><text:tab/><text:tab/><text:tab/><text:tab/>字段名称_<text:span text:style-name="T66">4</text:span>:投保人客户号</text:p>
      <text:p text:style-name="P86"><text:tab/><text:tab/><text:tab/><text:tab/>字段名称_<text:span text:style-name="T66">5</text:span>:被投保人</text:p>
      <text:p text:style-name="P86"><text:tab/><text:tab/><text:tab/><text:tab/>字段名称_<text:span text:style-name="T67">6</text:span>:被投保人客户号</text:p>
      <text:p text:style-name="P86"><text:tab/><text:tab/><text:tab/><text:tab/>字段名称_<text:span text:style-name="T67">7</text:span>:合同生效日期</text:p>
      <text:p text:style-name="P86"><text:tab/><text:tab/><text:tab/><text:tab/>字段名称_<text:span text:style-name="T78">8:合同期满日期</text:span></text:p>
      <text:p text:style-name="P86"><text:tab/><text:tab/><text:tab/><text:tab/>字段名称_<text:span text:style-name="T78">9:保险期间</text:span></text:p>
      <text:p text:style-name="P86"><text:tab/><text:tab/><text:tab/><text:tab/>字段名称_<text:span text:style-name="T78">10:保险费合计</text:span></text:p>
      <text:p text:style-name="P86"><text:tab/><text:tab/><text:tab/><text:tab/>字段名称_1<text:span text:style-name="T79">1</text:span>:<text:span text:style-name="T80">币种</text:span></text:p>
      <text:p text:style-name="P157"><text:span text:style-name="T68"><text:tab/><text:tab/><text:tab/><text:tab/>字段名称_</text:span><text:span text:style-name="T72">1</text:span><text:span text:style-name="T68">2:</text:span><text:span text:style-name="T70">缴费方式</text:span></text:p>
      <text:p text:style-name="P86"><text:tab/><text:tab/><text:tab/><text:tab/>字段名称_<text:span text:style-name="T79">1</text:span>3:账户形式</text:p>
      <text:p text:style-name="P190"><text:tab/><text:tab/><text:tab/><text:tab/>字段名称_<text:span text:style-name="T79">14</text:span>:开户银行</text:p>
      <text:p text:style-name="P86"><text:tab/><text:tab/><text:tab/><text:tab/>字段名称_<text:span text:style-name="T79">15</text:span>:帐号</text:p>
      <text:p text:style-name="P86"><text:tab/><text:tab/><text:tab/><text:tab/>字段名称_<text:span text:style-name="T79">16</text:span>:账户所有人姓名</text:p>
      <text:p text:style-name="P86"><text:tab/><text:tab/><text:tab/><text:tab/>字段名称_<text:span text:style-name="T79">17</text:span>:险种代码</text:p>
      <text:p text:style-name="P86"><text:soft-page-break/><text:tab/><text:tab/><text:tab/><text:tab/>字段名称_<text:span text:style-name="T79">18</text:span>:险种名称</text:p>
      <text:p text:style-name="P86"><text:tab/><text:tab/><text:tab/><text:tab/>字段名称_<text:span text:style-name="T79">19</text:span>:保险责任</text:p>
      <text:p text:style-name="P86"><text:tab/><text:tab/><text:tab/><text:tab/>字段名称_<text:span text:style-name="T107">20</text:span>:保险金额</text:p>
      <text:p text:style-name="P86"><text:tab/><text:tab/><text:tab/><text:tab/>字段名称_<text:span text:style-name="T107">21</text:span>:保险费</text:p>
      <text:p text:style-name="P86"><text:tab/><text:tab/><text:tab/><text:tab/>字段名称_<text:span text:style-name="T107">22</text:span>:<text:span text:style-name="T108">投保人</text:span>姓名</text:p>
      <text:p text:style-name="P86"><text:tab/><text:tab/><text:tab/><text:tab/>字段名称_<text:span text:style-name="T107">23</text:span>:<text:span text:style-name="T108">投保人</text:span>性别</text:p>
      <text:p text:style-name="P86"><text:tab/><text:tab/><text:tab/><text:tab/>字段名称_<text:span text:style-name="T107">24</text:span>:<text:span text:style-name="T108">投保人</text:span>出生日期</text:p>
      <text:p text:style-name="P86"><text:tab/><text:tab/><text:tab/><text:tab/>字段名称_<text:span text:style-name="T107">25</text:span>:<text:span text:style-name="T108">投保人</text:span>国籍</text:p>
      <text:p text:style-name="P86"><text:tab/><text:tab/><text:tab/><text:tab/>字段名称_<text:span text:style-name="T107">26</text:span>:<text:span text:style-name="T108">投保人</text:span>证件类型</text:p>
      <text:p text:style-name="P86"><text:tab/><text:tab/><text:tab/><text:tab/>字段名称_<text:span text:style-name="T107">27</text:span>:<text:span text:style-name="T108">投保人</text:span>证件号</text:p>
      <text:p text:style-name="P86"><text:span text:style-name="T108"><text:tab/><text:tab/><text:tab/><text:tab/>字段名称_</text:span><text:span text:style-name="T109">28</text:span><text:span text:style-name="T108">:投保人证件有效期限</text:span></text:p>
      <text:p text:style-name="P86"><text:span text:style-name="T108"><text:tab/><text:tab/><text:tab/><text:tab/>字段名称_</text:span><text:span text:style-name="T109">29</text:span><text:span text:style-name="T108">:投保人职业</text:span></text:p>
      <text:p text:style-name="P86"><text:span text:style-name="T108"><text:tab/><text:tab/><text:tab/><text:tab/>字段名称_</text:span><text:span text:style-name="T109">30</text:span><text:span text:style-name="T108">:投保人职业代码</text:span></text:p>
      <text:p text:style-name="P86"><text:span text:style-name="T108"><text:tab/><text:tab/><text:tab/><text:tab/>字段名称_</text:span><text:span text:style-name="T109">3</text:span><text:span text:style-name="T110">1</text:span><text:span text:style-name="T108">:投保人通讯地址</text:span></text:p>
      <text:p text:style-name="P86"><text:span text:style-name="T108"><text:tab/><text:tab/><text:tab/><text:tab/>字段名称_</text:span><text:span text:style-name="T109">3</text:span><text:span text:style-name="T110">2</text:span><text:span text:style-name="T108">:投保人联系方式</text:span></text:p>
      <text:p text:style-name="P86"><text:span text:style-name="T108"><text:tab/><text:tab/><text:tab/><text:tab/>字段名称_</text:span><text:span text:style-name="T109">3</text:span><text:span text:style-name="T110">2</text:span><text:span text:style-name="T108">:被投保人是投保人的</text:span></text:p>
      <text:p text:style-name="P86"><text:tab/><text:tab/><text:tab/><text:tab/>字段名称_<text:span text:style-name="T107">22</text:span>:<text:span text:style-name="T108">被投保人</text:span>姓名</text:p>
      <text:p text:style-name="P86"><text:tab/><text:tab/><text:tab/><text:tab/>字段名称_<text:span text:style-name="T107">23</text:span>:<text:span text:style-name="T108">被投保人</text:span>性别</text:p>
      <text:p text:style-name="P86"><text:tab/><text:tab/><text:tab/><text:tab/>字段名称_<text:span text:style-name="T107">24</text:span>:<text:span text:style-name="T108">被投保人</text:span>出生日期</text:p>
      <text:p text:style-name="P86"><text:tab/><text:tab/><text:tab/><text:tab/>字段名称_<text:span text:style-name="T107">25</text:span>:<text:span text:style-name="T108">被投保人</text:span>国籍</text:p>
      <text:p text:style-name="P86"><text:tab/><text:tab/><text:tab/><text:tab/>字段名称_<text:span text:style-name="T107">26</text:span>:<text:span text:style-name="T108">被投保人</text:span>证件类型</text:p>
      <text:p text:style-name="P86"><text:tab/><text:tab/><text:tab/><text:tab/>字段名称_<text:span text:style-name="T107">27</text:span>:<text:span text:style-name="T108">被投保人</text:span>证件号</text:p>
      <text:p text:style-name="P86"><text:span text:style-name="T108"><text:tab/><text:tab/><text:tab/><text:tab/>字段名称_</text:span><text:span text:style-name="T109">28</text:span><text:span text:style-name="T108">:被投保人证件有效期限</text:span></text:p>
      <text:p text:style-name="P86"><text:span text:style-name="T108"><text:tab/><text:tab/><text:tab/><text:tab/>字段名称_</text:span><text:span text:style-name="T109">29</text:span><text:span text:style-name="T108">:被投保人职业</text:span></text:p>
      <text:p text:style-name="P86"><text:span text:style-name="T108"><text:tab/><text:tab/><text:tab/><text:tab/>字段名称_</text:span><text:span text:style-name="T109">30</text:span><text:span text:style-name="T108">:被投保人职业代码</text:span></text:p>
      <text:p text:style-name="P86"><text:span text:style-name="T108"><text:tab/><text:tab/><text:tab/><text:tab/>字段名称_</text:span><text:span text:style-name="T109">3</text:span><text:span text:style-name="T110">1</text:span><text:span text:style-name="T108">:被投保人通讯地址</text:span></text:p>
      <text:p text:style-name="P86"><text:span text:style-name="T108"><text:tab/><text:tab/><text:tab/><text:tab/>字段名称_</text:span><text:span text:style-name="T109">3</text:span><text:span text:style-name="T110">2</text:span><text:span text:style-name="T108">:被投保人联系方式</text:span></text:p>
      <text:p text:style-name="P86"><text:span text:style-name="T108"><text:tab/><text:tab/><text:tab/><text:tab/>字段名称_</text:span><text:span text:style-name="T109">3</text:span><text:span text:style-name="T110">3</text:span><text:span text:style-name="T108">:被投保人是否享有社保</text:span></text:p>
      <text:p text:style-name="P86"><text:span text:style-name="T108"><text:tab/><text:tab/><text:tab/><text:tab/>字段名称_</text:span><text:span text:style-name="T109">3</text:span><text:span text:style-name="T110">4</text:span><text:span text:style-name="T108">:受益顺序</text:span></text:p>
      <text:p text:style-name="P86"><text:span text:style-name="T108"><text:tab/><text:tab/><text:tab/><text:tab/>字段名称_</text:span><text:span text:style-name="T109">3</text:span><text:span text:style-name="T110">5</text:span><text:span text:style-name="T108">:受益人</text:span></text:p>
      <text:p text:style-name="P86"><text:span text:style-name="T108"><text:tab/><text:tab/><text:tab/><text:tab/>字段名称_</text:span><text:span text:style-name="T109">3</text:span><text:span text:style-name="T110">6</text:span><text:span text:style-name="T108">:受益人性别</text:span></text:p>
      <text:p text:style-name="P86"><text:span text:style-name="T108"><text:tab/><text:tab/><text:tab/><text:tab/>字段名称_</text:span><text:span text:style-name="T109">3</text:span><text:span text:style-name="T110">7</text:span><text:span text:style-name="T108">:受益人出生日期</text:span></text:p>
      <text:p text:style-name="P86"><text:span text:style-name="T108"><text:tab/><text:tab/><text:tab/><text:tab/>字段名称_</text:span><text:span text:style-name="T109">3</text:span><text:span text:style-name="T110">8</text:span><text:span text:style-name="T108">:受益人证件类型</text:span></text:p>
      <text:p text:style-name="P86"><text:span text:style-name="T108"><text:tab/><text:tab/><text:tab/><text:tab/>字段名称_</text:span><text:span text:style-name="T109">3</text:span><text:span text:style-name="T110">9</text:span><text:span text:style-name="T108">:受益人证件类型</text:span></text:p>
      <text:p text:style-name="P86"><text:span text:style-name="T108"><text:tab/><text:tab/><text:tab/><text:tab/>字段名称_</text:span><text:span text:style-name="T110">4</text:span><text:span text:style-name="T109">0</text:span><text:span text:style-name="T108">:受益人证件号</text:span></text:p>
      <text:p text:style-name="P86"><text:span text:style-name="T108"><text:tab/><text:tab/><text:tab/><text:tab/>字段名称_</text:span><text:span text:style-name="T110">41</text:span><text:span text:style-name="T108">:是被投保人的</text:span></text:p>
      <text:p text:style-name="P86"><text:span text:style-name="T108"><text:tab/><text:tab/><text:tab/><text:tab/>字段名称_</text:span><text:span text:style-name="T110">42</text:span><text:span text:style-name="T108">:受益份额</text:span></text:p>
      <text:p text:style-name="P86"><text:span text:style-name="T108"><text:tab/><text:tab/><text:tab/><text:tab/>字段名称_</text:span><text:span text:style-name="T110">4</text:span><text:span text:style-name="T111">3</text:span><text:span text:style-name="T108">:机构名称</text:span></text:p>
      <text:p text:style-name="P86"><text:span text:style-name="T108"><text:tab/><text:tab/><text:tab/><text:tab/>字段名称_</text:span><text:span text:style-name="T110">4</text:span><text:span text:style-name="T111">4</text:span><text:span text:style-name="T108">:机构代码</text:span></text:p>
      <text:p text:style-name="P86"><text:span text:style-name="T108"><text:tab/><text:tab/><text:tab/><text:tab/>字段名称_</text:span><text:span text:style-name="T110">4</text:span><text:span text:style-name="T111">5</text:span><text:span text:style-name="T108">:销售员名称</text:span></text:p>
      <text:p text:style-name="P86"><text:span text:style-name="T108"><text:tab/><text:tab/><text:tab/><text:tab/>字段名称_</text:span><text:span text:style-name="T110">4</text:span><text:span text:style-name="T111">6</text:span><text:span text:style-name="T108">:销售员代码</text:span></text:p>
      <text:p text:style-name="P86"><text:span text:style-name="T108"><text:tab/><text:tab/><text:tab/><text:tab/>字段名称_</text:span><text:span text:style-name="T110">4</text:span><text:span text:style-name="T111">7</text:span><text:span text:style-name="T108">:机构联系方式</text:span></text:p>
      <text:p text:style-name="P86"><text:span text:style-name="T108"><text:tab/><text:tab/><text:tab/><text:tab/>字段名称_</text:span><text:span text:style-name="T110">4</text:span><text:span text:style-name="T111">8</text:span><text:span text:style-name="T108">:机构地址</text:span></text:p>
      <text:p text:style-name="P86"><text:span text:style-name="T108"><text:tab/><text:tab/><text:tab/><text:tab/>字段名称_</text:span><text:span text:style-name="T111">49</text:span><text:span text:style-name="T108">:邮政编码</text:span></text:p>
      <text:p text:style-name="P86"><text:span text:style-name="T108"><text:tab/><text:tab/><text:tab/><text:tab/>字段名称_</text:span><text:span text:style-name="T111">50</text:span><text:span text:style-name="T108">:是否续签</text:span></text:p>
      <text:p text:style-name="P42"/>
      <text:p text:style-name="P83"><text:tab/><text:tab/><text:tab/><text:span text:style-name="T45">功能名称_</text:span><text:span text:style-name="T54">1</text:span><text:span text:style-name="T60">3</text:span>:上传附件 <text:s/>功能类型: </text:p>
      <text:p text:style-name="P82"><text:tab/><text:tab/><text:tab/><text:tab/>上传附件 </text:p>
      <text:p text:style-name="P83"><text:tab/><text:tab/><text:tab/></text:p>
      <text:p text:style-name="P83"><text:tab/><text:tab/><text:tab/><text:tab/></text:p>
      <text:p text:style-name="P83"><text:tab/><text:tab/><text:tab/><text:span text:style-name="T45">功能名称_</text:span><text:span text:style-name="T54">1</text:span><text:span text:style-name="T60">4</text:span>:<text:bookmark-start text:name="__DdeLink__15482_1631453286"/>查看附件<text:bookmark-end text:name="__DdeLink__15482_1631453286"/> <text:s/>功能类型: </text:p>
      <text:p text:style-name="P126"><text:tab/><text:tab/><text:tab/><text:tab/> <text:s/>查看附件</text:p>
      <text:p text:style-name="P51"/>
      <text:p text:style-name="P189"><text:tab/><text:tab/><text:span text:style-name="T62">导航名_</text:span><text:span text:style-name="T64">3</text:span><text:span text:style-name="T62">:团体意外险信息管理</text:span></text:p>
      <text:p text:style-name="P84"><text:tab/><text:tab/><text:tab/><text:span text:style-name="T45">功能名字_1:</text:span>列表 <text:s/>功能类型:网格 (有网格)</text:p>
      <text:p text:style-name="P84"><text:soft-page-break/><text:tab/><text:tab/><text:tab/><text:tab/><text:span text:style-name="T1">加上一个字段 ：id <text:s/>文本框 <text:s text:c="3"/>设置隐藏</text:span></text:p>
      <text:p text:style-name="P156"><text:span text:style-name="T68"><text:tab/><text:tab/><text:tab/><text:tab/>字段名称_1:</text:span><text:bookmark-start text:name="__DdeLink__15306_1631453286"/><text:span text:style-name="T71">联系人</text:span><text:bookmark-end text:name="__DdeLink__15306_1631453286"/></text:p>
      <text:p text:style-name="P156"><text:span text:style-name="T68"><text:tab/><text:tab/><text:tab/><text:tab/>字段名称_2:</text:span><text:bookmark-start text:name="__DdeLink__15308_1631453286"/><text:span text:style-name="T70">联系电话</text:span><text:bookmark-end text:name="__DdeLink__15308_1631453286"/></text:p>
      <text:p text:style-name="P84"><text:tab/><text:tab/><text:tab/><text:tab/>字段名称_3:<text:bookmark-start text:name="__DdeLink__15310_1631453286"/>首期投保人数合计<text:bookmark-end text:name="__DdeLink__15310_1631453286"/></text:p>
      <text:p text:style-name="P189"><text:tab/><text:tab/><text:tab/><text:tab/>字段名称_<text:span text:style-name="T66">4</text:span>:<text:bookmark-start text:name="__DdeLink__15312_1631453286"/>交费方式<text:bookmark-end text:name="__DdeLink__15312_1631453286"/></text:p>
      <text:p text:style-name="P84"><text:tab/><text:tab/><text:tab/><text:tab/>字段名称_<text:span text:style-name="T66">5</text:span>:<text:bookmark-start text:name="__DdeLink__15314_1631453286"/>首期保费合计<text:bookmark-end text:name="__DdeLink__15314_1631453286"/></text:p>
      <text:p text:style-name="P84"><text:tab/><text:tab/><text:tab/><text:tab/>字段名称_<text:span text:style-name="T67">6</text:span>:<text:bookmark-start text:name="__DdeLink__15316_1631453286"/>保险开始时间<text:bookmark-end text:name="__DdeLink__15316_1631453286"/></text:p>
      <text:p text:style-name="P84"><text:tab/><text:tab/><text:tab/><text:tab/>字段名称_<text:span text:style-name="T67">7</text:span>:保险结束时间</text:p>
      <text:p text:style-name="P84"><text:tab/><text:tab/><text:tab/><text:tab/>字段名称_<text:span text:style-name="T78">8:</text:span><text:bookmark-start text:name="__DdeLink__15318_1631453286"/><text:span text:style-name="T78">保险期限</text:span><text:bookmark-end text:name="__DdeLink__15318_1631453286"/></text:p>
      <text:p text:style-name="P84"><text:tab/><text:tab/><text:tab/><text:tab/>字段名称_<text:span text:style-name="T78">9:</text:span><text:bookmark-start text:name="__DdeLink__15320_1631453286"/><text:span text:style-name="T78">保险层级</text:span><text:bookmark-end text:name="__DdeLink__15320_1631453286"/></text:p>
      <text:p text:style-name="P84"><text:tab/><text:tab/><text:tab/><text:tab/>字段名称_<text:span text:style-name="T78">10:</text:span><text:bookmark-start text:name="__DdeLink__15322_1631453286"/><text:span text:style-name="T78">保险层级描述</text:span><text:bookmark-end text:name="__DdeLink__15322_1631453286"/></text:p>
      <text:p text:style-name="P84"><text:tab/><text:tab/><text:tab/><text:tab/>字段名称_1<text:span text:style-name="T79">1</text:span>:<text:bookmark-start text:name="__DdeLink__15324_1631453286"/><text:span text:style-name="T80">本层级收集投保人数</text:span><text:bookmark-end text:name="__DdeLink__15324_1631453286"/></text:p>
      <text:p text:style-name="P156"><text:span text:style-name="T68"><text:tab/><text:tab/><text:tab/><text:tab/>字段名称_</text:span><text:span text:style-name="T72">1</text:span><text:span text:style-name="T68">2:</text:span><text:bookmark-start text:name="__DdeLink__15326_1631453286"/><text:span text:style-name="T70">本层级保险期限</text:span><text:bookmark-end text:name="__DdeLink__15326_1631453286"/></text:p>
      <text:p text:style-name="P84"><text:tab/><text:tab/><text:tab/><text:tab/>字段名称_<text:span text:style-name="T79">1</text:span>3:<text:bookmark-start text:name="__DdeLink__15328_1631453286"/>保险项目<text:bookmark-end text:name="__DdeLink__15328_1631453286"/></text:p>
      <text:p text:style-name="P189"><text:tab/><text:tab/><text:tab/><text:tab/>字段名称_<text:span text:style-name="T79">14</text:span>:<text:bookmark-start text:name="__DdeLink__15330_1631453286"/>保险金额明细<text:bookmark-end text:name="__DdeLink__15330_1631453286"/></text:p>
      <text:p text:style-name="P84"><text:tab/><text:tab/><text:tab/><text:tab/>字段名称_<text:span text:style-name="T79">15</text:span>:<text:bookmark-start text:name="__DdeLink__15333_1631453286"/>保费合计<text:bookmark-end text:name="__DdeLink__15333_1631453286"/></text:p>
      <text:p text:style-name="P84"><text:tab/><text:tab/><text:tab/><text:tab/>字段名称_<text:span text:style-name="T79">16</text:span>:<text:bookmark-start text:name="__DdeLink__15335_1631453286"/>机构名称<text:bookmark-end text:name="__DdeLink__15335_1631453286"/></text:p>
      <text:p text:style-name="P84"><text:tab/><text:tab/><text:tab/><text:tab/>字段名称_<text:span text:style-name="T79">17</text:span>:<text:bookmark-start text:name="__DdeLink__15337_1631453286"/>机构代码<text:bookmark-end text:name="__DdeLink__15337_1631453286"/></text:p>
      <text:p text:style-name="P84"><text:tab/><text:tab/><text:tab/><text:tab/>字段名称_<text:span text:style-name="T79">18</text:span>:<text:bookmark-start text:name="__DdeLink__15339_1631453286"/>销售员名称<text:bookmark-end text:name="__DdeLink__15339_1631453286"/></text:p>
      <text:p text:style-name="P84"><text:tab/><text:tab/><text:tab/><text:tab/>字段名称_<text:span text:style-name="T79">19</text:span>:<text:bookmark-start text:name="__DdeLink__15341_1631453286"/>销售员代码<text:bookmark-end text:name="__DdeLink__15341_1631453286"/></text:p>
      <text:p text:style-name="P84"><text:tab/><text:tab/><text:tab/><text:tab/>字段名称_<text:span text:style-name="T107">20</text:span>:<text:bookmark-start text:name="__DdeLink__15343_1631453286"/>机构联系方式<text:bookmark-end text:name="__DdeLink__15343_1631453286"/></text:p>
      <text:p text:style-name="P84"><text:tab/><text:tab/><text:tab/><text:tab/>字段名称_<text:span text:style-name="T107">21</text:span>:<text:bookmark-start text:name="__DdeLink__15345_1631453286"/>机构地址<text:bookmark-end text:name="__DdeLink__15345_1631453286"/></text:p>
      <text:p text:style-name="P84"><text:tab/><text:tab/><text:tab/><text:tab/>字段名称_<text:span text:style-name="T107">22</text:span>:<text:bookmark-start text:name="__DdeLink__15347_1631453286"/><text:span text:style-name="T108">邮政编码</text:span><text:bookmark-end text:name="__DdeLink__15347_1631453286"/></text:p>
      <text:p text:style-name="P139"/>
      <text:p text:style-name="P206"><text:span text:style-name="T58"><text:tab/><text:tab/><text:tab/>功能名称_2:列表搜索</text:span><text:span text:style-name="T124"> 功能类型:编辑 </text:span></text:p>
      <text:p text:style-name="P138"><text:tab/><text:tab/><text:tab/><text:tab/>搜索字段_1:<text:span text:style-name="T103">联系人</text:span><text:span text:style-name="T98"> <text:tab/><text:tab/>标签类型:文本</text:span><text:bookmark-start text:name="__DdeLink__15452_1631453286211"/><text:span text:style-name="T98"> </text:span><text:bookmark-end text:name="__DdeLink__15452_1631453286211"/><text:bookmark-start text:name="__DdeLink__15561_163145328611"/><text:span text:style-name="T98">非必填 </text:span><text:bookmark-end text:name="__DdeLink__15561_163145328611"/></text:p>
      <text:p text:style-name="P140"><text:tab/><text:tab/></text:p>
      <text:p text:style-name="P89"><text:span text:style-name="T108"><text:tab/><text:tab/><text:tab/></text:span><text:span text:style-name="T48">功能名称_</text:span><text:span text:style-name="T51">3</text:span><text:span text:style-name="T49">：添加</text:span><text:span text:style-name="T80"> <text:s text:c="5"/>功能类型:添加</text:span></text:p>
      <text:p text:style-name="P89"><text:span text:style-name="T108"><text:tab/><text:tab/><text:tab/><text:tab/>字段名称_1:</text:span><text:span text:style-name="T85">联系人<text:tab/><text:tab/><text:tab/><text:tab/><text:tab/><text:tab/></text:span><text:bookmark-start text:name="__DdeLink__15084_1631453286"/><text:span text:style-name="T5">标签类型:文本框 <text:s/>必填</text:span><text:bookmark-end text:name="__DdeLink__15084_1631453286"/></text:p>
      <text:p text:style-name="P158"><text:span text:style-name="T68"><text:tab/><text:tab/><text:tab/><text:tab/>字段名称_2:</text:span><text:span text:style-name="T70">联系电话<text:tab/><text:tab/><text:tab/><text:tab/><text:tab/><text:tab/></text:span><text:span text:style-name="T2">标签类型:文本框 <text:s/>必填</text:span></text:p>
      <text:p text:style-name="P89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91"><text:tab/><text:tab/><text:tab/><text:tab/>字段名称_<text:span text:style-name="T66">4</text:span>:交费方式<text:tab/><text:tab/><text:tab/><text:tab/><text:tab/><text:tab/><text:span text:style-name="T5">标签类型:文本框 <text:s/>非必填</text:span></text:p>
      <text:p text:style-name="P91"><text:tab/><text:tab/><text:tab/><text:tab/>字段名称_<text:span text:style-name="T66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0"><text:tab/><text:tab/><text:tab/><text:tab/>字段名称_<text:span text:style-name="T67">6</text:span>:保险开始时间<text:tab/><text:tab/><text:tab/><text:tab/><text:tab/><text:span text:style-name="T5">标签类型:日期框 <text:s/>非必填</text:span></text:p>
      <text:p text:style-name="P91"><text:tab/><text:tab/><text:tab/><text:tab/>字段名称_<text:span text:style-name="T67">7</text:span>:保险结束时间<text:tab/><text:tab/><text:tab/><text:tab/><text:tab/><text:span text:style-name="T5">标签类型:日期框 <text:s/>非必填</text:span></text:p>
      <text:p text:style-name="P90"><text:tab/><text:tab/><text:tab/><text:tab/>字段名称_<text:span text:style-name="T78">8:保险期限<text:tab/><text:tab/><text:tab/><text:tab/><text:tab/><text:tab/></text:span><text:span text:style-name="T5">标签类型:文本框 <text:s/>非必填</text:span></text:p>
      <text:p text:style-name="P90"><text:tab/><text:tab/><text:tab/><text:tab/>字段名称_<text:span text:style-name="T78">9:保险层级<text:tab/><text:tab/><text:tab/><text:tab/><text:tab/><text:tab/></text:span><text:span text:style-name="T5">标签类型:文本框 <text:s/>非必填</text:span></text:p>
      <text:p text:style-name="P90"><text:tab/><text:tab/><text:tab/><text:tab/>字段名称_<text:span text:style-name="T78">10:保险层级描述<text:tab/><text:tab/><text:tab/><text:tab/></text:span><text:span text:style-name="T5">标签类型:文本框 <text:s/>非必填</text:span></text:p>
      <text:p text:style-name="P91"><text:tab/><text:tab/><text:tab/><text:tab/>字段名称_1<text:span text:style-name="T79">1</text:span>:<text:span text:style-name="T80">本层级收集投保人数<text:tab/><text:tab/><text:tab/></text:span><text:span text:style-name="T5">标签类型:数字框 <text:s/>非必填 <text:s/>默认</text:span><text:span text:style-name="T7">0.00</text:span></text:p>
      <text:p text:style-name="P159"><text:span text:style-name="T68"><text:tab/><text:tab/><text:tab/><text:tab/>字段名称_</text:span><text:span text:style-name="T72">1</text:span><text:span text:style-name="T68">2:</text:span><text:span text:style-name="T70">本层级保险期限<text:tab/><text:tab/><text:tab/><text:tab/></text:span><text:span text:style-name="T2">标签类型:文本框 <text:s/>非必填</text:span></text:p>
      <text:p text:style-name="P90"><text:tab/><text:tab/><text:tab/><text:tab/>字段名称_<text:span text:style-name="T79">1</text:span>3:保险项目<text:tab/><text:tab/><text:tab/><text:tab/><text:tab/><text:span text:style-name="T5">标签类型:文本框 <text:s/>非必填</text:span></text:p>
      <text:p text:style-name="P192"><text:tab/><text:tab/><text:tab/><text:tab/>字段名称_<text:span text:style-name="T79">14</text:span>:保险金额明细<text:tab/><text:tab/><text:tab/><text:tab/><text:span text:style-name="T5">标签类型:文本框 <text:s/>非必填</text:span></text:p>
      <text:p text:style-name="P91"><text:tab/><text:tab/><text:tab/><text:tab/>字段名称_<text:span text:style-name="T79">15</text:span>:保费合计<text:tab/><text:tab/><text:tab/><text:tab/><text:tab/><text:span text:style-name="T5">标签类型:数字框 <text:s/>非必填 <text:s/>默认</text:span><text:span text:style-name="T7">0.00</text:span></text:p>
      <text:p text:style-name="P90"><text:tab/><text:tab/><text:tab/><text:tab/>字段名称_<text:span text:style-name="T79">16</text:span>:机构名称<text:tab/><text:tab/><text:tab/><text:tab/><text:tab/><text:span text:style-name="T5">标签类型:文本框 <text:s/>非必填</text:span></text:p>
      <text:p text:style-name="P90"><text:tab/><text:tab/><text:tab/><text:tab/>字段名称_<text:span text:style-name="T79">17</text:span>:机构代码<text:tab/><text:tab/><text:tab/><text:tab/><text:tab/><text:span text:style-name="T5">标签类型:文本框 <text:s/>非必填</text:span></text:p>
      <text:p text:style-name="P90"><text:tab/><text:tab/><text:tab/><text:tab/>字段名称_<text:span text:style-name="T79">18</text:span>:销售员名称<text:tab/><text:tab/><text:tab/><text:tab/><text:tab/><text:span text:style-name="T5">标签类型:文本框 <text:s/>非必填</text:span><text:tab/></text:p>
      <text:p text:style-name="P90"><text:tab/><text:tab/><text:tab/><text:tab/>字段名称_<text:span text:style-name="T79">19</text:span>:销售员代码<text:tab/><text:tab/><text:tab/><text:tab/><text:tab/><text:span text:style-name="T5">标签类型:文本框 <text:s/>非必填</text:span></text:p>
      <text:p text:style-name="P90"><text:tab/><text:tab/><text:tab/><text:tab/>字段名称_<text:span text:style-name="T107">20</text:span>:机构联系方式<text:tab/><text:tab/><text:tab/><text:tab/><text:span text:style-name="T5">标签类型:文本框 <text:s/>非必填</text:span></text:p>
      <text:p text:style-name="P90"><text:tab/><text:tab/><text:tab/><text:tab/>字段名称_<text:span text:style-name="T107">21</text:span>:机构地址<text:tab/><text:tab/><text:tab/><text:tab/><text:tab/><text:span text:style-name="T5">标签类型:文本框 <text:s/>非必填</text:span></text:p>
      <text:p text:style-name="P90"><text:soft-page-break/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8">功能名称_</text:span><text:span text:style-name="T51">4</text:span><text:span text:style-name="T49">：</text:span><text:span text:style-name="T80">编辑 <text:s text:c="5"/>功能类型:编辑</text:span></text:p>
      <text:p text:style-name="P16"><text:tab/><text:tab/><text:tab/><text:tab/>加上一个字段 ：id <text:s/>文本框 <text:s text:c="3"/>设置隐藏</text:p>
      <text:p text:style-name="P92"><text:span text:style-name="T108"><text:tab/><text:tab/><text:tab/><text:tab/>字段名称_1:</text:span><text:span text:style-name="T85">联系人<text:tab/><text:tab/><text:tab/><text:tab/><text:tab/><text:tab/></text:span><text:bookmark-start text:name="__DdeLink__15084_16314532861"/><text:span text:style-name="T5">标签类型:文本框 <text:s/>必填</text:span><text:bookmark-end text:name="__DdeLink__15084_16314532861"/></text:p>
      <text:p text:style-name="P160"><text:span text:style-name="T68"><text:tab/><text:tab/><text:tab/><text:tab/>字段名称_2:</text:span><text:span text:style-name="T70">联系电话<text:tab/><text:tab/><text:tab/><text:tab/><text:tab/><text:tab/></text:span><text:span text:style-name="T2">标签类型:文本框 <text:s/>必填</text:span></text:p>
      <text:p text:style-name="P92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93"><text:tab/><text:tab/><text:tab/><text:tab/>字段名称_<text:span text:style-name="T66">4</text:span>:交费方式<text:tab/><text:tab/><text:tab/><text:tab/><text:tab/><text:tab/><text:span text:style-name="T5">标签类型:文本框 <text:s/>非必填</text:span></text:p>
      <text:p text:style-name="P92"><text:tab/><text:tab/><text:tab/><text:tab/>字段名称_<text:span text:style-name="T66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2"><text:tab/><text:tab/><text:tab/><text:tab/>字段名称_<text:span text:style-name="T67">6</text:span>:保险开始时间<text:tab/><text:tab/><text:tab/><text:tab/><text:tab/><text:span text:style-name="T5">标签类型:日期框 <text:s/>非必填</text:span></text:p>
      <text:p text:style-name="P92"><text:tab/><text:tab/><text:tab/><text:tab/>字段名称_<text:span text:style-name="T67">7</text:span>:保险结束时间<text:tab/><text:tab/><text:tab/><text:tab/><text:tab/><text:span text:style-name="T5">标签类型:日期框 <text:s/>非必填</text:span></text:p>
      <text:p text:style-name="P92"><text:tab/><text:tab/><text:tab/><text:tab/>字段名称_<text:span text:style-name="T78">8:保险期限<text:tab/><text:tab/><text:tab/><text:tab/><text:tab/><text:tab/></text:span><text:span text:style-name="T5">标签类型:文本框 <text:s/>非必填</text:span></text:p>
      <text:p text:style-name="P92"><text:tab/><text:tab/><text:tab/><text:tab/>字段名称_<text:span text:style-name="T78">9:保险层级<text:tab/><text:tab/><text:tab/><text:tab/><text:tab/><text:tab/></text:span><text:span text:style-name="T5">标签类型:文本框 <text:s/>非必填</text:span></text:p>
      <text:p text:style-name="P92"><text:tab/><text:tab/><text:tab/><text:tab/>字段名称_<text:span text:style-name="T78">10:保险层级描述<text:tab/><text:tab/><text:tab/><text:tab/></text:span><text:span text:style-name="T5">标签类型:文本框 <text:s/>非必填</text:span></text:p>
      <text:p text:style-name="P92"><text:tab/><text:tab/><text:tab/><text:tab/>字段名称_1<text:span text:style-name="T79">1</text:span>:<text:span text:style-name="T80">本层级收集投保人数<text:tab/><text:tab/><text:tab/></text:span><text:span text:style-name="T5">标签类型:数字框 <text:s/>非必填 <text:s/>默认</text:span><text:span text:style-name="T7">0.00</text:span></text:p>
      <text:p text:style-name="P160"><text:span text:style-name="T68"><text:tab/><text:tab/><text:tab/><text:tab/>字段名称_</text:span><text:span text:style-name="T72">1</text:span><text:span text:style-name="T68">2:</text:span><text:span text:style-name="T70">本层级保险期限<text:tab/><text:tab/><text:tab/><text:tab/></text:span><text:span text:style-name="T2">标签类型:文本框 <text:s/>非必填</text:span></text:p>
      <text:p text:style-name="P92"><text:tab/><text:tab/><text:tab/><text:tab/>字段名称_<text:span text:style-name="T79">1</text:span>3:保险项目<text:tab/><text:tab/><text:tab/><text:tab/><text:tab/><text:span text:style-name="T5">标签类型:文本框 <text:s/>非必填</text:span></text:p>
      <text:p text:style-name="P193"><text:tab/><text:tab/><text:tab/><text:tab/>字段名称_<text:span text:style-name="T79">14</text:span>:保险金额明细<text:tab/><text:tab/><text:tab/><text:tab/><text:span text:style-name="T5">标签类型:文本框 <text:s/>非必填</text:span></text:p>
      <text:p text:style-name="P92"><text:tab/><text:tab/><text:tab/><text:tab/>字段名称_<text:span text:style-name="T79">15</text:span>:保费合计<text:tab/><text:tab/><text:tab/><text:tab/><text:tab/><text:span text:style-name="T5">标签类型:数字框 <text:s/>非必填 <text:s/>默认</text:span><text:span text:style-name="T7">0.00</text:span></text:p>
      <text:p text:style-name="P92"><text:tab/><text:tab/><text:tab/><text:tab/>字段名称_<text:span text:style-name="T79">16</text:span>:机构名称<text:tab/><text:tab/><text:tab/><text:tab/><text:tab/><text:span text:style-name="T5">标签类型:文本框 <text:s/>非必填</text:span></text:p>
      <text:p text:style-name="P92"><text:tab/><text:tab/><text:tab/><text:tab/>字段名称_<text:span text:style-name="T79">17</text:span>:机构代码<text:tab/><text:tab/><text:tab/><text:tab/><text:tab/><text:span text:style-name="T5">标签类型:文本框 <text:s/>非必填</text:span></text:p>
      <text:p text:style-name="P92"><text:tab/><text:tab/><text:tab/><text:tab/>字段名称_<text:span text:style-name="T79">18</text:span>:销售员名称<text:tab/><text:tab/><text:tab/><text:tab/><text:tab/><text:span text:style-name="T5">标签类型:文本框 <text:s/>非必填</text:span><text:tab/></text:p>
      <text:p text:style-name="P92"><text:tab/><text:tab/><text:tab/><text:tab/>字段名称_<text:span text:style-name="T79">19</text:span>:销售员代码<text:tab/><text:tab/><text:tab/><text:tab/><text:tab/><text:span text:style-name="T5">标签类型:文本框 <text:s/>非必填</text:span></text:p>
      <text:p text:style-name="P92"><text:tab/><text:tab/><text:tab/><text:tab/>字段名称_<text:span text:style-name="T107">20</text:span>:机构联系方式<text:tab/><text:tab/><text:tab/><text:tab/><text:span text:style-name="T5">标签类型:文本框 <text:s/>非必填</text:span></text:p>
      <text:p text:style-name="P92"><text:tab/><text:tab/><text:tab/><text:tab/>字段名称_<text:span text:style-name="T107">21</text:span>:机构地址<text:tab/><text:tab/><text:tab/><text:tab/><text:tab/><text:span text:style-name="T5">标签类型:文本框 <text:s/>非必填</text:span></text:p>
      <text:p text:style-name="P92"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5">功能名称_</text:span><text:span text:style-name="T61">5</text:span>:删除 功能类型: 删除</text:p>
      <text:p text:style-name="P141"><text:tab/><text:tab/><text:tab/><text:tab/>温馨提示：确定删除这条数据么？<text:tab/><text:tab/></text:p>
      <text:p text:style-name="P141"/>
      <text:p text:style-name="P93"><text:span text:style-name="T108"><text:tab/><text:tab/><text:tab/></text:span><text:span text:style-name="T48">功能名称_</text:span><text:span text:style-name="T51">6</text:span><text:span text:style-name="T49">：添加被保险人信息</text:span><text:span text:style-name="T80"> <text:s text:c="5"/>功能类型:添加</text:span></text:p>
      <text:p text:style-name="P93"><text:span text:style-name="T80"><text:tab/><text:tab/><text:tab/><text:tab/>隐藏id（</text:span><text:span text:style-name="T89">这个id是第一个列表的id</text:span><text:span text:style-name="T80">）</text:span></text:p>
      <text:p text:style-name="P93"><text:span text:style-name="T108"><text:tab/><text:tab/><text:tab/><text:tab/>字段名称_1:被保险人姓名</text:span><text:span text:style-name="T85"><text:tab/><text:tab/><text:tab/><text:tab/><text:tab/></text:span><text:bookmark-start text:name="__DdeLink__15084_16314532862"/><text:span text:style-name="T5">标签类型:文本框 <text:s/>必填</text:span><text:bookmark-end text:name="__DdeLink__15084_16314532862"/></text:p>
      <text:p text:style-name="P161"><text:span text:style-name="T68"><text:tab/><text:tab/><text:tab/><text:tab/>字段名称_2:证件号码</text:span><text:span text:style-name="T70"><text:tab/><text:tab/><text:tab/><text:tab/><text:tab/><text:tab/></text:span><text:span text:style-name="T2">标签类型:文本框 <text:s/>必填</text:span></text:p>
      <text:p text:style-name="P118"><text:tab/><text:tab/><text:tab/><text:tab/>字段名称_3:性别<text:tab/><text:tab/><text:tab/><text:tab/><text:tab/><text:tab/><text:tab/><text:span text:style-name="T5">标签类型: 文本框 非必填 <text:s/></text:span></text:p>
      <text:p text:style-name="P194"><text:tab/><text:tab/><text:tab/><text:tab/>字段名称_<text:span text:style-name="T66">4</text:span>:投保年龄<text:tab/><text:tab/><text:tab/><text:tab/><text:tab/><text:tab/><text:span text:style-name="T5">标签类型:文本框 <text:s/>非必填</text:span></text:p>
      <text:p text:style-name="P118"><text:tab/><text:tab/><text:tab/><text:tab/>字段名称_<text:span text:style-name="T66">5</text:span>:层级<text:tab/><text:tab/><text:tab/><text:tab/><text:tab/><text:tab/><text:tab/><text:span text:style-name="T5">标签类型: 文本框 <text:s/>非必填 <text:s/></text:span></text:p>
      <text:p text:style-name="P119"><text:tab/><text:tab/><text:tab/><text:tab/>字段名称_<text:span text:style-name="T67">6</text:span>:受益人<text:tab/><text:tab/><text:tab/><text:tab/><text:tab/><text:tab/><text:span text:style-name="T5">标签类型: 文本框 <text:s/>非必填</text:span></text:p>
      <text:p text:style-name="P119"><text:tab/><text:tab/><text:tab/><text:tab/>字段名称_<text:span text:style-name="T67">7</text:span>:主被保人姓名<text:tab/><text:tab/><text:tab/><text:tab/><text:tab/><text:span text:style-name="T5">标签类型: 文本框 <text:s/>非必填</text:span></text:p>
      <text:p text:style-name="P94"><text:span text:style-name="T108"><text:tab/><text:tab/><text:tab/><text:tab/>字段名称_</text:span><text:span text:style-name="T116">8:与主被保人关系<text:tab/><text:tab/><text:tab/><text:tab/></text:span><text:span text:style-name="T5">标签类型:文本框 <text:s/>非必填</text:span></text:p>
      <text:p text:style-name="P142"><text:tab/><text:tab/><text:tab/></text:p>
      <text:p text:style-name="P116"><text:span text:style-name="T108"><text:tab/><text:tab/><text:tab/></text:span><text:span text:style-name="T55">功能名字_</text:span><text:span text:style-name="T56">7</text:span><text:span text:style-name="T55">:</text:span><text:span text:style-name="T108">列表</text:span><text:span text:style-name="T49">被保险人信息</text:span><text:span text:style-name="T108"> <text:s/>功能类型:网格 (有网格)</text:span></text:p>
      <text:p text:style-name="P95"><text:tab/><text:tab/><text:tab/><text:tab/><text:span text:style-name="T1">加上一个字段 ：id <text:s/>文本框 <text:s text:c="3"/>设置隐藏</text:span></text:p>
      <text:p text:style-name="P168"><text:span text:style-name="T68"><text:tab/><text:tab/><text:tab/><text:tab/></text:span><text:span text:style-name="T73">字段名称_1:</text:span><text:bookmark-start text:name="__DdeLink__15354_1631453286"/><text:span text:style-name="T73">被保险人姓名</text:span><text:span text:style-name="T71"><text:tab/><text:tab/></text:span><text:bookmark-end text:name="__DdeLink__15354_1631453286"/><text:span text:style-name="T71"><text:tab/><text:tab/><text:tab/></text:span><text:bookmark text:name="__DdeLink__15084_1631453286211"/></text:p>
      <text:p text:style-name="P168"><text:span text:style-name="T68"><text:tab/><text:tab/><text:tab/><text:tab/>字段名称_2:</text:span><text:bookmark-start text:name="__DdeLink__15356_1631453286"/><text:span text:style-name="T68">证件号码</text:span><text:bookmark-end text:name="__DdeLink__15356_1631453286"/><text:span text:style-name="T70"><text:tab/><text:tab/><text:tab/><text:tab/><text:tab/><text:tab/></text:span></text:p>
      <text:p text:style-name="P117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201"><text:tab/><text:tab/><text:tab/><text:tab/>字段名称_<text:span text:style-name="T66">4</text:span>:<text:bookmark-start text:name="__DdeLink__15360_1631453286"/>投保年龄<text:tab/><text:bookmark-end text:name="__DdeLink__15360_1631453286"/><text:tab/><text:tab/><text:tab/><text:tab/><text:tab/></text:p>
      <text:p text:style-name="P117"><text:soft-page-break/><text:tab/><text:tab/><text:tab/><text:tab/>字段名称_<text:span text:style-name="T66">5</text:span>:<text:bookmark-start text:name="__DdeLink__15362_1631453286"/>层级<text:bookmark-end text:name="__DdeLink__15362_1631453286"/><text:tab/><text:tab/><text:tab/><text:tab/><text:tab/><text:tab/><text:tab/></text:p>
      <text:p text:style-name="P117"><text:tab/><text:tab/><text:tab/><text:tab/>字段名称_<text:span text:style-name="T67">6</text:span>:<text:bookmark-start text:name="__DdeLink__15364_1631453286"/>受益人<text:bookmark-end text:name="__DdeLink__15364_1631453286"/><text:tab/><text:tab/><text:tab/><text:tab/><text:tab/><text:tab/></text:p>
      <text:p text:style-name="P117"><text:tab/><text:tab/><text:tab/><text:tab/>字段名称_<text:span text:style-name="T67">7</text:span>:主被保人姓名<text:tab/><text:tab/><text:tab/><text:tab/><text:tab/></text:p>
      <text:p text:style-name="P29"><text:tab/><text:tab/><text:tab/><text:tab/>字段名称_8:与主被保人关系<text:tab/><text:tab/><text:tab/><text:tab/></text:p>
      <text:p text:style-name="P94"><text:span text:style-name="T48"><text:tab/><text:tab/><text:tab/>功能名称_</text:span><text:span text:style-name="T51">8</text:span><text:span text:style-name="T49">：编辑</text:span><text:bookmark-start text:name="__DdeLink__15349_1631453286"/><text:span text:style-name="T49">被保险人信息</text:span><text:bookmark-end text:name="__DdeLink__15349_1631453286"/><text:span text:style-name="T80"> <text:s text:c="5"/>功能类型:添加</text:span></text:p>
      <text:p text:style-name="P146"><text:tab/><text:tab/><text:tab/><text:tab/>隐藏id</text:p>
      <text:p text:style-name="P94"><text:span text:style-name="T108"><text:tab/><text:tab/><text:tab/><text:tab/>字段名称_1:被保险人姓名</text:span><text:span text:style-name="T85"><text:tab/><text:tab/><text:tab/><text:tab/><text:tab/></text:span><text:bookmark-start text:name="__DdeLink__15084_163145328621"/><text:span text:style-name="T5">标签类型:文本框 <text:s/>必填</text:span><text:bookmark-end text:name="__DdeLink__15084_163145328621"/></text:p>
      <text:p text:style-name="P162"><text:span text:style-name="T68"><text:tab/><text:tab/><text:tab/><text:tab/>字段名称_2:证件号码</text:span><text:span text:style-name="T70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18"><text:tab/><text:tab/><text:tab/><text:tab/>字段名称_3:性别<text:tab/><text:tab/><text:tab/><text:tab/><text:tab/><text:tab/><text:tab/><text:span text:style-name="T5">标签类型: 文本框 <text:s/>非必填 <text:s/></text:span></text:p>
      <text:p text:style-name="P195"><text:tab/><text:tab/><text:tab/><text:tab/>字段名称_<text:span text:style-name="T66">4</text:span>:投保年龄<text:tab/><text:tab/><text:tab/><text:tab/><text:tab/><text:tab/><text:span text:style-name="T5">标签类型:文本框 <text:s/>非必填</text:span></text:p>
      <text:p text:style-name="P118"><text:tab/><text:tab/><text:tab/><text:tab/>字段名称_<text:span text:style-name="T66">5</text:span>:层级<text:tab/><text:tab/><text:tab/><text:tab/><text:tab/><text:tab/><text:tab/><text:span text:style-name="T5">标签类型: 文本框 <text:s/>非必填 </text:span></text:p>
      <text:p text:style-name="P119"><text:tab/><text:tab/><text:tab/><text:tab/>字段名称_<text:span text:style-name="T67">6</text:span>:受益人<text:tab/><text:tab/><text:tab/><text:tab/><text:tab/><text:tab/><text:span text:style-name="T5">标签类型: 文本框 非必填</text:span></text:p>
      <text:p text:style-name="P119"><text:tab/><text:tab/><text:tab/><text:tab/>字段名称_<text:span text:style-name="T67">7</text:span>:<text:bookmark-start text:name="__DdeLink__15366_1631453286"/>主被保人姓名<text:bookmark-end text:name="__DdeLink__15366_1631453286"/><text:tab/><text:tab/><text:tab/><text:tab/><text:tab/><text:span text:style-name="T5">标签类型: 文本框 <text:s/>非必填</text:span></text:p>
      <text:p text:style-name="P94"><text:span text:style-name="T5"><text:tab/><text:tab/><text:tab/><text:tab/>字段名称_</text:span><text:span text:style-name="T8">8:</text:span><text:bookmark-start text:name="__DdeLink__15368_1631453286"/><text:span text:style-name="T8">与主被保人关系</text:span><text:bookmark-end text:name="__DdeLink__15368_1631453286"/><text:span text:style-name="T8"><text:tab/><text:tab/><text:tab/><text:tab/></text:span><text:span text:style-name="T5">标签类型:文本框 <text:s/>非必填</text:span></text:p>
      <text:p text:style-name="P20"/>
      <text:p text:style-name="P96"><text:span text:style-name="T5"><text:tab/><text:tab/><text:tab/></text:span><text:span text:style-name="T30">功能名称_</text:span><text:span text:style-name="T42">9</text:span><text:span text:style-name="T5">:</text:span><text:span text:style-name="T30">删除</text:span><text:span text:style-name="T31">被保险人信息</text:span><text:span text:style-name="T5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97"><text:tab/><text:tab/><text:tab/><text:span text:style-name="T45">功能名称_</text:span><text:span text:style-name="T61">10</text:span>:上传附件 <text:s/>功能类型: </text:p>
      <text:p text:style-name="P97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45">功能名称_</text:span><text:span text:style-name="T54">1</text:span><text:span text:style-name="T61">1</text:span>:查看附件 <text:s/>功能类型: </text:p>
      <text:p text:style-name="P30"><text:tab/><text:tab/><text:tab/><text:tab/> <text:s/>查看附件</text:p>
      <text:p text:style-name="P30"/>
      <text:p text:style-name="P127"><text:span text:style-name="T5"><text:tab/><text:tab/></text:span><text:bookmark-start text:name="__DdeLink__15140_1631453286"/><text:span text:style-name="T27">导航名_</text:span><text:span text:style-name="T28">4</text:span><text:span text:style-name="T27">:车险信息管理</text:span></text:p>
      <text:p text:style-name="P99"><text:tab/><text:tab/><text:tab/><text:span text:style-name="T45">功能名字_1:</text:span>列表 <text:s/>功能类型:网格 (有网格)<text:bookmark-end text:name="__DdeLink__15140_1631453286"/></text:p>
      <text:p text:style-name="P99"><text:tab/><text:tab/><text:tab/><text:tab/><text:span text:style-name="T1">加上一个字段 ：id <text:s/>文本框 <text:s text:c="3"/>设置隐藏</text:span></text:p>
      <text:p text:style-name="P163"><text:span text:style-name="T68"><text:tab/><text:tab/><text:tab/><text:tab/>字段名称_1:</text:span><text:bookmark-start text:name="__DdeLink__15370_1631453286"/><text:span text:style-name="T71">投保单号</text:span><text:bookmark-end text:name="__DdeLink__15370_1631453286"/></text:p>
      <text:p text:style-name="P163"><text:span text:style-name="T68"><text:tab/><text:tab/><text:tab/><text:tab/>字段名称_2:</text:span><text:span text:style-name="T70">地址</text:span></text:p>
      <text:p text:style-name="P99"><text:tab/><text:tab/><text:tab/><text:tab/>字段名称_3:<text:bookmark-start text:name="__DdeLink__15372_1631453286"/>保单起始时间<text:bookmark-end text:name="__DdeLink__15372_1631453286"/></text:p>
      <text:p text:style-name="P196"><text:tab/><text:tab/><text:tab/><text:tab/>字段名称_<text:span text:style-name="T66">4</text:span>:<text:bookmark-start text:name="__DdeLink__15374_1631453286"/>保单结束时间<text:bookmark-end text:name="__DdeLink__15374_1631453286"/></text:p>
      <text:p text:style-name="P99"><text:tab/><text:tab/><text:tab/><text:tab/>字段名称_<text:span text:style-name="T66">5</text:span>:<text:bookmark-start text:name="__DdeLink__15376_1631453286"/>保险费总金额<text:bookmark-end text:name="__DdeLink__15376_1631453286"/></text:p>
      <text:p text:style-name="P99"><text:tab/><text:tab/><text:tab/><text:tab/>字段名称_<text:span text:style-name="T67">6</text:span>:<text:bookmark-start text:name="__DdeLink__15378_1631453286"/>缴费方式<text:bookmark-end text:name="__DdeLink__15378_1631453286"/></text:p>
      <text:p text:style-name="P99"><text:tab/><text:tab/><text:tab/><text:tab/>字段名称_<text:span text:style-name="T67">7</text:span>:<text:bookmark-start text:name="__DdeLink__15380_1631453286"/>保险合同争议解决方式<text:bookmark-end text:name="__DdeLink__15380_1631453286"/></text:p>
      <text:p text:style-name="P99"><text:tab/><text:tab/><text:tab/><text:tab/>字段名称_<text:span text:style-name="T78">8:</text:span><text:bookmark-start text:name="__DdeLink__15382_1631453286"/><text:span text:style-name="T78">被保险人</text:span><text:bookmark-end text:name="__DdeLink__15382_1631453286"/></text:p>
      <text:p text:style-name="P99"><text:tab/><text:tab/><text:tab/><text:tab/>字段名称_<text:span text:style-name="T78">9:</text:span><text:bookmark-start text:name="__DdeLink__15384_1631453286"/><text:span text:style-name="T78">被保险人身份证号码</text:span><text:bookmark-end text:name="__DdeLink__15384_1631453286"/></text:p>
      <text:p text:style-name="P99"><text:tab/><text:tab/><text:tab/><text:tab/>字段名称_<text:span text:style-name="T78">10:</text:span><text:bookmark-start text:name="__DdeLink__15386_1631453286"/><text:span text:style-name="T78">投保地区</text:span><text:bookmark-end text:name="__DdeLink__15386_1631453286"/></text:p>
      <text:p text:style-name="P99"><text:tab/><text:tab/><text:tab/><text:tab/>字段名称_1<text:span text:style-name="T79">1</text:span>:<text:bookmark-start text:name="__DdeLink__15388_1631453286"/><text:span text:style-name="T80">联系电话</text:span><text:bookmark-end text:name="__DdeLink__15388_1631453286"/></text:p>
      <text:p text:style-name="P163"><text:span text:style-name="T68"><text:tab/><text:tab/><text:tab/><text:tab/>字段名称_</text:span><text:span text:style-name="T72">1</text:span><text:span text:style-name="T68">2:</text:span><text:bookmark-start text:name="__DdeLink__15390_1631453286"/><text:span text:style-name="T70">车牌号码</text:span><text:bookmark-end text:name="__DdeLink__15390_1631453286"/></text:p>
      <text:p text:style-name="P99"><text:tab/><text:tab/><text:tab/><text:tab/>字段名称_<text:span text:style-name="T79">1</text:span>3:<text:bookmark-start text:name="__DdeLink__15392_1631453286"/>品牌厂名<text:bookmark-end text:name="__DdeLink__15392_1631453286"/></text:p>
      <text:p text:style-name="P196"><text:tab/><text:tab/><text:tab/><text:tab/>字段名称_<text:span text:style-name="T79">14</text:span>:<text:bookmark-start text:name="__DdeLink__15394_1631453286"/>车价选择<text:bookmark-end text:name="__DdeLink__15394_1631453286"/></text:p>
      <text:p text:style-name="P99"><text:tab/><text:tab/><text:tab/><text:tab/>字段名称_<text:span text:style-name="T79">15</text:span>:<text:bookmark-start text:name="__DdeLink__15396_1631453286"/>所属性质<text:bookmark-end text:name="__DdeLink__15396_1631453286"/></text:p>
      <text:p text:style-name="P99"><text:tab/><text:tab/><text:tab/><text:tab/>字段名称_<text:span text:style-name="T79">16</text:span>:<text:bookmark-start text:name="__DdeLink__15398_1631453286"/>使用性质<text:bookmark-end text:name="__DdeLink__15398_1631453286"/></text:p>
      <text:p text:style-name="P99"><text:tab/><text:tab/><text:tab/><text:tab/>字段名称_<text:span text:style-name="T79">17</text:span>:<text:bookmark-start text:name="__DdeLink__15400_1631453286"/>机动车种类<text:bookmark-end text:name="__DdeLink__15400_1631453286"/></text:p>
      <text:p text:style-name="P99"><text:tab/><text:tab/><text:tab/><text:tab/>字段名称_<text:span text:style-name="T79">18</text:span>:<text:bookmark-start text:name="__DdeLink__15402_1631453286"/>发动机号码<text:bookmark-end text:name="__DdeLink__15402_1631453286"/></text:p>
      <text:p text:style-name="P99"><text:tab/><text:tab/><text:tab/><text:tab/>字段名称_<text:span text:style-name="T79">19</text:span>:<text:bookmark-start text:name="__DdeLink__15404_1631453286"/>是否为过户车<text:bookmark-end text:name="__DdeLink__15404_1631453286"/></text:p>
      <text:p text:style-name="P99"><text:tab/><text:tab/><text:tab/><text:tab/>字段名称_<text:span text:style-name="T107">20</text:span>:<text:bookmark-start text:name="__DdeLink__15406_1631453286"/>识别代码<text:span text:style-name="T121">(车驾号)</text:span><text:bookmark-end text:name="__DdeLink__15406_1631453286"/></text:p>
      <text:p text:style-name="P100"><text:tab/><text:tab/><text:tab/><text:tab/>字段名称_<text:span text:style-name="T107">21</text:span>:<text:bookmark-start text:name="__DdeLink__15408_1631453286"/>核定载客<text:bookmark-end text:name="__DdeLink__15408_1631453286"/></text:p>
      <text:p text:style-name="P100"><text:soft-page-break/><text:span text:style-name="T5"><text:tab/><text:tab/><text:tab/><text:tab/>字段名称_</text:span><text:span text:style-name="T6">22</text:span><text:span text:style-name="T5">:</text:span><text:bookmark-start text:name="__DdeLink__15410_1631453286"/><text:span text:style-name="T5">核定载质量</text:span><text:bookmark-end text:name="__DdeLink__15410_1631453286"/></text:p>
      <text:p text:style-name="P100"><text:span text:style-name="T5"><text:tab/><text:tab/><text:tab/><text:tab/>字段名称_</text:span><text:span text:style-name="T6">2</text:span><text:span text:style-name="T9">3</text:span><text:span text:style-name="T5">:</text:span><text:bookmark-start text:name="__DdeLink__15412_1631453286"/><text:span text:style-name="T5">排量</text:span><text:bookmark-end text:name="__DdeLink__15412_1631453286"/></text:p>
      <text:p text:style-name="P100"><text:span text:style-name="T5"><text:tab/><text:tab/><text:tab/><text:tab/>字段名称_</text:span><text:span text:style-name="T6">2</text:span><text:span text:style-name="T9">4</text:span><text:span text:style-name="T5">:</text:span><text:bookmark-start text:name="__DdeLink__15414_1631453286"/><text:span text:style-name="T5">功率</text:span><text:bookmark-end text:name="__DdeLink__15414_1631453286"/></text:p>
      <text:p text:style-name="P100"><text:span text:style-name="T5"><text:tab/><text:tab/><text:tab/><text:tab/>字段名称_</text:span><text:span text:style-name="T6">2</text:span><text:span text:style-name="T9">5</text:span><text:span text:style-name="T5">:</text:span><text:bookmark-start text:name="__DdeLink__15416_1631453286"/><text:span text:style-name="T5">车辆初登日期</text:span><text:bookmark-end text:name="__DdeLink__15416_1631453286"/></text:p>
      <text:p text:style-name="P100"><text:span text:style-name="T5"><text:tab/><text:tab/><text:tab/><text:tab/>字段名称_</text:span><text:span text:style-name="T6">2</text:span><text:span text:style-name="T9">6</text:span><text:span text:style-name="T5">:</text:span><text:bookmark-start text:name="__DdeLink__15418_1631453286"/><text:span text:style-name="T5">承包险种</text:span><text:bookmark-end text:name="__DdeLink__15418_1631453286"/></text:p>
      <text:p text:style-name="P100"><text:span text:style-name="T5"><text:tab/><text:tab/><text:tab/><text:tab/>字段名称_</text:span><text:span text:style-name="T6">2</text:span><text:span text:style-name="T9">7</text:span><text:span text:style-name="T5">:</text:span><text:bookmark-start text:name="__DdeLink__15420_1631453286"/><text:span text:style-name="T5">是否不计免陪</text:span><text:bookmark-end text:name="__DdeLink__15420_1631453286"/></text:p>
      <text:p text:style-name="P100"><text:span text:style-name="T5"><text:tab/><text:tab/><text:tab/><text:tab/>字段名称_</text:span><text:span text:style-name="T6">2</text:span><text:span text:style-name="T9">8</text:span><text:span text:style-name="T5">:</text:span><text:bookmark-start text:name="__DdeLink__15422_1631453286"/><text:span text:style-name="T5">费率浮动</text:span><text:bookmark-end text:name="__DdeLink__15422_1631453286"/></text:p>
      <text:p text:style-name="P100"><text:span text:style-name="T5"><text:tab/><text:tab/><text:tab/><text:tab/>字段名称_</text:span><text:span text:style-name="T6">2</text:span><text:span text:style-name="T9">9</text:span><text:span text:style-name="T5">:</text:span><text:bookmark-start text:name="__DdeLink__15424_1631453286"/><text:span text:style-name="T5">保险金额/责任限额</text:span><text:bookmark-end text:name="__DdeLink__15424_1631453286"/></text:p>
      <text:p text:style-name="P100"><text:span text:style-name="T5"><text:tab/><text:tab/><text:tab/><text:tab/>字段名称_</text:span><text:span text:style-name="T9">30</text:span><text:span text:style-name="T5">:</text:span><text:bookmark-start text:name="__DdeLink__15426_1631453286"/><text:span text:style-name="T5">保险费</text:span><text:span text:style-name="T9">(元)</text:span><text:bookmark-end text:name="__DdeLink__15426_1631453286"/></text:p>
      <text:p text:style-name="P100"><text:span text:style-name="T5"><text:tab/><text:tab/><text:tab/><text:tab/>字段名称_</text:span><text:span text:style-name="T9">31</text:span><text:span text:style-name="T5">:</text:span><text:bookmark-start text:name="__DdeLink__15428_1631453286"/><text:span text:style-name="T9">保险费合计</text:span><text:bookmark-end text:name="__DdeLink__15428_1631453286"/></text:p>
      <text:p text:style-name="P100"><text:span text:style-name="T9"><text:tab/><text:tab/><text:tab/><text:tab/>字段名称_32:</text:span><text:bookmark-start text:name="__DdeLink__15430_1631453286"/><text:span text:style-name="T9">内容明细</text:span><text:bookmark-end text:name="__DdeLink__15430_1631453286"/></text:p>
      <text:p text:style-name="P100"><text:span text:style-name="T9"><text:tab/><text:tab/><text:tab/><text:tab/>字段名称_33:</text:span><text:bookmark-start text:name="__DdeLink__15432_1631453286"/><text:span text:style-name="T9">机构名称</text:span><text:bookmark-end text:name="__DdeLink__15432_1631453286"/></text:p>
      <text:p text:style-name="P100"><text:span text:style-name="T9"><text:tab/><text:tab/><text:tab/><text:tab/>字段名称_34:</text:span><text:bookmark-start text:name="__DdeLink__15434_1631453286"/><text:span text:style-name="T9">经办人名字</text:span><text:bookmark-end text:name="__DdeLink__15434_1631453286"/></text:p>
      <text:p text:style-name="P100"><text:span text:style-name="T9"><text:tab/><text:tab/><text:tab/><text:tab/>字段名称_35:</text:span><text:bookmark-start text:name="__DdeLink__15436_1631453286"/><text:span text:style-name="T9">机构地址</text:span><text:bookmark-end text:name="__DdeLink__15436_1631453286"/></text:p>
      <text:p text:style-name="P100"><text:span text:style-name="T9"><text:tab/><text:tab/><text:tab/><text:tab/>字段名称_36:</text:span><text:bookmark-start text:name="__DdeLink__15438_1631453286"/><text:span text:style-name="T9">机构联系方式</text:span><text:bookmark-end text:name="__DdeLink__15438_1631453286"/></text:p>
      <text:p text:style-name="P100"><text:span text:style-name="T9"><text:tab/><text:tab/><text:tab/><text:tab/>字段名称_37:</text:span><text:bookmark-start text:name="__DdeLink__15440_1631453286"/><text:span text:style-name="T9">网址</text:span><text:bookmark-end text:name="__DdeLink__15440_1631453286"/></text:p>
      <text:p text:style-name="P100"><text:span text:style-name="T9"><text:tab/><text:tab/><text:tab/><text:tab/>字段名称_38:</text:span><text:bookmark-start text:name="__DdeLink__15442_1631453286"/><text:span text:style-name="T9">邮政编码</text:span><text:bookmark-end text:name="__DdeLink__15442_1631453286"/></text:p>
      <text:p text:style-name="P100"><text:span text:style-name="T9"><text:tab/><text:tab/><text:tab/><text:tab/>字段名称_39:</text:span><text:bookmark-start text:name="__DdeLink__15444_1631453286"/><text:span text:style-name="T9">签单日期</text:span><text:bookmark-end text:name="__DdeLink__15444_1631453286"/></text:p>
      <text:p text:style-name="P100"><text:span text:style-name="T9"><text:tab/><text:tab/><text:tab/><text:tab/>字段名称_40:</text:span><text:bookmark-start text:name="__DdeLink__15446_1631453286"/><text:span text:style-name="T9">附件</text:span><text:bookmark-end text:name="__DdeLink__15446_1631453286"/></text:p>
      <text:p text:style-name="P100"><text:span text:style-name="T9"><text:tab/><text:tab/><text:tab/><text:tab/>字段名称_41:</text:span><text:bookmark-start text:name="__DdeLink__15448_1631453286"/><text:span text:style-name="T9">是否续签</text:span><text:bookmark-end text:name="__DdeLink__15448_1631453286"/></text:p>
      <text:p text:style-name="P31"/>
      <text:p text:style-name="P101"><text:span text:style-name="T9"><text:tab/><text:tab/><text:tab/></text:span><text:span text:style-name="T30">功能名称_</text:span><text:span text:style-name="T32">2</text:span><text:span text:style-name="T31">：添加</text:span><text:span text:style-name="T5"> <text:s text:c="5"/>功能类型:添加</text:span></text:p>
      <text:p text:style-name="P164"><text:span text:style-name="T68"><text:tab/><text:tab/><text:tab/><text:tab/>字段名称_1:</text:span><text:span text:style-name="T71">投保单号<text:tab/><text:tab/><text:tab/><text:tab/><text:tab/></text:span><text:span text:style-name="T2">标签类型:文本框 <text:s/>必填</text:span></text:p>
      <text:p text:style-name="P164"><text:span text:style-name="T68"><text:tab/><text:tab/><text:tab/><text:tab/>字段名称_2:</text:span><text:span text:style-name="T70">地址<text:tab/><text:tab/><text:tab/><text:tab/><text:tab/><text:tab/></text:span><text:span text:style-name="T2">标签类型:文本框 <text:s/>非必填</text:span></text:p>
      <text:p text:style-name="P101"><text:tab/><text:tab/><text:tab/><text:tab/>字段名称_3:保单起始时间<text:tab/><text:tab/><text:tab/><text:tab/><text:span text:style-name="T5">标签类型:日期框 <text:s/>必填</text:span></text:p>
      <text:p text:style-name="P197"><text:tab/><text:tab/><text:tab/><text:tab/>字段名称_<text:span text:style-name="T66">4</text:span>:保单结束时间<text:tab/><text:tab/><text:tab/><text:tab/><text:span text:style-name="T5">标签类型:日期框 <text:s/>必填</text:span></text:p>
      <text:p text:style-name="P101"><text:tab/><text:tab/><text:tab/><text:tab/>字段名称_<text:span text:style-name="T66">5</text:span>:保险费总金额<text:tab/><text:tab/><text:tab/><text:tab/><text:span text:style-name="T5">标签类型:数字框 <text:s/>非必填 <text:s/>默认</text:span><text:span text:style-name="T11">0.00</text:span></text:p>
      <text:p text:style-name="P101"><text:tab/><text:tab/><text:tab/><text:tab/>字段名称_<text:span text:style-name="T67">6</text:span>:缴费方式<text:tab/><text:tab/><text:tab/><text:tab/><text:tab/><text:span text:style-name="T5">标签类型:文本框 <text:s/>非必填</text:span></text:p>
      <text:p text:style-name="P112"><text:span text:style-name="T5"><text:tab/><text:tab/><text:tab/><text:tab/>字段名称_</text:span><text:span text:style-name="T10">7</text:span><text:span text:style-name="T5">:保险合同争议解决方式<text:tab/><text:tab/>标签类型:文本框 <text:s/>非必填</text:span></text:p>
      <text:p text:style-name="P112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2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23"/>
      <text:p text:style-name="P102"><text:span text:style-name="T5"><text:tab/><text:tab/><text:tab/></text:span><text:span text:style-name="T30">功能名称_</text:span><text:span text:style-name="T33">3</text:span><text:span text:style-name="T31">：编辑</text:span><text:span text:style-name="T5"> <text:s text:c="5"/>功能类型:编辑</text:span></text:p>
      <text:p text:style-name="P24"><text:tab/><text:tab/><text:tab/><text:tab/>隐藏id</text:p>
      <text:p text:style-name="P165"><text:span text:style-name="T68"><text:tab/><text:tab/><text:tab/><text:tab/>字段名称_1:</text:span><text:span text:style-name="T71">投保单号<text:tab/><text:tab/><text:tab/><text:tab/><text:tab/></text:span><text:span text:style-name="T2">标签类型:文本框 <text:s/>必填</text:span></text:p>
      <text:p text:style-name="P165"><text:span text:style-name="T68"><text:tab/><text:tab/><text:tab/><text:tab/>字段名称_2:</text:span><text:span text:style-name="T70">地址<text:tab/><text:tab/><text:tab/><text:tab/><text:tab/><text:tab/></text:span><text:span text:style-name="T2">标签类型:文本框 <text:s/>非必填</text:span></text:p>
      <text:p text:style-name="P102"><text:tab/><text:tab/><text:tab/><text:tab/>字段名称_3:保单起始时间<text:tab/><text:tab/><text:tab/><text:tab/><text:span text:style-name="T5">标签类型:日期框 <text:s/>必填</text:span></text:p>
      <text:p text:style-name="P198"><text:tab/><text:tab/><text:tab/><text:tab/>字段名称_<text:span text:style-name="T66">4</text:span>:保单结束时间<text:tab/><text:tab/><text:tab/><text:tab/><text:span text:style-name="T5">标签类型:日期框 <text:s/>必填</text:span></text:p>
      <text:p text:style-name="P102"><text:tab/><text:tab/><text:tab/><text:tab/>字段名称_<text:span text:style-name="T66">5</text:span>:保险费总金额<text:tab/><text:tab/><text:tab/><text:tab/><text:span text:style-name="T5">标签类型:数字框 <text:s/>非必填 <text:s/>默认</text:span><text:span text:style-name="T11">0.00</text:span></text:p>
      <text:p text:style-name="P102"><text:tab/><text:tab/><text:tab/><text:tab/>字段名称_<text:span text:style-name="T67">6</text:span>:缴费方式<text:tab/><text:tab/><text:tab/><text:tab/><text:tab/><text:span text:style-name="T5">标签类型:文本框 <text:s/>非必填</text:span></text:p>
      <text:p text:style-name="P113"><text:span text:style-name="T5"><text:tab/><text:tab/><text:tab/><text:tab/>字段名称_</text:span><text:span text:style-name="T10">7</text:span><text:span text:style-name="T5">:保险合同争议解决方式<text:tab/><text:tab/>标签类型:文本框 <text:s/>非必填<text:tab/></text:span></text:p>
      <text:p text:style-name="P113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3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32"><text:tab/><text:tab/><text:tab/></text:p>
      <text:p text:style-name="P103"><text:span text:style-name="T34"><text:tab/><text:tab/><text:tab/></text:span><text:span text:style-name="T30">功能名称_</text:span><text:span text:style-name="T35">4</text:span><text:span text:style-name="T31">：</text:span><text:bookmark-start text:name="__DdeLink__15486_1631453286"/><text:bookmark-start text:name="__DdeLink__15495_1631453286"/><text:span text:style-name="T31">编辑被保险机动车信息</text:span><text:bookmark-end text:name="__DdeLink__15486_1631453286"/><text:span text:style-name="T5"> </text:span><text:bookmark-end text:name="__DdeLink__15495_1631453286"/><text:span text:style-name="T5"><text:s text:c="5"/>功能类型:编辑</text:span></text:p>
      <text:p text:style-name="P25"><text:soft-page-break/><text:tab/><text:tab/><text:tab/><text:tab/>隐藏id</text:p>
      <text:p text:style-name="P104"><text:span text:style-name="T5"><text:tab/><text:tab/><text:tab/><text:tab/>字段名称_</text:span><text:span text:style-name="T12">1</text:span><text:span text:style-name="T8">:被保险人<text:tab/><text:tab/><text:tab/><text:tab/><text:tab/></text:span><text:span text:style-name="T5">标签类型:文本框 <text:s/>必填</text:span></text:p>
      <text:p text:style-name="P104"><text:tab/><text:tab/><text:tab/><text:tab/>字段名称_<text:span text:style-name="T122">2:被保险人身份证号码<text:tab/><text:tab/></text:span><text:span text:style-name="T5">标签类型:文本框 <text:s text:c="2"/>非必填</text:span></text:p>
      <text:p text:style-name="P104"><text:tab/><text:tab/><text:tab/><text:tab/>字段名称_<text:span text:style-name="T122">3:投保地区<text:tab/><text:tab/><text:tab/><text:tab/><text:tab/></text:span><text:span text:style-name="T5">标签类型:文本框 <text:s text:c="2"/>非必填</text:span></text:p>
      <text:p text:style-name="P104"><text:tab/><text:tab/><text:tab/><text:tab/>字段名称_<text:span text:style-name="T122">4</text:span>:<text:span text:style-name="T80">联系电话<text:tab/><text:tab/><text:tab/><text:tab/><text:tab/></text:span><text:span text:style-name="T5">标签类型:文本框 <text:s text:c="2"/>非必填</text:span></text:p>
      <text:p text:style-name="P166"><text:span text:style-name="T68"><text:tab/><text:tab/><text:tab/><text:tab/>字段名称_</text:span><text:span text:style-name="T74">5</text:span><text:span text:style-name="T68">:</text:span><text:span text:style-name="T70">车牌号码<text:tab/><text:tab/><text:tab/><text:tab/><text:tab/></text:span><text:span text:style-name="T2">标签类型:文本框 <text:s text:c="2"/>非必填</text:span></text:p>
      <text:p text:style-name="P104"><text:tab/><text:tab/><text:tab/><text:tab/>字段名称_<text:span text:style-name="T123">6</text:span>:品牌厂名<text:tab/><text:tab/><text:tab/><text:tab/><text:tab/><text:span text:style-name="T5">标签类型:文本框 <text:s text:c="2"/>非必填</text:span></text:p>
      <text:p text:style-name="P199"><text:tab/><text:tab/><text:tab/><text:tab/>字段名称_<text:span text:style-name="T123">7</text:span>:车价选择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123">8</text:span>:所属性质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123">9</text:span>:使用性质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79">10</text:span>:机动车种类<text:tab/><text:tab/><text:tab/><text:tab/><text:span text:style-name="T5">标签类型:文本框 <text:s text:c="2"/>非必填</text:span></text:p>
      <text:p text:style-name="P104"><text:tab/><text:tab/><text:tab/><text:tab/>字段名称_<text:span text:style-name="T79">11</text:span>:发动机号码<text:tab/><text:tab/><text:tab/><text:tab/><text:span text:style-name="T5">标签类型:文本框 <text:s text:c="2"/>非必填</text:span></text:p>
      <text:p text:style-name="P104"><text:tab/><text:tab/><text:tab/><text:tab/>字段名称_<text:span text:style-name="T79">12</text:span>:是否为过户车<text:tab/><text:tab/><text:tab/><text:span text:style-name="T5">标签类型:下拉框（</text:span><text:span text:style-name="T14">是/否</text:span><text:span text:style-name="T5">） <text:s text:c="2"/>非必填</text:span></text:p>
      <text:p text:style-name="P105"><text:tab/><text:tab/><text:tab/><text:tab/>字段名称_<text:span text:style-name="T123">13</text:span>:识别代码<text:span text:style-name="T121">(车驾号)<text:tab/><text:tab/></text:span><text:span text:style-name="T5">标签类型:文本框 <text:s text:c="2"/>非必填</text:span><text:span text:style-name="T121"><text:tab/></text:span></text:p>
      <text:p text:style-name="P105"><text:tab/><text:tab/><text:tab/><text:tab/>字段名称_<text:span text:style-name="T107">14</text:span>:核定载客<text:tab/><text:tab/><text:tab/><text:tab/><text:span text:style-name="T5">标签类型:文本框 <text:s text:c="2"/>非必填</text:span></text:p>
      <text:p text:style-name="P105"><text:span text:style-name="T5"><text:tab/><text:tab/><text:tab/><text:tab/>字段名称_</text:span><text:span text:style-name="T13">15</text:span><text:span text:style-name="T5">:核定载质量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6</text:span><text:span text:style-name="T5">:排量<text:tab/><text:tab/>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7</text:span><text:span text:style-name="T5">:功率<text:tab/><text:tab/>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8</text:span><text:span text:style-name="T5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3"><text:tab/><text:tab/><text:tab/></text:p>
      <text:p text:style-name="P106"><text:span text:style-name="T34"><text:tab/><text:tab/><text:tab/></text:span><text:span text:style-name="T30">功能名称_</text:span><text:span text:style-name="T36">5</text:span><text:span text:style-name="T31">：</text:span><text:bookmark-start text:name="__DdeLink__15488_1631453286"/><text:bookmark-start text:name="__DdeLink__15497_1631453286"/><text:span text:style-name="T31">编辑要约内容</text:span><text:bookmark-end text:name="__DdeLink__15488_1631453286"/><text:bookmark-end text:name="__DdeLink__15497_1631453286"/><text:span text:style-name="T5"> <text:s text:c="5"/>功能类型:编辑</text:span></text:p>
      <text:p text:style-name="P27"><text:tab/><text:tab/><text:tab/><text:tab/>隐藏id</text:p>
      <text:p text:style-name="P107"><text:span text:style-name="T5"><text:tab/><text:tab/><text:tab/><text:tab/>字段名称_</text:span><text:span text:style-name="T15">1</text:span><text:span text:style-name="T5">:承包险种<text:tab/><text:tab/><text:tab/><text:tab/>标签类型:文本框 <text:s text:c="2"/>非必填</text:span></text:p>
      <text:p text:style-name="P107"><text:span text:style-name="T5"><text:tab/><text:tab/><text:tab/><text:tab/>字段名称_</text:span><text:span text:style-name="T15">2</text:span><text:span text:style-name="T5">:是否不计免陪<text:tab/><text:tab/><text:tab/>标签类型:下拉框</text:span><text:span text:style-name="T16">(是/否)</text:span><text:span text:style-name="T5"> <text:s text:c="2"/>非必填</text:span></text:p>
      <text:p text:style-name="P107"><text:span text:style-name="T5"><text:tab/><text:tab/><text:tab/><text:tab/>字段名称_</text:span><text:span text:style-name="T15">3</text:span><text:span text:style-name="T5">:费率浮动<text:tab/><text:tab/><text:tab/><text:tab/>标签类型:文本框 <text:s text:c="2"/>非必填</text:span></text:p>
      <text:p text:style-name="P107"><text:span text:style-name="T5"><text:tab/><text:tab/><text:tab/><text:tab/>字段名称_</text:span><text:span text:style-name="T15">4</text:span><text:span text:style-name="T5">:保险金额/责任限额<text:tab/><text:tab/>标签类型:数字框 <text:s text:c="2"/>非必填<text:tab/>默认</text:span><text:span text:style-name="T17">0.00</text:span></text:p>
      <text:p text:style-name="P108"><text:span text:style-name="T5"><text:tab/><text:tab/><text:tab/><text:tab/>字段名称_</text:span><text:span text:style-name="T15">5</text:span><text:span text:style-name="T5">:保险费</text:span><text:span text:style-name="T9">(元)<text:tab/><text:tab/><text:tab/><text:tab/></text:span><text:span text:style-name="T5">标签类型:数字框 <text:s text:c="2"/>非必填 <text:s text:c="3"/>默认</text:span><text:span text:style-name="T17">0.00</text:span></text:p>
      <text:p text:style-name="P109"><text:span text:style-name="T5"><text:tab/><text:tab/><text:tab/><text:tab/>字段名称_</text:span><text:span text:style-name="T15">6</text:span><text:span text:style-name="T5">:</text:span><text:span text:style-name="T9">保险费合计<text:tab/><text:tab/><text:tab/></text:span><text:span text:style-name="T5">标签类型:数字框 <text:s text:c="2"/>非必填 <text:s text:c="4"/>默认</text:span><text:span text:style-name="T17">0.00</text:span></text:p>
      <text:p text:style-name="P34"><text:tab/><text:tab/><text:tab/></text:p>
      <text:p text:style-name="P109"><text:span text:style-name="T34"><text:tab/><text:tab/><text:tab/></text:span><text:span text:style-name="T30">功能名称_</text:span><text:span text:style-name="T37">6</text:span><text:span text:style-name="T31">：</text:span><text:bookmark-start text:name="__DdeLink__15490_1631453286"/><text:bookmark-start text:name="__DdeLink__15499_1631453286"/><text:span text:style-name="T31">编辑特别约定</text:span><text:bookmark-end text:name="__DdeLink__15490_1631453286"/><text:bookmark-end text:name="__DdeLink__15499_1631453286"/><text:span text:style-name="T5"> <text:s text:c="5"/>功能类型:编辑</text:span></text:p>
      <text:p text:style-name="P40"><text:tab/><text:tab/><text:tab/><text:tab/>隐藏id</text:p>
      <text:p text:style-name="P110"><text:span text:style-name="T17"><text:tab/><text:tab/><text:tab/><text:tab/></text:span><text:span text:style-name="T9">字段名称_</text:span><text:span text:style-name="T18">1</text:span><text:span text:style-name="T9">:内容明细 <text:s text:c="2"/><text:tab/><text:tab/><text:tab/></text:span><text:span text:style-name="T5">标签类型:文本框 <text:s text:c="2"/>非必填</text:span></text:p>
      <text:p text:style-name="P35"><text:tab/><text:tab/><text:tab/></text:p>
      <text:p text:style-name="P110"><text:span text:style-name="T34"><text:tab/><text:tab/><text:tab/></text:span><text:span text:style-name="T30">功能名称_</text:span><text:span text:style-name="T38">7</text:span><text:span text:style-name="T31">：</text:span><text:bookmark-start text:name="__DdeLink__15492_1631453286"/><text:bookmark-start text:name="__DdeLink__15501_1631453286"/><text:span text:style-name="T31">编辑销售机构信息</text:span><text:bookmark-end text:name="__DdeLink__15492_1631453286"/><text:bookmark-end text:name="__DdeLink__15501_1631453286"/><text:span text:style-name="T5"> <text:s text:c="5"/>功能类型:编辑</text:span></text:p>
      <text:p text:style-name="P41"><text:tab/><text:tab/><text:tab/><text:tab/>隐藏id</text:p>
      <text:p text:style-name="P111"><text:span text:style-name="T17"><text:tab/><text:tab/><text:tab/><text:tab/></text:span><text:span text:style-name="T9">字段名称_</text:span><text:span text:style-name="T19">1</text:span><text:span text:style-name="T9">:机构名称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2</text:span><text:span text:style-name="T9">:经办人名字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3</text:span><text:span text:style-name="T9">:机构地址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4</text:span><text:span text:style-name="T9">:机构联系方式<text:tab/><text:tab/><text:tab/></text:span><text:span text:style-name="T5">标签类型:文本框 <text:s text:c="2"/>非必填</text:span><text:span text:style-name="T9"><text:tab/></text:span></text:p>
      <text:p text:style-name="P111"><text:span text:style-name="T9"><text:tab/><text:tab/><text:tab/><text:tab/>字段名称_</text:span><text:span text:style-name="T19">5</text:span><text:span text:style-name="T9">:网址<text:tab/>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6</text:span><text:span text:style-name="T9">:邮政编码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7</text:span><text:span text:style-name="T9">:签单日期<text:tab/><text:tab/><text:tab/><text:tab/></text:span><text:span text:style-name="T5">标签类型:日期框 <text:s text:c="2"/>非必填</text:span></text:p>
      <text:p text:style-name="P41"><text:tab/><text:tab/><text:tab/><text:tab/></text:p>
      <text:p text:style-name="P115"><text:soft-page-break/><text:span text:style-name="T17"><text:tab/><text:tab/><text:tab/></text:span><text:span text:style-name="T30">功能名字_</text:span><text:span text:style-name="T39">8</text:span><text:span text:style-name="T30">:删除 <text:s text:c="2"/></text:span><text:span text:style-name="T5"><text:s text:c="2"/>功能类型:</text:span><text:span text:style-name="T25"> <text:s/></text:span></text:p>
      <text:p text:style-name="P43"><text:tab/><text:tab/><text:tab/><text:tab/>确定删除该数据？</text:p>
      <text:p text:style-name="P43"/>
      <text:p text:style-name="P114"><text:span text:style-name="T17"><text:tab/><text:tab/><text:tab/></text:span><text:span text:style-name="T30">功能名字_</text:span><text:span text:style-name="T40">9</text:span><text:span text:style-name="T30">:查看详情</text:span><text:span text:style-name="T5"> <text:s/>功能类型:</text:span><text:span text:style-name="T25"> <text:s text:c="2"/>下面的字段是不可以编辑的</text:span></text:p>
      <text:p text:style-name="P167"><text:span text:style-name="T68"><text:tab/><text:tab/><text:tab/><text:tab/>字段名称_1:</text:span><text:span text:style-name="T71">投保单号</text:span></text:p>
      <text:p text:style-name="P167"><text:span text:style-name="T68"><text:tab/><text:tab/><text:tab/><text:tab/>字段名称_2:</text:span><text:span text:style-name="T70">地址</text:span></text:p>
      <text:p text:style-name="P114"><text:tab/><text:tab/><text:tab/><text:tab/>字段名称_3:保单起始时间</text:p>
      <text:p text:style-name="P200"><text:tab/><text:tab/><text:tab/><text:tab/>字段名称_<text:span text:style-name="T66">4</text:span>:保单结束时间</text:p>
      <text:p text:style-name="P114"><text:tab/><text:tab/><text:tab/><text:tab/>字段名称_<text:span text:style-name="T66">5</text:span>:保险费总金额</text:p>
      <text:p text:style-name="P114"><text:tab/><text:tab/><text:tab/><text:tab/>字段名称_<text:span text:style-name="T67">6</text:span>:缴费方式</text:p>
      <text:p text:style-name="P114"><text:tab/><text:tab/><text:tab/><text:tab/>字段名称_<text:span text:style-name="T67">7</text:span>:保险合同争议解决方式</text:p>
      <text:p text:style-name="P114"><text:tab/><text:tab/><text:tab/><text:tab/>字段名称_<text:span text:style-name="T78">8:被保险人</text:span></text:p>
      <text:p text:style-name="P114"><text:tab/><text:tab/><text:tab/><text:tab/>字段名称_<text:span text:style-name="T78">9:被保险人身份证号码</text:span></text:p>
      <text:p text:style-name="P114"><text:tab/><text:tab/><text:tab/><text:tab/>字段名称_<text:span text:style-name="T78">10:投保地区</text:span></text:p>
      <text:p text:style-name="P114"><text:tab/><text:tab/><text:tab/><text:tab/>字段名称_1<text:span text:style-name="T79">1</text:span>:<text:span text:style-name="T80">联系电话</text:span></text:p>
      <text:p text:style-name="P167"><text:span text:style-name="T68"><text:tab/><text:tab/><text:tab/><text:tab/>字段名称_</text:span><text:span text:style-name="T72">1</text:span><text:span text:style-name="T68">2:</text:span><text:span text:style-name="T70">车牌号码</text:span></text:p>
      <text:p text:style-name="P114"><text:tab/><text:tab/><text:tab/><text:tab/>字段名称_<text:span text:style-name="T79">1</text:span>3:品牌厂名</text:p>
      <text:p text:style-name="P200"><text:tab/><text:tab/><text:tab/><text:tab/>字段名称_<text:span text:style-name="T79">14</text:span>:车价选择</text:p>
      <text:p text:style-name="P114"><text:tab/><text:tab/><text:tab/><text:tab/>字段名称_<text:span text:style-name="T79">15</text:span>:所属性质</text:p>
      <text:p text:style-name="P114"><text:tab/><text:tab/><text:tab/><text:tab/>字段名称_<text:span text:style-name="T79">16</text:span>:使用性质</text:p>
      <text:p text:style-name="P114"><text:tab/><text:tab/><text:tab/><text:tab/>字段名称_<text:span text:style-name="T79">17</text:span>:机动车种类</text:p>
      <text:p text:style-name="P114"><text:tab/><text:tab/><text:tab/><text:tab/>字段名称_<text:span text:style-name="T79">18</text:span>:发动机号码</text:p>
      <text:p text:style-name="P114"><text:tab/><text:tab/><text:tab/><text:tab/>字段名称_<text:span text:style-name="T79">19</text:span>:是否为过户车</text:p>
      <text:p text:style-name="P114"><text:tab/><text:tab/><text:tab/><text:tab/>字段名称_<text:span text:style-name="T107">20</text:span>:识别代码<text:span text:style-name="T121">(车驾号)</text:span></text:p>
      <text:p text:style-name="P114"><text:tab/><text:tab/><text:tab/><text:tab/>字段名称_<text:span text:style-name="T107">21</text:span>:核定载客</text:p>
      <text:p text:style-name="P114"><text:span text:style-name="T5"><text:tab/><text:tab/><text:tab/><text:tab/>字段名称_</text:span><text:span text:style-name="T6">22</text:span><text:span text:style-name="T5">:核定载质量</text:span></text:p>
      <text:p text:style-name="P114"><text:span text:style-name="T5"><text:tab/><text:tab/><text:tab/><text:tab/>字段名称_</text:span><text:span text:style-name="T6">2</text:span><text:span text:style-name="T9">3</text:span><text:span text:style-name="T5">:排量</text:span></text:p>
      <text:p text:style-name="P114"><text:span text:style-name="T5"><text:tab/><text:tab/><text:tab/><text:tab/>字段名称_</text:span><text:span text:style-name="T6">2</text:span><text:span text:style-name="T9">4</text:span><text:span text:style-name="T5">:功率</text:span></text:p>
      <text:p text:style-name="P114"><text:span text:style-name="T5"><text:tab/><text:tab/><text:tab/><text:tab/>字段名称_</text:span><text:span text:style-name="T6">2</text:span><text:span text:style-name="T9">5</text:span><text:span text:style-name="T5">:车辆初登日期</text:span></text:p>
      <text:p text:style-name="P114"><text:span text:style-name="T5"><text:tab/><text:tab/><text:tab/><text:tab/>字段名称_</text:span><text:span text:style-name="T6">2</text:span><text:span text:style-name="T9">6</text:span><text:span text:style-name="T5">:承包险种</text:span></text:p>
      <text:p text:style-name="P114"><text:span text:style-name="T5"><text:tab/><text:tab/><text:tab/><text:tab/>字段名称_</text:span><text:span text:style-name="T6">2</text:span><text:span text:style-name="T9">7</text:span><text:span text:style-name="T5">:是否不计免陪</text:span></text:p>
      <text:p text:style-name="P114"><text:span text:style-name="T5"><text:tab/><text:tab/><text:tab/><text:tab/>字段名称_</text:span><text:span text:style-name="T6">2</text:span><text:span text:style-name="T9">8</text:span><text:span text:style-name="T5">:费率浮动</text:span></text:p>
      <text:p text:style-name="P114"><text:span text:style-name="T5"><text:tab/><text:tab/><text:tab/><text:tab/>字段名称_</text:span><text:span text:style-name="T6">2</text:span><text:span text:style-name="T9">9</text:span><text:span text:style-name="T5">:保险金额/责任限额</text:span></text:p>
      <text:p text:style-name="P114"><text:span text:style-name="T5"><text:tab/><text:tab/><text:tab/><text:tab/>字段名称_</text:span><text:span text:style-name="T9">30</text:span><text:span text:style-name="T5">:保险费</text:span><text:span text:style-name="T9">(元)</text:span></text:p>
      <text:p text:style-name="P114"><text:span text:style-name="T5"><text:tab/><text:tab/><text:tab/><text:tab/>字段名称_</text:span><text:span text:style-name="T9">31</text:span><text:span text:style-name="T5">:</text:span><text:span text:style-name="T9">保险费合计</text:span></text:p>
      <text:p text:style-name="P36"><text:tab/><text:tab/><text:tab/><text:tab/>字段名称_32:内容明细</text:p>
      <text:p text:style-name="P36"><text:tab/><text:tab/><text:tab/><text:tab/>字段名称_33:机构名称</text:p>
      <text:p text:style-name="P36"><text:tab/><text:tab/><text:tab/><text:tab/>字段名称_34:经办人名字</text:p>
      <text:p text:style-name="P36"><text:tab/><text:tab/><text:tab/><text:tab/>字段名称_35:机构地址</text:p>
      <text:p text:style-name="P36"><text:tab/><text:tab/><text:tab/><text:tab/>字段名称_36:机构联系方式</text:p>
      <text:p text:style-name="P36"><text:tab/><text:tab/><text:tab/><text:tab/>字段名称_37:网址</text:p>
      <text:p text:style-name="P36"><text:tab/><text:tab/><text:tab/><text:tab/>字段名称_38:邮政编码</text:p>
      <text:p text:style-name="P36"><text:tab/><text:tab/><text:tab/><text:tab/>字段名称_39:签单日期</text:p>
      <text:p text:style-name="P36"><text:tab/><text:tab/><text:tab/><text:tab/>字段名称_40:附件</text:p>
      <text:p text:style-name="P36"><text:tab/><text:tab/><text:tab/><text:tab/>字段名称_41:是否续签</text:p>
      <text:p text:style-name="P209"/>
      <text:p text:style-name="P115"><text:tab/><text:tab/><text:tab/><text:span text:style-name="T45">功能名称_</text:span><text:span text:style-name="T57">10</text:span>:上传附件 <text:s/>功能类型: </text:p>
      <text:p text:style-name="P115"><text:tab/><text:tab/><text:tab/><text:tab/>上传附件 </text:p>
      <text:p text:style-name="P115"><text:tab/><text:tab/><text:tab/></text:p>
      <text:p text:style-name="P115"><text:soft-page-break/><text:tab/><text:tab/><text:tab/><text:tab/></text:p>
      <text:p text:style-name="P115"><text:tab/><text:tab/><text:tab/><text:span text:style-name="T45">功能名称_</text:span><text:span text:style-name="T54">1</text:span><text:span text:style-name="T57">1</text:span>:查看附件 <text:s/>功能类型: </text:p>
      <text:p text:style-name="P37"><text:tab/><text:tab/><text:tab/><text:tab/> <text:s/>查看附件</text:p>
      <text:p text:style-name="P37"/>
      <text:p text:style-name="P128"><text:span text:style-name="T9"><text:tab/><text:tab/></text:span><text:span text:style-name="T27">导航名_</text:span><text:span text:style-name="T29">5</text:span><text:span text:style-name="T27">:</text:span><text:bookmark-start text:name="__DdeLink__15522_1631453286"/><text:bookmark-start text:name="__DdeLink__9872_1658242472"/><text:span text:style-name="T27">意外险记录</text:span><text:bookmark-end text:name="__DdeLink__15522_1631453286"/><text:bookmark-end text:name="__DdeLink__9872_1658242472"/></text:p>
      <text:p text:style-name="P125"><text:span text:style-name="T9"><text:tab/><text:tab/><text:tab/></text:span><text:span text:style-name="T34">功能名字_1:</text:span><text:span text:style-name="T9">列表 <text:s/>功能类型:网格 (有网格)</text:span></text:p>
      <text:p text:style-name="P120"><text:span text:style-name="T9"><text:tab/><text:tab/><text:tab/><text:tab/></text:span><text:span text:style-name="T5">字段名称_1:</text:span><text:bookmark-start text:name="__DdeLink__15524_1631453286"/><text:bookmark-start text:name="__DdeLink__9842_1658242472"/><text:span text:style-name="T22">商业险类型</text:span><text:bookmark-end text:name="__DdeLink__15524_1631453286"/><text:bookmark-end text:name="__DdeLink__9842_1658242472"/></text:p>
      <text:p text:style-name="P169"><text:span text:style-name="T68"><text:tab/><text:tab/><text:tab/><text:tab/>字段名称_2:</text:span><text:bookmark-start text:name="__DdeLink__15526_1631453286"/><text:bookmark-start text:name="__DdeLink__9844_1658242472"/><text:span text:style-name="T70">商业险名称</text:span><text:bookmark-end text:name="__DdeLink__15526_1631453286"/><text:bookmark-end text:name="__DdeLink__9844_1658242472"/></text:p>
      <text:p text:style-name="P120"><text:tab/><text:tab/><text:tab/><text:tab/>字段名称_3:<text:bookmark-start text:name="__DdeLink__15528_1631453286"/><text:bookmark-start text:name="__DdeLink__9846_1658242472"/>保单生效日<text:bookmark-end text:name="__DdeLink__15528_1631453286"/><text:bookmark-end text:name="__DdeLink__9846_1658242472"/></text:p>
      <text:p text:style-name="P202"><text:tab/><text:tab/><text:tab/><text:tab/>字段名称_<text:span text:style-name="T66">4</text:span>:<text:bookmark-start text:name="__DdeLink__15530_1631453286"/><text:bookmark-start text:name="__DdeLink__9848_1658242472"/>保单期满日<text:bookmark-end text:name="__DdeLink__15530_1631453286"/><text:bookmark-end text:name="__DdeLink__9848_1658242472"/></text:p>
      <text:p text:style-name="P120"><text:tab/><text:tab/><text:tab/><text:tab/>字段名称_<text:span text:style-name="T66">5</text:span>:<text:bookmark-start text:name="__DdeLink__15532_1631453286"/><text:bookmark-start text:name="__DdeLink__9850_1658242472"/>投保人名字<text:bookmark-end text:name="__DdeLink__15532_1631453286"/><text:bookmark-end text:name="__DdeLink__9850_1658242472"/></text:p>
      <text:p text:style-name="P120"><text:tab/><text:tab/><text:tab/><text:tab/>字段名称_<text:span text:style-name="T67">6</text:span>:<text:bookmark-start text:name="__DdeLink__15534_1631453286"/><text:bookmark-start text:name="__DdeLink__9852_1658242472"/>被保险人名字<text:bookmark-end text:name="__DdeLink__15534_1631453286"/><text:bookmark-end text:name="__DdeLink__9852_1658242472"/></text:p>
      <text:p text:style-name="P120"><text:tab/><text:tab/><text:tab/><text:tab/>字段名称_<text:span text:style-name="T67">7</text:span>:<text:bookmark-start text:name="__DdeLink__15536_1631453286"/><text:bookmark-start text:name="__DdeLink__9854_1658242472"/>险种名称<text:bookmark-end text:name="__DdeLink__15536_1631453286"/><text:bookmark-end text:name="__DdeLink__9854_1658242472"/></text:p>
      <text:p text:style-name="P120"><text:tab/><text:tab/><text:tab/><text:tab/>字段名称_<text:span text:style-name="T78">8:</text:span><text:bookmark-start text:name="__DdeLink__15538_1631453286"/><text:bookmark-start text:name="__DdeLink__9856_1658242472"/><text:span text:style-name="T78">组合名称</text:span><text:bookmark-end text:name="__DdeLink__15538_1631453286"/><text:bookmark-end text:name="__DdeLink__9856_1658242472"/></text:p>
      <text:p text:style-name="P120"><text:tab/><text:tab/><text:tab/><text:tab/>字段名称_<text:span text:style-name="T78">9:</text:span><text:bookmark-start text:name="__DdeLink__15542_1631453286"/><text:bookmark-start text:name="__DdeLink__15540_1631453286"/><text:bookmark-start text:name="__DdeLink__9858_1658242472"/><text:span text:style-name="T78">销售机构名称</text:span><text:bookmark-end text:name="__DdeLink__15542_1631453286"/><text:bookmark-end text:name="__DdeLink__15540_1631453286"/><text:bookmark-end text:name="__DdeLink__9858_1658242472"/></text:p>
      <text:p text:style-name="P120"><text:tab/><text:tab/><text:tab/><text:tab/>字段名称_<text:span text:style-name="T78">10:</text:span><text:bookmark-start text:name="__DdeLink__15544_1631453286"/><text:bookmark-start text:name="__DdeLink__9860_1658242472"/><text:span text:style-name="T78">销售员名称</text:span><text:bookmark-end text:name="__DdeLink__15544_1631453286"/><text:bookmark-end text:name="__DdeLink__9860_1658242472"/></text:p>
      <text:p text:style-name="P120"><text:tab/><text:tab/><text:tab/><text:tab/>字段名称_1<text:span text:style-name="T79">1</text:span>:<text:bookmark-start text:name="__DdeLink__15546_1631453286"/><text:bookmark-start text:name="__DdeLink__9862_1658242472"/><text:span text:style-name="T80">机构电话</text:span><text:bookmark-end text:name="__DdeLink__15546_1631453286"/><text:bookmark-end text:name="__DdeLink__9862_1658242472"/></text:p>
      <text:p text:style-name="P169"><text:span text:style-name="T68"><text:tab/><text:tab/><text:tab/><text:tab/>字段名称_</text:span><text:span text:style-name="T72">1</text:span><text:span text:style-name="T68">2:</text:span><text:bookmark-start text:name="__DdeLink__15548_1631453286"/><text:bookmark-start text:name="__DdeLink__9864_1658242472"/><text:span text:style-name="T70">合同存储编号</text:span><text:bookmark-end text:name="__DdeLink__15548_1631453286"/><text:bookmark-end text:name="__DdeLink__9864_1658242472"/></text:p>
      <text:p text:style-name="P120"><text:tab/><text:tab/><text:tab/><text:tab/>字段名称_<text:span text:style-name="T79">1</text:span>3:<text:bookmark-start text:name="__DdeLink__15550_1631453286"/><text:bookmark-start text:name="__DdeLink__9866_1658242472"/>合同存储路径<text:bookmark-end text:name="__DdeLink__15550_1631453286"/><text:bookmark-end text:name="__DdeLink__9866_1658242472"/></text:p>
      <text:p text:style-name="P202"><text:tab/><text:tab/><text:tab/><text:tab/>字段名称_<text:span text:style-name="T79">14</text:span>:<text:bookmark-start text:name="__DdeLink__15552_1631453286"/><text:bookmark-start text:name="__DdeLink__9868_1658242472"/>合同附件<text:bookmark-end text:name="__DdeLink__15552_1631453286"/><text:bookmark-end text:name="__DdeLink__9868_1658242472"/></text:p>
      <text:p text:style-name="P120"><text:tab/><text:tab/><text:tab/><text:tab/>字段名称_<text:span text:style-name="T79">15</text:span>:<text:bookmark-start text:name="__DdeLink__15554_1631453286"/><text:bookmark-start text:name="__DdeLink__9870_1658242472"/>是否已续保<text:bookmark-end text:name="__DdeLink__15554_1631453286"/><text:bookmark-end text:name="__DdeLink__9870_1658242472"/></text:p>
      <text:p text:style-name="P38"/>
      <text:p text:style-name="P120"><text:span text:style-name="T9"><text:tab/><text:tab/><text:tab/></text:span><text:span text:style-name="T30">功能名称_</text:span><text:span text:style-name="T32">2</text:span><text:span text:style-name="T31">：添加</text:span><text:span text:style-name="T5"> <text:s text:c="5"/>功能类型:添加</text:span></text:p>
      <text:p text:style-name="P170"><text:span text:style-name="T68"><text:tab/><text:tab/><text:tab/><text:tab/>字段名称_1:</text:span><text:span text:style-name="T3">商业险类型</text:span><text:span text:style-name="T71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173"><text:span text:style-name="T68"><text:tab/><text:tab/><text:tab/><text:tab/>字段名称_2:</text:span><text:span text:style-name="T70">商业险名称<text:tab/><text:tab/><text:tab/><text:tab/></text:span><text:span text:style-name="T2">标签类型:文本框 <text:s/>必填</text:span></text:p>
      <text:p text:style-name="P121"><text:tab/><text:tab/><text:tab/><text:tab/>字段名称_3:保单生效日<text:tab/><text:tab/><text:tab/><text:tab/><text:span text:style-name="T5">标签类型:日期框 <text:s/>必填</text:span></text:p>
      <text:p text:style-name="P203"><text:tab/><text:tab/><text:tab/><text:tab/>字段名称_<text:span text:style-name="T66">4</text:span>:保单期满日<text:tab/><text:tab/><text:tab/><text:tab/><text:span text:style-name="T5">标签类型:日期框 <text:s/>必填</text:span></text:p>
      <text:p text:style-name="P122"><text:tab/><text:tab/><text:tab/><text:tab/>字段名称_<text:span text:style-name="T66">5</text:span>:投保人名字<text:tab/><text:tab/><text:tab/><text:tab/><text:span text:style-name="T5">标签类型:文本框 <text:s/>非必填</text:span></text:p>
      <text:p text:style-name="P121"><text:tab/><text:tab/><text:tab/><text:tab/>字段名称_<text:span text:style-name="T67">6</text:span>:被保险人名字<text:tab/><text:tab/><text:tab/><text:tab/><text:span text:style-name="T5">标签类型:文本框 <text:s/>非必填</text:span></text:p>
      <text:p text:style-name="P121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1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2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22"><text:span text:style-name="T5"><text:tab/><text:tab/><text:tab/><text:tab/>字段名称_1</text:span><text:span text:style-name="T23">1</text:span><text:span text:style-name="T5">:机构电话<text:tab/><text:tab/><text:tab/><text:tab/><text:tab/>标签类型:文本框 <text:s/>非必填</text:span></text:p>
      <text:p text:style-name="P28"/>
      <text:p text:style-name="P120"><text:span text:style-name="T5"><text:tab/><text:tab/><text:tab/></text:span><text:span text:style-name="T30">功能名称_</text:span><text:span text:style-name="T33">3</text:span><text:span text:style-name="T31">：编辑</text:span><text:span text:style-name="T5"> <text:s text:c="5"/>功能类型:编辑</text:span></text:p>
      <text:p text:style-name="P28"><text:tab/><text:tab/><text:tab/><text:tab/>隐藏id</text:p>
      <text:p text:style-name="P171"><text:span text:style-name="T68"><text:tab/><text:tab/><text:tab/><text:tab/>字段名称_1:</text:span><text:span text:style-name="T3">商业险类型</text:span><text:span text:style-name="T71"><text:tab/><text:tab/><text:tab/><text:tab/></text:span><text:span text:style-name="T2">标签类型:文本框 <text:s/>必填</text:span></text:p>
      <text:p text:style-name="P173"><text:span text:style-name="T68"><text:tab/><text:tab/><text:tab/><text:tab/>字段名称_2:</text:span><text:span text:style-name="T70">商业险名称<text:tab/><text:tab/><text:tab/><text:tab/></text:span><text:span text:style-name="T2">标签类型:文本框 <text:s text:c="2"/>必填</text:span></text:p>
      <text:p text:style-name="P122"><text:tab/><text:tab/><text:tab/><text:tab/><text:bookmark-start text:name="__DdeLink__20016_117096940"/>字段名称_3:保单生效日<text:tab/><text:tab/><text:tab/><text:tab/><text:span text:style-name="T5">标签类型:日期框 <text:s/>必填</text:span></text:p>
      <text:p text:style-name="P204"><text:tab/><text:tab/><text:tab/><text:tab/>字段名称_<text:span text:style-name="T66">4</text:span>:保单期满日<text:tab/><text:tab/><text:tab/><text:tab/><text:span text:style-name="T5">标签类型:日期框 <text:s/>必填</text:span><text:bookmark-end text:name="__DdeLink__20016_117096940"/></text:p>
      <text:p text:style-name="P122"><text:tab/><text:tab/><text:tab/><text:tab/>字段名称_<text:span text:style-name="T66">5</text:span>:投保人名字<text:tab/><text:tab/><text:tab/><text:tab/><text:span text:style-name="T5">标签类型:文本框 <text:s/>非必填</text:span></text:p>
      <text:p text:style-name="P122"><text:tab/><text:tab/><text:tab/><text:tab/>字段名称_<text:span text:style-name="T67">6</text:span>:被保险人名字<text:tab/><text:tab/><text:tab/><text:tab/><text:span text:style-name="T5">标签类型:文本框 <text:s/>非必填</text:span></text:p>
      <text:p text:style-name="P122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2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71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05"><text:soft-page-break/><text:span text:style-name="T30"><text:tab/><text:tab/><text:tab/>功能名称_</text:span><text:span text:style-name="T43">4</text:span><text:span text:style-name="T31">：</text:span><text:span text:style-name="T44">续保</text:span><text:span text:style-name="T5"> <text:s text:c="5"/>功能类型:添加,</text:span><text:span text:style-name="T24">此功能是添加在原基础上再添加一个续保信息记录</text:span></text:p>
      <text:p text:style-name="P39"><text:span text:style-name="T124"><text:tab/><text:tab/><text:tab/><text:tab/>隐藏id</text:span><text:tab/><text:tab/></text:p>
      <text:p text:style-name="P39"><text:tab/><text:tab/><text:tab/><text:tab/><text:span text:style-name="T124">字段名称_3:保单生效日<text:tab/><text:tab/><text:tab/><text:tab/>标签类型:日期框 <text:s/>必填</text:span></text:p>
      <text:p text:style-name="P39"><text:span text:style-name="T124"><text:tab/><text:tab/><text:tab/><text:tab/>字段名称_4:保单期满日<text:tab/><text:tab/><text:tab/><text:tab/>标签类型:日期框 <text:s/>必填</text:span><text:tab/></text:p>
      <text:p text:style-name="P120"><text:span text:style-name="T9"><text:tab/><text:tab/><text:tab/></text:span><text:span text:style-name="T17"><text:tab/></text:span></text:p>
      <text:p text:style-name="P120"><text:span text:style-name="T17"><text:tab/><text:tab/><text:tab/></text:span><text:span text:style-name="T30">功能名字_</text:span><text:span text:style-name="T43">5</text:span><text:span text:style-name="T30">:删除 <text:s text:c="2"/></text:span><text:span text:style-name="T5"><text:s text:c="2"/>功能类型:</text:span><text:span text:style-name="T25"> <text:s/></text:span></text:p>
      <text:p text:style-name="P44"><text:tab/><text:tab/><text:tab/><text:tab/>确定删除该数据？</text:p>
      <text:p text:style-name="P44"/>
      <text:p text:style-name="P120"><text:span text:style-name="T25"><text:tab/><text:tab/><text:tab/></text:span><text:bookmark-start text:name="__DdeLink__15520_1631453286"/><text:span text:style-name="T34">功能名字_</text:span><text:span text:style-name="T43">6</text:span><text:span text:style-name="T34">:查看详情 <text:s/></text:span><text:span text:style-name="T9"><text:s/>功能类型:</text:span><text:bookmark-end text:name="__DdeLink__15520_1631453286"/></text:p>
      <text:p text:style-name="P120"><text:span text:style-name="T9"><text:tab/><text:tab/><text:tab/><text:tab/></text:span><text:span text:style-name="T5">字段名称_1:</text:span><text:span text:style-name="T22">商业险类型</text:span></text:p>
      <text:p text:style-name="P169"><text:span text:style-name="T68"><text:tab/><text:tab/><text:tab/><text:tab/>字段名称_2:</text:span><text:span text:style-name="T70">商业险名称</text:span></text:p>
      <text:p text:style-name="P120"><text:tab/><text:tab/><text:tab/><text:tab/>字段名称_3:保单生效日</text:p>
      <text:p text:style-name="P202"><text:tab/><text:tab/><text:tab/><text:tab/>字段名称_<text:span text:style-name="T66">4</text:span>:保单期满日</text:p>
      <text:p text:style-name="P120"><text:tab/><text:tab/><text:tab/><text:tab/>字段名称_<text:span text:style-name="T66">5</text:span>:投保人名字</text:p>
      <text:p text:style-name="P120"><text:tab/><text:tab/><text:tab/><text:tab/>字段名称_<text:span text:style-name="T67">6</text:span>:被保险人名字</text:p>
      <text:p text:style-name="P120"><text:tab/><text:tab/><text:tab/><text:tab/>字段名称_<text:span text:style-name="T67">7</text:span>:险种名称</text:p>
      <text:p text:style-name="P120"><text:tab/><text:tab/><text:tab/><text:tab/>字段名称_<text:span text:style-name="T78">8:组合名称</text:span></text:p>
      <text:p text:style-name="P120"><text:tab/><text:tab/><text:tab/><text:tab/>字段名称_<text:span text:style-name="T78">9:销售机构名称</text:span></text:p>
      <text:p text:style-name="P120"><text:tab/><text:tab/><text:tab/><text:tab/>字段名称_<text:span text:style-name="T78">10:销售员名称</text:span></text:p>
      <text:p text:style-name="P120"><text:tab/><text:tab/><text:tab/><text:tab/>字段名称_1<text:span text:style-name="T79">1</text:span>:<text:span text:style-name="T80">机构电话</text:span></text:p>
      <text:p text:style-name="P169"><text:span text:style-name="T68"><text:tab/><text:tab/><text:tab/><text:tab/>字段名称_</text:span><text:span text:style-name="T72">1</text:span><text:span text:style-name="T68">2:</text:span><text:span text:style-name="T70">合同存储编号</text:span></text:p>
      <text:p text:style-name="P120"><text:tab/><text:tab/><text:tab/><text:tab/>字段名称_<text:span text:style-name="T79">1</text:span>3:合同存储路径</text:p>
      <text:p text:style-name="P202"><text:tab/><text:tab/><text:tab/><text:tab/>字段名称_<text:span text:style-name="T79">14</text:span>:合同附件</text:p>
      <text:p text:style-name="P120"><text:span text:style-name="T25"><text:tab/><text:tab/><text:tab/><text:tab/>字段名称_</text:span><text:span text:style-name="T26">15</text:span><text:span text:style-name="T25">:是否已续保</text:span></text:p>
      <text:p text:style-name="P44"/>
      <text:p text:style-name="P123"><text:span text:style-name="T25"><text:tab/><text:tab/><text:tab/></text:span><text:span text:style-name="T34">功能名字_</text:span><text:span text:style-name="T43">7</text:span><text:span text:style-name="T34">:</text:span><text:span text:style-name="T41">导出</text:span><text:span text:style-name="T34"> <text:s/></text:span><text:span text:style-name="T9"><text:s/>功能类型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8T09:58:35.646288023</dc:date>
    <meta:editing-duration>P10DT20H47M12S</meta:editing-duration>
    <meta:editing-cycles>726</meta:editing-cycles>
    <meta:generator>LibreOffice/5.1.6.2.0$Linux_X86_64 LibreOffice_project/10$Build-2</meta:generator>
    <meta:document-statistic meta:table-count="0" meta:image-count="0" meta:object-count="0" meta:page-count="15" meta:paragraph-count="671" meta:word-count="9822" meta:character-count="16018" meta:non-whitespace-character-count="11374"/>
  </office:meta>
</office:document-meta>
</file>